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text="urn:oasis:names:tc:opendocument:xmlns:text:1.0" xmlns:office="urn:oasis:names:tc:opendocument:xmlns:office:1.0" office:version="1.1">
  <office:automatic-styles>
    <number:number-style style:name="749224eb3981f7b71ffa2bac22f03035" style:display-name="749224eb3981f7b71ffa2bac22f03035">
      <number:number number:grouping="false" number:decimal-places="0" number:min-integer-digits="1"/>
    </number:number-style>
    <style:style style:family="table-cell" style:name="x0" style:display-name="x0">
      <style:text-properties fo:font-weight="None" fo:font-style="None" fo:font-family="Arial Cyr" fo:font-size="10"/>
      <style:table-cell-properties style:vertical-align="middle"/>
      <style:paragraph-properties style:vertical-align="middle" fo:text-align="start"/>
    </style:style>
    <style:style style:family="table-cell" style:name="x1" style:display-name="x1">
      <style:text-properties fo:font-weight="bold" fo:font-style="None" fo:font-family="Arial" fo:font-size="14"/>
      <style:table-cell-properties style:vertical-align="middle"/>
      <style:paragraph-properties style:vertical-align="middle" fo:text-align="center"/>
    </style:style>
    <style:style style:family="table-cell" style:name="x5" style:display-name="x5">
      <style:text-properties fo:font-weight="bold" fo:font-style="None" fo:font-family="Arial" fo:font-size="10"/>
      <style:table-cell-properties fo:border-right="2pt solid #000000" fo:border-top="2pt solid #000000" fo:background-color="#969696" fo:border-left="2pt solid #000000" fo:border-bottom="2pt solid #000000" fo:wrap-option="wrap" style:vertical-align="middle"/>
      <style:paragraph-properties style:vertical-align="middle" fo:text-align="center"/>
    </style:style>
    <number:number-style style:name="ebf22fe6e3dcc13fb80e897f75ee56d3" style:display-name="ebf22fe6e3dcc13fb80e897f75ee56d3">
      <number:number number:grouping="false" number:decimal-places="2" number:min-integer-digits="1"/>
    </number:number-style>
    <style:style style:data-style-name="ebf22fe6e3dcc13fb80e897f75ee56d3" style:family="table-cell" style:name="x6" style:display-name="x6">
      <style:text-properties fo:font-weight="None" fo:font-style="None" fo:font-family="Arial Cyr" fo:font-size="10"/>
      <style:table-cell-properties style:vertical-align="middle"/>
      <style:paragraph-properties style:vertical-align="middle" fo:text-align="start"/>
    </style:style>
    <number:number-style style:name="43b549600f8a79c07dd96e85b6e42ac7" style:display-name="43b549600f8a79c07dd96e85b6e42ac7">
      <number:number number:grouping="false" number:decimal-places="2" number:min-integer-digits="1"/>
    </number:number-style>
    <style:style style:data-style-name="43b549600f8a79c07dd96e85b6e42ac7" style:family="table-cell" style:name="x7" style:display-name="x7">
      <style:text-properties fo:font-weight="None" fo:font-style="None" fo:font-family="Arial" fo:font-size="10"/>
      <style:table-cell-properties style:vertical-align="middle"/>
      <style:paragraph-properties style:vertical-align="middle" fo:text-align="start"/>
    </style:style>
    <number:number-style style:name="ef57f55464adc8cbe17e0ba23d913c06" style:display-name="ef57f55464adc8cbe17e0ba23d913c06">
      <number:number number:grouping="false" number:decimal-places="2" number:min-integer-digits="1"/>
    </number:number-style>
    <style:style style:data-style-name="ef57f55464adc8cbe17e0ba23d913c06" style:family="table-cell" style:name="x8" style:display-name="x8">
      <style:text-properties fo:font-weight="bold" fo:font-style="None" fo:font-family="Arial" fo:font-size="10"/>
      <style:table-cell-properties style:vertical-align="middle" fo:background-color="#C0C0C0"/>
      <style:paragraph-properties style:vertical-align="middle" fo:text-align="start"/>
    </style:style>
    <number:number-style style:name="4dd8459df4916e5aac1c75359f28a3a2" style:display-name="4dd8459df4916e5aac1c75359f28a3a2">
      <number:number number:grouping="false" number:decimal-places="2" number:min-integer-digits="1"/>
    </number:number-style>
    <style:style style:data-style-name="4dd8459df4916e5aac1c75359f28a3a2" style:family="table-cell" style:name="x9" style:display-name="x9">
      <style:text-properties fo:font-weight="None" fo:font-style="None" fo:font-family="Arial Cyr" fo:font-size="10"/>
      <style:table-cell-properties style:vertical-align="middle" fo:background-color="#DDDDDD"/>
      <style:paragraph-properties style:vertical-align="middle" fo:text-align="start"/>
    </style:style>
    <number:number-style style:name="2af261130dd680cc0a91578dc94c8cfe" style:display-name="2af261130dd680cc0a91578dc94c8cfe">
      <number:number number:grouping="false" number:decimal-places="2" number:min-integer-digits="1"/>
    </number:number-style>
    <style:style style:data-style-name="2af261130dd680cc0a91578dc94c8cfe" style:family="table-cell" style:name="x10" style:display-name="x10">
      <style:text-properties fo:font-weight="bold" fo:font-style="None" fo:font-family="Arial" fo:font-size="10"/>
      <style:table-cell-properties style:vertical-align="middle" fo:background-color="#DDDDDD"/>
      <style:paragraph-properties style:vertical-align="middle" fo:text-align="start"/>
    </style:style>
    <number:number-style style:name="d1e1010ed50fbf76c1060dfa709d8869" style:display-name="d1e1010ed50fbf76c1060dfa709d8869">
      <number:number number:grouping="false" number:decimal-places="2" number:min-integer-digits="1"/>
    </number:number-style>
    <style:style style:data-style-name="d1e1010ed50fbf76c1060dfa709d8869" style:family="table-cell" style:name="x11" style:display-name="x11">
      <style:text-properties fo:font-weight="bold" fo:font-style="None" fo:font-family="Arial" fo:font-size="10"/>
      <style:table-cell-properties style:vertical-align="middle" fo:background-color="#B2B2B2"/>
      <style:paragraph-properties style:vertical-align="middle" fo:text-align="start"/>
    </style:style>
    <style:style style:family="table-column" style:name="39658ebf6b3a0f692868dcfda354b915" style:display-name="39658ebf6b3a0f692868dcfda354b915">
      <style:table-column-properties fo:break-before="auto" style:column-width="2212.84"/>
    </style:style>
    <style:style style:family="table-column" style:name="9d1e7a45872bcf4e841df10638c61aac" style:display-name="9d1e7a45872bcf4e841df10638c61aac">
      <style:table-column-properties fo:break-before="auto" style:column-width="8343.72"/>
    </style:style>
    <style:style style:family="table-column" style:name="2b6ae6d2fcb2b0c008c1c68016fe2ed7" style:display-name="2b6ae6d2fcb2b0c008c1c68016fe2ed7">
      <style:table-column-properties fo:break-before="auto" style:column-width="2212.84"/>
    </style:style>
    <style:style style:family="table-column" style:name="8bdc07187849b28f33b364c71fd2c413" style:display-name="8bdc07187849b28f33b364c71fd2c413">
      <style:table-column-properties fo:break-before="auto" style:column-width="2212.84"/>
    </style:style>
    <style:style style:family="table-column" style:name="ad36d78ff3f982e983692979bada25eb" style:display-name="ad36d78ff3f982e983692979bada25eb">
      <style:table-column-properties fo:break-before="auto" style:column-width="2212.84"/>
    </style:style>
    <style:style style:family="table-column" style:name="620218bc622a6069ebc5ffb034b252a4" style:display-name="620218bc622a6069ebc5ffb034b252a4">
      <style:table-column-properties fo:break-before="auto" style:column-width="3362.38"/>
    </style:style>
    <style:style style:family="table-column" style:name="3848493cac423f27884c9ec53fd1ece7" style:display-name="3848493cac423f27884c9ec53fd1ece7">
      <style:table-column-properties fo:break-before="auto" style:column-width="5141.08"/>
    </style:style>
    <style:style style:family="table-column" style:name="702616d6db48fdc722ad7446d96252df" style:display-name="702616d6db48fdc722ad7446d96252df">
      <style:table-column-properties fo:break-before="auto" style:column-width="2212.84"/>
    </style:style>
    <style:style style:family="table-column" style:name="c7d6aa793e7d76cd9ad172d2d622033f" style:display-name="c7d6aa793e7d76cd9ad172d2d622033f">
      <style:table-column-properties fo:break-before="auto" style:column-width="2212.84"/>
    </style:style>
    <style:style style:family="table-column" style:name="937f97f3dad4e37022d57aa7b0c7e973" style:display-name="937f97f3dad4e37022d57aa7b0c7e973">
      <style:table-column-properties fo:break-before="auto" style:column-width="2212.84"/>
    </style:style>
    <style:style style:family="table-column" style:name="5448333f3856a1cdf1d9a79d6d824de5" style:display-name="5448333f3856a1cdf1d9a79d6d824de5">
      <style:table-column-properties fo:break-before="auto" style:column-width="2212.84"/>
    </style:style>
    <style:style style:family="table-column" style:name="525bd8cc1cf71de57f58f1887c7625ae" style:display-name="525bd8cc1cf71de57f58f1887c7625ae">
      <style:table-column-properties fo:break-before="auto" style:column-width="2212.84"/>
    </style:style>
    <style:style style:family="table-column" style:name="42141a81d910f292df6adb35fa44b373" style:display-name="42141a81d910f292df6adb35fa44b373">
      <style:table-column-properties fo:break-before="auto" style:column-width="2212.84"/>
    </style:style>
    <style:style style:family="table-column" style:name="fea372ce970cd2abaa97e941fc92911c" style:display-name="fea372ce970cd2abaa97e941fc92911c">
      <style:table-column-properties fo:break-before="auto" style:column-width="2212.84"/>
    </style:style>
    <style:style style:family="table-column" style:name="7ae9a56e69896d61f7b975d0058afece" style:display-name="7ae9a56e69896d61f7b975d0058afece">
      <style:table-column-properties fo:break-before="auto" style:column-width="2212.84"/>
    </style:style>
    <style:style style:family="table-column" style:name="8906578e303f18890300f05b1e8ea88e" style:display-name="8906578e303f18890300f05b1e8ea88e">
      <style:table-column-properties fo:break-before="auto" style:column-width="2212.84"/>
    </style:style>
    <style:style style:family="table-column" style:name="78c267d6d739ab0365443133356d064b" style:display-name="78c267d6d739ab0365443133356d064b">
      <style:table-column-properties fo:break-before="auto" style:column-width="2212.84"/>
    </style:style>
    <style:style style:family="table-column" style:name="a0774f50d1da46cfc839b49d407049e0" style:display-name="a0774f50d1da46cfc839b49d407049e0">
      <style:table-column-properties fo:break-before="auto" style:column-width="2212.84"/>
    </style:style>
    <style:style style:family="table-column" style:name="ddbab9a705deafe3f6e2b3b93fdd9fd3" style:display-name="ddbab9a705deafe3f6e2b3b93fdd9fd3">
      <style:table-column-properties fo:break-before="auto" style:column-width="2212.84"/>
    </style:style>
    <style:style style:family="table-column" style:name="fd9621507a19d49011e957849246a848" style:display-name="fd9621507a19d49011e957849246a848">
      <style:table-column-properties fo:break-before="auto" style:column-width="2212.84"/>
    </style:style>
    <style:style style:family="table-row" style:name="68b6eca6187b387c75ace84fd1d3d212" style:display-name="68b6eca6187b387c75ace84fd1d3d212">
      <style:table-row-properties fo:break-before="auto" style:row-height="669.34"/>
    </style:style>
    <style:style style:family="table-row" style:name="5c5d2b1c26a18c6477d1aa3ac3c85a0b" style:display-name="5c5d2b1c26a18c6477d1aa3ac3c85a0b">
      <style:table-row-properties fo:break-before="auto" style:row-height="669.34"/>
    </style:style>
    <style:style style:family="table-row" style:name="fc94fb4047eccdf723ff4afd064a0f64" style:display-name="fc94fb4047eccdf723ff4afd064a0f64">
      <style:table-row-properties fo:break-before="auto" style:row-height="504.7"/>
    </style:style>
    <style:style style:family="table-row" style:name="b373d4532d45eed7282e0e830ea8f1ff" style:display-name="b373d4532d45eed7282e0e830ea8f1ff">
      <style:table-row-properties fo:break-before="auto" style:row-height="549.78"/>
    </style:style>
    <style:style style:family="table-row" style:name="fb96f49810b276a6e8275d95e90a86c0" style:display-name="fb96f49810b276a6e8275d95e90a86c0">
      <style:table-row-properties fo:break-before="auto" style:row-height="1787.52"/>
    </style:style>
    <style:style style:family="table-row" style:name="d971cfbe3494af0129b46789c93aca21" style:display-name="d971cfbe3494af0129b46789c93aca21">
      <style:table-row-properties fo:break-before="auto" style:row-height="171.5"/>
    </style:style>
    <style:style style:family="table-row" style:name="788045b13dbb1a8cd1ab04ed0850f368" style:display-name="788045b13dbb1a8cd1ab04ed0850f368">
      <style:table-row-properties fo:break-before="auto" style:row-height="504.7"/>
    </style:style>
    <style:style style:family="table-row" style:name="4988adfc50912637ae33991d990852aa" style:display-name="4988adfc50912637ae33991d990852aa">
      <style:table-row-properties fo:break-before="auto" style:row-height="504.7"/>
    </style:style>
    <style:style style:family="table-row" style:name="0138bd646a91e9970427ed7c75bacbd3" style:display-name="0138bd646a91e9970427ed7c75bacbd3">
      <style:table-row-properties fo:break-before="auto" style:row-height="504.7"/>
    </style:style>
    <style:style style:family="table-row" style:name="e0615265db8e7a0ebb61401e002166c4" style:display-name="e0615265db8e7a0ebb61401e002166c4">
      <style:table-row-properties fo:break-before="auto" style:row-height="171.5"/>
    </style:style>
    <style:style style:family="table-row" style:name="7bd244eccdda97556d5da22b3e4f5f5a" style:display-name="7bd244eccdda97556d5da22b3e4f5f5a">
      <style:table-row-properties fo:break-before="auto" style:row-height="504.7"/>
    </style:style>
    <style:style style:family="table-row" style:name="17a43065e4d49ac59c8f548471b432ee" style:display-name="17a43065e4d49ac59c8f548471b432ee">
      <style:table-row-properties fo:break-before="auto" style:row-height="504.7"/>
    </style:style>
    <style:style style:family="table-row" style:name="3082c349c087c0b016880c23721de2bd" style:display-name="3082c349c087c0b016880c23721de2bd">
      <style:table-row-properties fo:break-before="auto" style:row-height="504.7"/>
    </style:style>
    <style:style style:family="table-row" style:name="061abdaaa3150ef3660a59efda2cce1a" style:display-name="061abdaaa3150ef3660a59efda2cce1a">
      <style:table-row-properties fo:break-before="auto" style:row-height="171.5"/>
    </style:style>
    <style:style style:family="table-row" style:name="abd07b125ee0b111c0e573eb989a7d0a" style:display-name="abd07b125ee0b111c0e573eb989a7d0a">
      <style:table-row-properties fo:break-before="auto" style:row-height="504.7"/>
    </style:style>
    <style:style style:family="table-row" style:name="d69d03830581789f22fb525d8558e496" style:display-name="d69d03830581789f22fb525d8558e496">
      <style:table-row-properties fo:break-before="auto" style:row-height="504.7"/>
    </style:style>
    <style:style style:family="table-row" style:name="aeed102242df4343f773eddd57a47996" style:display-name="aeed102242df4343f773eddd57a47996">
      <style:table-row-properties fo:break-before="auto" style:row-height="171.5"/>
    </style:style>
    <style:style style:family="table-row" style:name="05f5863012d1304de258684e910bc840" style:display-name="05f5863012d1304de258684e910bc840">
      <style:table-row-properties fo:break-before="auto" style:row-height="504.7"/>
    </style:style>
    <style:style style:family="table-row" style:name="32e336f696823e17652164c45a1e853e" style:display-name="32e336f696823e17652164c45a1e853e">
      <style:table-row-properties fo:break-before="auto" style:row-height="504.7"/>
    </style:style>
    <style:style style:family="table-row" style:name="b7b8183ef7b0018760be1946624132fa" style:display-name="b7b8183ef7b0018760be1946624132fa">
      <style:table-row-properties fo:break-before="auto" style:row-height="171.5"/>
    </style:style>
    <style:style style:family="table-row" style:name="307ac30e50ddb61b3674ce7c9faf8544" style:display-name="307ac30e50ddb61b3674ce7c9faf8544">
      <style:table-row-properties fo:break-before="auto" style:row-height="504.7"/>
    </style:style>
    <style:style style:family="table-row" style:name="e904427bf691068e073c30084261f230" style:display-name="e904427bf691068e073c30084261f230">
      <style:table-row-properties fo:break-before="auto" style:row-height="504.7"/>
    </style:style>
    <style:style style:family="table-row" style:name="aa267be10a6aac8f12f027ac838b818f" style:display-name="aa267be10a6aac8f12f027ac838b818f">
      <style:table-row-properties fo:break-before="auto" style:row-height="504.7"/>
    </style:style>
    <style:style style:family="table-row" style:name="6df781b62612b4a40eca334a33d104b3" style:display-name="6df781b62612b4a40eca334a33d104b3">
      <style:table-row-properties fo:break-before="auto" style:row-height="171.5"/>
    </style:style>
    <style:style style:family="table-row" style:name="3d481658e42f1f54e128a58ef598d383" style:display-name="3d481658e42f1f54e128a58ef598d383">
      <style:table-row-properties fo:break-before="auto" style:row-height="504.7"/>
    </style:style>
    <style:style style:family="table-row" style:name="8d0179d1311d3f0a4da6c80bf9eccbb6" style:display-name="8d0179d1311d3f0a4da6c80bf9eccbb6">
      <style:table-row-properties fo:break-before="auto" style:row-height="504.7"/>
    </style:style>
    <style:style style:family="table-row" style:name="483d5e1b974a10c2e27d3d21956c2d71" style:display-name="483d5e1b974a10c2e27d3d21956c2d71">
      <style:table-row-properties fo:break-before="auto" style:row-height="171.5"/>
    </style:style>
    <style:style style:family="table-row" style:name="cbbaddfc73e67fe400b5515251736c89" style:display-name="cbbaddfc73e67fe400b5515251736c89">
      <style:table-row-properties fo:break-before="auto" style:row-height="504.7"/>
    </style:style>
    <style:style style:family="table-row" style:name="e284dffa219724ab92bbd49e1e546f42" style:display-name="e284dffa219724ab92bbd49e1e546f42">
      <style:table-row-properties fo:break-before="auto" style:row-height="504.7"/>
    </style:style>
    <style:style style:family="table-row" style:name="47475a01c6fbfffa9b9c8bebd53e7ddc" style:display-name="47475a01c6fbfffa9b9c8bebd53e7ddc">
      <style:table-row-properties fo:break-before="auto" style:row-height="171.5"/>
    </style:style>
    <style:style style:family="table-row" style:name="f544da9a26b0f234f176dd4c7ed96932" style:display-name="f544da9a26b0f234f176dd4c7ed96932">
      <style:table-row-properties fo:break-before="auto" style:row-height="504.7"/>
    </style:style>
    <style:style style:family="table-row" style:name="fce79df9afd0fa6caa45da9968eed798" style:display-name="fce79df9afd0fa6caa45da9968eed798">
      <style:table-row-properties fo:break-before="auto" style:row-height="504.7"/>
    </style:style>
    <style:style style:family="table-row" style:name="3426d038f0e3348cfec61c0a441acfc9" style:display-name="3426d038f0e3348cfec61c0a441acfc9">
      <style:table-row-properties fo:break-before="auto" style:row-height="171.5"/>
    </style:style>
    <style:style style:family="table-row" style:name="9bda2325d473b6211edcfd964eed4f2b" style:display-name="9bda2325d473b6211edcfd964eed4f2b">
      <style:table-row-properties fo:break-before="auto" style:row-height="504.7"/>
    </style:style>
    <style:style style:family="table-row" style:name="fb6e8aad781c55b75f627b94ded2ae80" style:display-name="fb6e8aad781c55b75f627b94ded2ae80">
      <style:table-row-properties fo:break-before="auto" style:row-height="504.7"/>
    </style:style>
    <style:style style:family="table-row" style:name="cc9d7768e94d236895879f43b17f62fc" style:display-name="cc9d7768e94d236895879f43b17f62fc">
      <style:table-row-properties fo:break-before="auto" style:row-height="171.5"/>
    </style:style>
    <style:style style:family="table-row" style:name="3bfb39a4c4a53615df953b4b9be22a73" style:display-name="3bfb39a4c4a53615df953b4b9be22a73">
      <style:table-row-properties fo:break-before="auto" style:row-height="504.7"/>
    </style:style>
    <style:style style:family="table-row" style:name="4560b968525ecc21802c609b71d9b321" style:display-name="4560b968525ecc21802c609b71d9b321">
      <style:table-row-properties fo:break-before="auto" style:row-height="504.7"/>
    </style:style>
    <style:style style:family="table-row" style:name="508356b74e1da769479227efceca7f5d" style:display-name="508356b74e1da769479227efceca7f5d">
      <style:table-row-properties fo:break-before="auto" style:row-height="171.5"/>
    </style:style>
    <style:style style:family="table-row" style:name="b36cd30111350256b01c5895d3ece36c" style:display-name="b36cd30111350256b01c5895d3ece36c">
      <style:table-row-properties fo:break-before="auto" style:row-height="504.7"/>
    </style:style>
    <style:style style:family="table-row" style:name="3a48c8dbcde56483ea84deccc3d213ac" style:display-name="3a48c8dbcde56483ea84deccc3d213ac">
      <style:table-row-properties fo:break-before="auto" style:row-height="504.7"/>
    </style:style>
    <style:style style:family="table-row" style:name="e940827300ab4ade24b3a1599df008d8" style:display-name="e940827300ab4ade24b3a1599df008d8">
      <style:table-row-properties fo:break-before="auto" style:row-height="504.7"/>
    </style:style>
    <style:style style:family="table-row" style:name="40b2bb968f7a8b57de90885f758652ca" style:display-name="40b2bb968f7a8b57de90885f758652ca">
      <style:table-row-properties fo:break-before="auto" style:row-height="171.5"/>
    </style:style>
    <style:style style:family="table-row" style:name="157a8cbd0502ded455607b115984eaac" style:display-name="157a8cbd0502ded455607b115984eaac">
      <style:table-row-properties fo:break-before="auto" style:row-height="504.7"/>
    </style:style>
    <style:style style:family="table-row" style:name="488efdce72213b2f67197f1aa604c228" style:display-name="488efdce72213b2f67197f1aa604c228">
      <style:table-row-properties fo:break-before="auto" style:row-height="504.7"/>
    </style:style>
    <style:style style:family="table-row" style:name="bafc2f3783a0446336a0ee167c348b28" style:display-name="bafc2f3783a0446336a0ee167c348b28">
      <style:table-row-properties fo:break-before="auto" style:row-height="504.7"/>
    </style:style>
    <style:style style:family="table-row" style:name="7d98c1456433085991cd935f0abafae6" style:display-name="7d98c1456433085991cd935f0abafae6">
      <style:table-row-properties fo:break-before="auto" style:row-height="504.7"/>
    </style:style>
    <style:style style:family="table-row" style:name="256273f584734db5999d6f51b62da694" style:display-name="256273f584734db5999d6f51b62da694">
      <style:table-row-properties fo:break-before="auto" style:row-height="504.7"/>
    </style:style>
    <style:style style:family="table-row" style:name="89a817a239a7ba0667e6aa21e77c31fb" style:display-name="89a817a239a7ba0667e6aa21e77c31fb">
      <style:table-row-properties fo:break-before="auto" style:row-height="504.7"/>
    </style:style>
    <style:style style:family="table-row" style:name="a5c22cc2962b2bf408462b7b4dd169f4" style:display-name="a5c22cc2962b2bf408462b7b4dd169f4">
      <style:table-row-properties fo:break-before="auto" style:row-height="504.7"/>
    </style:style>
    <style:style style:family="table-row" style:name="4d5f993c7a52d72079619e2fb0aefba8" style:display-name="4d5f993c7a52d72079619e2fb0aefba8">
      <style:table-row-properties fo:break-before="auto" style:row-height="504.7"/>
    </style:style>
    <style:style style:family="table-row" style:name="add7bf426b0a3ac0a43905382e223d63" style:display-name="add7bf426b0a3ac0a43905382e223d63">
      <style:table-row-properties fo:break-before="auto" style:row-height="504.7"/>
    </style:style>
    <style:style style:family="table-row" style:name="85324ae3bee9f1bce54dbbc068576029" style:display-name="85324ae3bee9f1bce54dbbc068576029">
      <style:table-row-properties fo:break-before="auto" style:row-height="504.7"/>
    </style:style>
    <style:style style:family="table-row" style:name="6a48f57231ab25ec9cb196b2d4ca1ce1" style:display-name="6a48f57231ab25ec9cb196b2d4ca1ce1">
      <style:table-row-properties fo:break-before="auto" style:row-height="171.5"/>
    </style:style>
    <style:style style:family="table-row" style:name="dd2d19036dfe960377455ac6fe32202d" style:display-name="dd2d19036dfe960377455ac6fe32202d">
      <style:table-row-properties fo:break-before="auto" style:row-height="504.7"/>
    </style:style>
    <style:style style:family="table-row" style:name="c64486ebab45c5b61c676642f2329232" style:display-name="c64486ebab45c5b61c676642f2329232">
      <style:table-row-properties fo:break-before="auto" style:row-height="504.7"/>
    </style:style>
    <style:style style:family="table-row" style:name="66e4891203b13f410c2ee0e029a5ed08" style:display-name="66e4891203b13f410c2ee0e029a5ed08">
      <style:table-row-properties fo:break-before="auto" style:row-height="171.5"/>
    </style:style>
    <style:style style:family="table-row" style:name="42ce49244a054b8f0d3bdc3a36d60e6f" style:display-name="42ce49244a054b8f0d3bdc3a36d60e6f">
      <style:table-row-properties fo:break-before="auto" style:row-height="504.7"/>
    </style:style>
    <style:style style:family="table-row" style:name="442966d4135dd3981b5564fc4fd39225" style:display-name="442966d4135dd3981b5564fc4fd39225">
      <style:table-row-properties fo:break-before="auto" style:row-height="504.7"/>
    </style:style>
    <style:style style:family="table-row" style:name="fb5d1ca7946d1aa174ff7f98d50d37a7" style:display-name="fb5d1ca7946d1aa174ff7f98d50d37a7">
      <style:table-row-properties fo:break-before="auto" style:row-height="171.5"/>
    </style:style>
    <style:style style:family="table-row" style:name="36b6544790d939a38b70e4a7c7863d02" style:display-name="36b6544790d939a38b70e4a7c7863d02">
      <style:table-row-properties fo:break-before="auto" style:row-height="504.7"/>
    </style:style>
    <style:style style:family="table-row" style:name="24a575efa768cab4f0c49d15974480c8" style:display-name="24a575efa768cab4f0c49d15974480c8">
      <style:table-row-properties fo:break-before="auto" style:row-height="504.7"/>
    </style:style>
    <style:style style:family="table-row" style:name="7cf645225c9d23ac38dc340564817015" style:display-name="7cf645225c9d23ac38dc340564817015">
      <style:table-row-properties fo:break-before="auto" style:row-height="504.7"/>
    </style:style>
    <style:style style:family="table-row" style:name="91d0b934b86feca7c4bd996ff6238610" style:display-name="91d0b934b86feca7c4bd996ff6238610">
      <style:table-row-properties fo:break-before="auto" style:row-height="504.7"/>
    </style:style>
    <style:style style:family="table-row" style:name="07807306aa9b00897e78ad88c374c685" style:display-name="07807306aa9b00897e78ad88c374c685">
      <style:table-row-properties fo:break-before="auto" style:row-height="171.5"/>
    </style:style>
    <style:style style:family="table-row" style:name="b8d2d84e23729589e50518c194072e1f" style:display-name="b8d2d84e23729589e50518c194072e1f">
      <style:table-row-properties fo:break-before="auto" style:row-height="504.7"/>
    </style:style>
    <style:style style:family="table-row" style:name="f320db301d5f737581c351848838536a" style:display-name="f320db301d5f737581c351848838536a">
      <style:table-row-properties fo:break-before="auto" style:row-height="504.7"/>
    </style:style>
    <style:style style:family="table-row" style:name="f92744137d8d91f701b2829ad6b91def" style:display-name="f92744137d8d91f701b2829ad6b91def">
      <style:table-row-properties fo:break-before="auto" style:row-height="171.5"/>
    </style:style>
    <style:style style:family="table-row" style:name="c76a59c7188ff153d1f3d2b8d5fc8a47" style:display-name="c76a59c7188ff153d1f3d2b8d5fc8a47">
      <style:table-row-properties fo:break-before="auto" style:row-height="504.7"/>
    </style:style>
    <style:style style:family="table-row" style:name="d77d5a347e1e69364f522b0c92386821" style:display-name="d77d5a347e1e69364f522b0c92386821">
      <style:table-row-properties fo:break-before="auto" style:row-height="504.7"/>
    </style:style>
    <style:style style:family="table-row" style:name="c3be844831dc157eb4e4f8f9671b24aa" style:display-name="c3be844831dc157eb4e4f8f9671b24aa">
      <style:table-row-properties fo:break-before="auto" style:row-height="504.7"/>
    </style:style>
    <style:style style:family="table-row" style:name="b9ea9feb907b3f0598148607612e98bd" style:display-name="b9ea9feb907b3f0598148607612e98bd">
      <style:table-row-properties fo:break-before="auto" style:row-height="171.5"/>
    </style:style>
    <style:style style:family="table-row" style:name="c5d4d0421e0295a1e457534ea847e1b1" style:display-name="c5d4d0421e0295a1e457534ea847e1b1">
      <style:table-row-properties fo:break-before="auto" style:row-height="504.7"/>
    </style:style>
    <style:style style:family="table-row" style:name="4bde93ebb0fe15ff0319abdfa6f73cf9" style:display-name="4bde93ebb0fe15ff0319abdfa6f73cf9">
      <style:table-row-properties fo:break-before="auto" style:row-height="504.7"/>
    </style:style>
    <style:style style:family="table-row" style:name="ba0bd96c178522803d196fe065d8a9f3" style:display-name="ba0bd96c178522803d196fe065d8a9f3">
      <style:table-row-properties fo:break-before="auto" style:row-height="171.5"/>
    </style:style>
    <style:style style:family="table-row" style:name="ce73ec0da9812fd119a9bdc08f51bed1" style:display-name="ce73ec0da9812fd119a9bdc08f51bed1">
      <style:table-row-properties fo:break-before="auto" style:row-height="504.7"/>
    </style:style>
    <style:style style:family="table-row" style:name="aa3b490e5b1e1e8862332005a5067bc6" style:display-name="aa3b490e5b1e1e8862332005a5067bc6">
      <style:table-row-properties fo:break-before="auto" style:row-height="504.7"/>
    </style:style>
    <style:style style:family="table-row" style:name="bfafa8d0bc9983c1be56b8064d885ee4" style:display-name="bfafa8d0bc9983c1be56b8064d885ee4">
      <style:table-row-properties fo:break-before="auto" style:row-height="171.5"/>
    </style:style>
    <style:style style:family="table-row" style:name="76efa4847907a3430681df531a88a58e" style:display-name="76efa4847907a3430681df531a88a58e">
      <style:table-row-properties fo:break-before="auto" style:row-height="504.7"/>
    </style:style>
    <style:style style:family="table-row" style:name="f49ae2fdf533eca6ca6cb0946c4e21b6" style:display-name="f49ae2fdf533eca6ca6cb0946c4e21b6">
      <style:table-row-properties fo:break-before="auto" style:row-height="504.7"/>
    </style:style>
    <style:style style:family="table-row" style:name="7ca7e705b0d3bab21a15380a5e245988" style:display-name="7ca7e705b0d3bab21a15380a5e245988">
      <style:table-row-properties fo:break-before="auto" style:row-height="504.7"/>
    </style:style>
    <style:style style:family="table-row" style:name="687c4cde9e522a0c81f0edfca5427ff6" style:display-name="687c4cde9e522a0c81f0edfca5427ff6">
      <style:table-row-properties fo:break-before="auto" style:row-height="504.7"/>
    </style:style>
    <style:style style:family="table-row" style:name="e9b17a929946a3629405d8f326bfe63e" style:display-name="e9b17a929946a3629405d8f326bfe63e">
      <style:table-row-properties fo:break-before="auto" style:row-height="504.7"/>
    </style:style>
    <style:style style:family="table-row" style:name="01bf2453298af1d4330fc6250e0e253b" style:display-name="01bf2453298af1d4330fc6250e0e253b">
      <style:table-row-properties fo:break-before="auto" style:row-height="504.7"/>
    </style:style>
    <style:style style:family="table-row" style:name="2ca5aefb6feccacaa6cce170008b7de9" style:display-name="2ca5aefb6feccacaa6cce170008b7de9">
      <style:table-row-properties fo:break-before="auto" style:row-height="171.5"/>
    </style:style>
    <style:style style:family="table-row" style:name="a9c8c5eb54c929a1456a759c35d1c3dd" style:display-name="a9c8c5eb54c929a1456a759c35d1c3dd">
      <style:table-row-properties fo:break-before="auto" style:row-height="504.7"/>
    </style:style>
    <style:style style:family="table-row" style:name="f3cd17ef262395679c34028165ff8a88" style:display-name="f3cd17ef262395679c34028165ff8a88">
      <style:table-row-properties fo:break-before="auto" style:row-height="504.7"/>
    </style:style>
    <style:style style:family="table-row" style:name="d306cda746f46deb47f95e78f5eec03f" style:display-name="d306cda746f46deb47f95e78f5eec03f">
      <style:table-row-properties fo:break-before="auto" style:row-height="504.7"/>
    </style:style>
    <style:style style:family="table-row" style:name="7a1995e9ba437c880a40d9811330bfbf" style:display-name="7a1995e9ba437c880a40d9811330bfbf">
      <style:table-row-properties fo:break-before="auto" style:row-height="504.7"/>
    </style:style>
    <style:style style:family="table-row" style:name="1338b0c72b33512b5de54b1e52ceb20b" style:display-name="1338b0c72b33512b5de54b1e52ceb20b">
      <style:table-row-properties fo:break-before="auto" style:row-height="504.7"/>
    </style:style>
    <style:style style:family="table-row" style:name="3e1fdf2a0f4dd21d40605fdf1611b2c5" style:display-name="3e1fdf2a0f4dd21d40605fdf1611b2c5">
      <style:table-row-properties fo:break-before="auto" style:row-height="171.5"/>
    </style:style>
    <style:style style:family="table-row" style:name="2e13bf8916755a1aef5b93dd1382f041" style:display-name="2e13bf8916755a1aef5b93dd1382f041">
      <style:table-row-properties fo:break-before="auto" style:row-height="504.7"/>
    </style:style>
    <style:style style:family="table-row" style:name="914ed57a73bc6f7a56a2aedd4fe7e2f6" style:display-name="914ed57a73bc6f7a56a2aedd4fe7e2f6">
      <style:table-row-properties fo:break-before="auto" style:row-height="504.7"/>
    </style:style>
    <style:style style:family="table-row" style:name="e7dc56bc39a59de5de9efcc4e166830d" style:display-name="e7dc56bc39a59de5de9efcc4e166830d">
      <style:table-row-properties fo:break-before="auto" style:row-height="171.5"/>
    </style:style>
    <style:style style:family="table-row" style:name="1687b724547c84abbe431f04bde9d836" style:display-name="1687b724547c84abbe431f04bde9d836">
      <style:table-row-properties fo:break-before="auto" style:row-height="504.7"/>
    </style:style>
    <style:style style:family="table-row" style:name="f4d8270e7b1d9c811b7459ef84f5d8ec" style:display-name="f4d8270e7b1d9c811b7459ef84f5d8ec">
      <style:table-row-properties fo:break-before="auto" style:row-height="504.7"/>
    </style:style>
    <style:style style:family="table-row" style:name="85be366eb6f2ab6ea2c09e4b99088ce2" style:display-name="85be366eb6f2ab6ea2c09e4b99088ce2">
      <style:table-row-properties fo:break-before="auto" style:row-height="171.5"/>
    </style:style>
    <style:style style:family="table-row" style:name="f614c64c8046aff45475d117fe094426" style:display-name="f614c64c8046aff45475d117fe094426">
      <style:table-row-properties fo:break-before="auto" style:row-height="504.7"/>
    </style:style>
    <style:style style:family="table-row" style:name="000b8ea4c90fffc29aeb711578bdea04" style:display-name="000b8ea4c90fffc29aeb711578bdea04">
      <style:table-row-properties fo:break-before="auto" style:row-height="504.7"/>
    </style:style>
    <style:style style:family="table-row" style:name="2435b83b7dc51014eefb77f24f4dcf23" style:display-name="2435b83b7dc51014eefb77f24f4dcf23">
      <style:table-row-properties fo:break-before="auto" style:row-height="171.5"/>
    </style:style>
    <style:style style:family="table-row" style:name="ee5415158b8648483e0f5f80527d13db" style:display-name="ee5415158b8648483e0f5f80527d13db">
      <style:table-row-properties fo:break-before="auto" style:row-height="504.7"/>
    </style:style>
    <style:style style:family="table-row" style:name="c52973a6ba354258709b95cbb9a7d628" style:display-name="c52973a6ba354258709b95cbb9a7d628">
      <style:table-row-properties fo:break-before="auto" style:row-height="504.7"/>
    </style:style>
    <style:style style:family="table-row" style:name="b17e8b201ab1aa6233968a4fd044c8f1" style:display-name="b17e8b201ab1aa6233968a4fd044c8f1">
      <style:table-row-properties fo:break-before="auto" style:row-height="171.5"/>
    </style:style>
    <style:style style:family="table-row" style:name="1d563028ce0ca090ec24793b840bcc39" style:display-name="1d563028ce0ca090ec24793b840bcc39">
      <style:table-row-properties fo:break-before="auto" style:row-height="504.7"/>
    </style:style>
    <style:style style:family="table-row" style:name="385c3eba73ea402e401c1e61217142d7" style:display-name="385c3eba73ea402e401c1e61217142d7">
      <style:table-row-properties fo:break-before="auto" style:row-height="504.7"/>
    </style:style>
    <style:style style:family="table-row" style:name="c771d76ecfefef55e99ff47f8f7c9beb" style:display-name="c771d76ecfefef55e99ff47f8f7c9beb">
      <style:table-row-properties fo:break-before="auto" style:row-height="171.5"/>
    </style:style>
    <style:style style:family="table-row" style:name="1e46346c6cb3d98f6b910961f07ddd1e" style:display-name="1e46346c6cb3d98f6b910961f07ddd1e">
      <style:table-row-properties fo:break-before="auto" style:row-height="504.7"/>
    </style:style>
    <style:style style:family="table-row" style:name="19aaad0d563175ad217f1a3215147fc9" style:display-name="19aaad0d563175ad217f1a3215147fc9">
      <style:table-row-properties fo:break-before="auto" style:row-height="504.7"/>
    </style:style>
    <style:style style:family="table-row" style:name="ef7efe8800ade4285e487c7d6999fdc6" style:display-name="ef7efe8800ade4285e487c7d6999fdc6">
      <style:table-row-properties fo:break-before="auto" style:row-height="171.5"/>
    </style:style>
    <style:style style:family="table-row" style:name="4c31574eddc97bcc16ef6e15fe944743" style:display-name="4c31574eddc97bcc16ef6e15fe944743">
      <style:table-row-properties fo:break-before="auto" style:row-height="504.7"/>
    </style:style>
    <style:style style:family="table-row" style:name="8abd6c1042bcfb3b1b29be0b6d4f5ece" style:display-name="8abd6c1042bcfb3b1b29be0b6d4f5ece">
      <style:table-row-properties fo:break-before="auto" style:row-height="504.7"/>
    </style:style>
    <style:style style:family="table-row" style:name="d8c3276a0ab6ca4034fb7e2bad3ed955" style:display-name="d8c3276a0ab6ca4034fb7e2bad3ed955">
      <style:table-row-properties fo:break-before="auto" style:row-height="171.5"/>
    </style:style>
    <style:style style:family="table-row" style:name="ef34198c13e059917414f3126a226512" style:display-name="ef34198c13e059917414f3126a226512">
      <style:table-row-properties fo:break-before="auto" style:row-height="504.7"/>
    </style:style>
    <style:style style:family="table-row" style:name="a93a427387fab6825ee9dfff8837623e" style:display-name="a93a427387fab6825ee9dfff8837623e">
      <style:table-row-properties fo:break-before="auto" style:row-height="504.7"/>
    </style:style>
    <style:style style:family="table-row" style:name="e6a81991b676102994511a350fa8bac4" style:display-name="e6a81991b676102994511a350fa8bac4">
      <style:table-row-properties fo:break-before="auto" style:row-height="171.5"/>
    </style:style>
    <style:style style:family="table-row" style:name="1caacf97acae3247160291238738d739" style:display-name="1caacf97acae3247160291238738d739">
      <style:table-row-properties fo:break-before="auto" style:row-height="504.7"/>
    </style:style>
    <style:style style:family="table-row" style:name="1077db483214e5ecb160f07bb07d8e6f" style:display-name="1077db483214e5ecb160f07bb07d8e6f">
      <style:table-row-properties fo:break-before="auto" style:row-height="504.7"/>
    </style:style>
    <style:style style:family="table-row" style:name="f5a38be68c223265c74414d289cbe2a6" style:display-name="f5a38be68c223265c74414d289cbe2a6">
      <style:table-row-properties fo:break-before="auto" style:row-height="171.5"/>
    </style:style>
    <style:style style:family="table-row" style:name="b3dee9fce9117d0be2b577c9a186645e" style:display-name="b3dee9fce9117d0be2b577c9a186645e">
      <style:table-row-properties fo:break-before="auto" style:row-height="504.7"/>
    </style:style>
    <style:style style:family="table-row" style:name="fe4d91045ead1c1ce910077f5bf45b36" style:display-name="fe4d91045ead1c1ce910077f5bf45b36">
      <style:table-row-properties fo:break-before="auto" style:row-height="504.7"/>
    </style:style>
    <style:style style:family="table-row" style:name="f7e13dde44d5cd14dfe1940875f1321c" style:display-name="f7e13dde44d5cd14dfe1940875f1321c">
      <style:table-row-properties fo:break-before="auto" style:row-height="171.5"/>
    </style:style>
    <style:style style:family="table-row" style:name="bf2cf4e49e4b50d9c8813233d8166781" style:display-name="bf2cf4e49e4b50d9c8813233d8166781">
      <style:table-row-properties fo:break-before="auto" style:row-height="504.7"/>
    </style:style>
    <style:style style:family="table-row" style:name="7fecb860a473f74d5832de1c914ec91e" style:display-name="7fecb860a473f74d5832de1c914ec91e">
      <style:table-row-properties fo:break-before="auto" style:row-height="504.7"/>
    </style:style>
    <style:style style:family="table-row" style:name="49d9b5f5c9872656ec55ae1a81103289" style:display-name="49d9b5f5c9872656ec55ae1a81103289">
      <style:table-row-properties fo:break-before="auto" style:row-height="171.5"/>
    </style:style>
    <style:style style:family="table-row" style:name="d4e73ecbe8362e9561ef23c8945a3e90" style:display-name="d4e73ecbe8362e9561ef23c8945a3e90">
      <style:table-row-properties fo:break-before="auto" style:row-height="504.7"/>
    </style:style>
    <style:style style:family="table-row" style:name="98d6bff0d12917b4b8f7ea991e5d9d86" style:display-name="98d6bff0d12917b4b8f7ea991e5d9d86">
      <style:table-row-properties fo:break-before="auto" style:row-height="504.7"/>
    </style:style>
    <style:style style:family="table-row" style:name="802a05a1876c6771809b5004e04d4487" style:display-name="802a05a1876c6771809b5004e04d4487">
      <style:table-row-properties fo:break-before="auto" style:row-height="504.7"/>
    </style:style>
    <style:style style:family="table-row" style:name="a6a401b2ae7ac89d3060b48916005227" style:display-name="a6a401b2ae7ac89d3060b48916005227">
      <style:table-row-properties fo:break-before="auto" style:row-height="171.5"/>
    </style:style>
    <style:style style:family="table-row" style:name="2bb30f54f808f060cf0a78360b3a9784" style:display-name="2bb30f54f808f060cf0a78360b3a9784">
      <style:table-row-properties fo:break-before="auto" style:row-height="504.7"/>
    </style:style>
    <style:style style:family="table-row" style:name="b154fae843f07afeba8641898ab97973" style:display-name="b154fae843f07afeba8641898ab97973">
      <style:table-row-properties fo:break-before="auto" style:row-height="504.7"/>
    </style:style>
    <style:style style:family="table-row" style:name="af5f8bb89b489f28a62a46938c674eb4" style:display-name="af5f8bb89b489f28a62a46938c674eb4">
      <style:table-row-properties fo:break-before="auto" style:row-height="504.7"/>
    </style:style>
  </office:automatic-styles>
  <office:body>
    <office:spreadsheet>
      <table:table table:name="rep_tmpl">
        <table:table-column table:style-name="39658ebf6b3a0f692868dcfda354b915" table:default-cell-style-name="None"/>
        <table:table-column table:style-name="9d1e7a45872bcf4e841df10638c61aac" table:default-cell-style-name="None"/>
        <table:table-column table:style-name="2b6ae6d2fcb2b0c008c1c68016fe2ed7" table:default-cell-style-name="None"/>
        <table:table-column table:style-name="8bdc07187849b28f33b364c71fd2c413" table:default-cell-style-name="None"/>
        <table:table-column table:style-name="ad36d78ff3f982e983692979bada25eb" table:default-cell-style-name="None"/>
        <table:table-column table:style-name="620218bc622a6069ebc5ffb034b252a4" table:default-cell-style-name="None"/>
        <table:table-column table:style-name="3848493cac423f27884c9ec53fd1ece7" table:default-cell-style-name="None"/>
        <table:table-column table:style-name="702616d6db48fdc722ad7446d96252df" table:default-cell-style-name="None"/>
        <table:table-column table:style-name="c7d6aa793e7d76cd9ad172d2d622033f" table:default-cell-style-name="None"/>
        <table:table-column table:style-name="937f97f3dad4e37022d57aa7b0c7e973" table:default-cell-style-name="None"/>
        <table:table-column table:style-name="5448333f3856a1cdf1d9a79d6d824de5" table:default-cell-style-name="None"/>
        <table:table-column table:style-name="525bd8cc1cf71de57f58f1887c7625ae" table:default-cell-style-name="None"/>
        <table:table-column table:style-name="42141a81d910f292df6adb35fa44b373" table:default-cell-style-name="None"/>
        <table:table-column table:style-name="fea372ce970cd2abaa97e941fc92911c" table:default-cell-style-name="None"/>
        <table:table-column table:style-name="7ae9a56e69896d61f7b975d0058afece" table:default-cell-style-name="None"/>
        <table:table-column table:style-name="8906578e303f18890300f05b1e8ea88e" table:default-cell-style-name="None"/>
        <table:table-column table:style-name="78c267d6d739ab0365443133356d064b" table:default-cell-style-name="None"/>
        <table:table-column table:style-name="a0774f50d1da46cfc839b49d407049e0" table:default-cell-style-name="None"/>
        <table:table-column table:style-name="ddbab9a705deafe3f6e2b3b93fdd9fd3" table:default-cell-style-name="None"/>
        <table:table-column table:style-name="fd9621507a19d49011e957849246a848" table:default-cell-style-name="None"/>
        <table:table-row table:style-name="68b6eca6187b387c75ace84fd1d3d212">
          <table:table-cell table:style-name="x0" office:value="None" office:value-type="string"/>
          <table:table-cell table:style-name="x0" office:value="None" office:value-type="string"/>
          <table:table-cell table:style-name="x1" table:number-columns-spanned="8" office:value="None" office:value-type="string">
            <text:p><text:span text:style-name="x1">Сводный отчет о движении продукции на складах дилеров</text:span></text:p>
          </table:table-cell>
          <table:covered-table-cell table:style-name="x0" table:number-columns-repeated="7"/>
          <table:table-cell table:style-name="x0" office:value="None" office:value-type="string"/>
          <table:table-cell table:style-name="x0" office:value="None" office:value-type="string"/>
          <table:table-cell table:style-name="x0" office:value="None" office:value-type="string"/>
          <table:table-cell table:style-name="x0" office:value="None" office:value-type="string"/>
          <table:table-cell table:style-name="x0" office:value="None" office:value-type="string"/>
          <table:table-cell table:style-name="x0" office:value="None" office:value-type="string"/>
          <table:table-cell table:style-name="x0" office:value="None" office:value-type="string"/>
          <table:table-cell table:style-name="x0" office:value="None" office:value-type="string"/>
          <table:table-cell table:style-name="x0" office:value="None" office:value-type="string"/>
          <table:table-cell table:style-name="x0" office:value="None" office:value-type="string"/>
        </table:table-row>
        <table:table-row table:style-name="5c5d2b1c26a18c6477d1aa3ac3c85a0b">
          <table:table-cell table:style-name="x0" office:value="None" office:value-type="string"/>
          <table:table-cell table:style-name="x0" office:value="None" office:value-type="string"/>
          <table:table-cell table:style-name="x1" table:number-columns-spanned="8" office:value="None" office:value-type="string">
            <text:p><text:span text:style-name="x1">за период с 01.06.2015 по 09.06.2015</text:span></text:p>
          </table:table-cell>
          <table:covered-table-cell table:style-name="x0" table:number-columns-repeated="7"/>
          <table:table-cell table:style-name="x0" office:value="None" office:value-type="string"/>
          <table:table-cell table:style-name="x0" office:value="None" office:value-type="string"/>
          <table:table-cell table:style-name="x0" office:value="None" office:value-type="string"/>
          <table:table-cell table:style-name="x0" office:value="None" office:value-type="string"/>
          <table:table-cell table:style-name="x0" office:value="None" office:value-type="string"/>
          <table:table-cell table:style-name="x0" office:value="None" office:value-type="string"/>
          <table:table-cell table:style-name="x0" office:value="None" office:value-type="string"/>
          <table:table-cell table:style-name="x0" office:value="None" office:value-type="string"/>
          <table:table-cell table:style-name="x0" office:value="None" office:value-type="string"/>
          <table:table-cell table:style-name="x0" office:value="None" office:value-type="string"/>
        </table:table-row>
        <table:table-row table:style-name="fc94fb4047eccdf723ff4afd064a0f64">
          <table:table-cell table:style-name="x0" office:value="None" office:value-type="string"/>
          <table:table-cell table:style-name="x0" office:value="None" office:value-type="string"/>
          <table:table-cell table:style-name="x0" office:value="None" office:value-type="string"/>
          <table:table-cell table:style-name="x0" office:value="None" office:value-type="string"/>
          <table:table-cell table:style-name="x0" office:value="None" office:value-type="string"/>
          <table:table-cell table:style-name="x0" office:value="None" office:value-type="string"/>
          <table:table-cell table:style-name="x0" office:value="None" office:value-type="string"/>
          <table:table-cell table:style-name="x0" office:value="None" office:value-type="string"/>
          <table:table-cell table:style-name="x0" office:value="None" office:value-type="string"/>
          <table:table-cell table:style-name="x0" office:value="None" office:value-type="string"/>
          <table:table-cell table:style-name="x0" office:value="None" office:value-type="string"/>
          <table:table-cell table:style-name="x0" office:value="None" office:value-type="string"/>
          <table:table-cell table:style-name="x0" office:value="None" office:value-type="string"/>
          <table:table-cell table:style-name="x0" office:value="None" office:value-type="string"/>
          <table:table-cell table:style-name="x0" office:value="None" office:value-type="string"/>
          <table:table-cell table:style-name="x0" office:value="None" office:value-type="string"/>
          <table:table-cell table:style-name="x0" office:value="None" office:value-type="string"/>
          <table:table-cell table:style-name="x0" office:value="None" office:value-type="string"/>
          <table:table-cell table:style-name="x0" office:value="None" office:value-type="string"/>
          <table:table-cell table:style-name="x0" office:value="None" office:value-type="string"/>
        </table:table-row>
        <table:table-row table:style-name="b373d4532d45eed7282e0e830ea8f1ff">
          <table:table-cell table:style-name="x0" office:value="None" office:value-type="string"/>
          <table:table-cell table:style-name="x0" office:value="None" office:value-type="string"/>
          <table:table-cell table:style-name="x0" office:value="None" office:value-type="string"/>
          <table:table-cell table:style-name="x0" office:value="None" office:value-type="string"/>
          <table:table-cell table:style-name="x5" table:number-columns-spanned="6" office:value="None" office:value-type="string">
            <text:p><text:span text:style-name="x5">Приходные операции</text:span></text:p>
          </table:table-cell>
          <table:covered-table-cell table:style-name="x0" table:number-columns-repeated="5"/>
          <table:table-cell table:style-name="x5" table:number-columns-spanned="7" office:value="None" office:value-type="string">
            <text:p><text:span text:style-name="x5">Расходные операции</text:span></text:p>
          </table:table-cell>
          <table:covered-table-cell table:style-name="x5" table:number-columns-repeated="6"/>
          <table:table-cell table:style-name="x5" table:number-columns-spanned="3" office:value="None" office:value-type="string">
            <text:p><text:span text:style-name="x5">Остаток на конец периода</text:span></text:p>
          </table:table-cell>
          <table:covered-table-cell table:style-name="x5" table:number-columns-repeated="2"/>
        </table:table-row>
        <table:table-row table:style-name="fb96f49810b276a6e8275d95e90a86c0">
          <table:table-cell table:style-name="x5" office:value="None" office:value-type="string">
            <text:p><text:span text:style-name="x5">Регион</text:span></text:p>
          </table:table-cell>
          <table:table-cell table:style-name="x5" office:value="None" office:value-type="string">
            <text:p><text:span text:style-name="x5">Склад дилера</text:span></text:p>
          </table:table-cell>
          <table:table-cell table:style-name="x5" office:value="None" office:value-type="string">
            <text:p><text:span text:style-name="x5">Остаток на начало периода</text:span></text:p>
          </table:table-cell>
          <table:table-cell table:style-name="x5" office:value="None" office:value-type="string">
            <text:p><text:span text:style-name="x5">Отгружено с завода</text:span></text:p>
          </table:table-cell>
          <table:table-cell table:style-name="x5" office:value="None" office:value-type="string">
            <text:p><text:span text:style-name="x5">Поступление от поставшика</text:span></text:p>
          </table:table-cell>
          <table:table-cell table:style-name="x5" office:value="None" office:value-type="string">
            <text:p><text:span text:style-name="x5">Внутренний приход</text:span></text:p>
          </table:table-cell>
          <table:table-cell table:style-name="x5" office:value="None" office:value-type="string">
            <text:p><text:span text:style-name="x5">Возврат поставщику</text:span></text:p>
          </table:table-cell>
          <table:table-cell table:style-name="x5" office:value="None" office:value-type="string">
            <text:p><text:span text:style-name="x5">Возврат с внутреннего прихода</text:span></text:p>
          </table:table-cell>
          <table:table-cell table:style-name="x5" office:value="None" office:value-type="string">
            <text:p><text:span text:style-name="x5">Прочие приходные операции</text:span></text:p>
          </table:table-cell>
          <table:table-cell table:style-name="x5" office:value="None" office:value-type="string">
            <text:p><text:span text:style-name="x5">Расчетный приход</text:span></text:p>
          </table:table-cell>
          <table:table-cell table:style-name="x5" office:value="None" office:value-type="string">
            <text:p><text:span text:style-name="x5">Продажа покупателям</text:span></text:p>
          </table:table-cell>
          <table:table-cell table:style-name="x5" office:value="None" office:value-type="string">
            <text:p><text:span text:style-name="x5">Внутренний расход</text:span></text:p>
          </table:table-cell>
          <table:table-cell table:style-name="x5" office:value="None" office:value-type="string">
            <text:p><text:span text:style-name="x5">Возврат от покупателя</text:span></text:p>
          </table:table-cell>
          <table:table-cell table:style-name="x5" office:value="None" office:value-type="string">
            <text:p><text:span text:style-name="x5">Возврат с внутреннего расхода</text:span></text:p>
          </table:table-cell>
          <table:table-cell table:style-name="x5" office:value="None" office:value-type="string">
            <text:p><text:span text:style-name="x5">Реализовано за наличные</text:span></text:p>
          </table:table-cell>
          <table:table-cell table:style-name="x5" office:value="None" office:value-type="string">
            <text:p><text:span text:style-name="x5">Прочие приходные операции</text:span></text:p>
          </table:table-cell>
          <table:table-cell table:style-name="x5" office:value="None" office:value-type="string">
            <text:p><text:span text:style-name="x5">Расчетный расход</text:span></text:p>
          </table:table-cell>
          <table:table-cell table:style-name="x5" office:value="None" office:value-type="string">
            <text:p><text:span text:style-name="x5">Заявленный дилером остаток</text:span></text:p>
          </table:table-cell>
          <table:table-cell table:style-name="x5" office:value="None" office:value-type="string">
            <text:p><text:span text:style-name="x5">Расчетный остаток</text:span></text:p>
          </table:table-cell>
          <table:table-cell table:style-name="x5" office:value="None" office:value-type="string">
            <text:p><text:span text:style-name="x5">Расхождение между расчетным и заявленным</text:span></text:p>
          </table:table-cell>
        </table:table-row>
        <table:table-row table:style-name="d971cfbe3494af0129b46789c93aca21"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8" office:value="None" office:value-type="string"/>
        </table:table-row>
        <table:table-row table:style-name="788045b13dbb1a8cd1ab04ed0850f368">
          <table:table-cell table:style-name="x6" office:value="10" office:value-type="float">
            <text:p><text:span text:style-name="x6">10</text:span></text:p>
          </table:table-cell>
          <table:table-cell table:style-name="x6" office:value="None" office:value-type="string">
            <text:p><text:span text:style-name="x6">ООО"Сергеева и компания"</text:span></text:p>
          </table:table-cell>
          <table:table-cell table:style-name="x6" office:value="199.300" office:value-type="float">
            <text:p><text:span text:style-name="x6">199.300</text:span></text:p>
          </table:table-cell>
          <table:table-cell table:style-name="x7" office:value="10395.000" office:value-type="float">
            <text:p><text:span text:style-name="x7">10395.000</text:span></text:p>
          </table:table-cell>
          <table:table-cell table:style-name="x6" office:value="10395.000" office:value-type="float">
            <text:p><text:span text:style-name="x6">10395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10395.000" office:value-type="float">
            <text:p><text:span text:style-name="x7">10395.000</text:span></text:p>
          </table:table-cell>
          <table:table-cell table:style-name="x6" office:value="9350.000" office:value-type="float">
            <text:p><text:span text:style-name="x6">9350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193.000" office:value-type="float">
            <text:p><text:span text:style-name="x6">193.000</text:span></text:p>
          </table:table-cell>
          <table:table-cell table:style-name="x6" office:value="73.000" office:value-type="float">
            <text:p><text:span text:style-name="x6">73.000</text:span></text:p>
          </table:table-cell>
          <table:table-cell table:style-name="x7" office:value="9616.000" office:value-type="float">
            <text:p><text:span text:style-name="x7">9616.000</text:span></text:p>
          </table:table-cell>
          <table:table-cell table:style-name="x6" office:value="912.300" office:value-type="float">
            <text:p><text:span text:style-name="x6">912.300</text:span></text:p>
          </table:table-cell>
          <table:table-cell table:style-name="x6" office:value="978.300" office:value-type="float">
            <text:p><text:span text:style-name="x6">978.300</text:span></text:p>
          </table:table-cell>
          <table:table-cell table:style-name="x8" office:value="None" office:value-type="string"/>
        </table:table-row>
        <table:table-row table:style-name="4988adfc50912637ae33991d990852aa">
          <table:table-cell table:style-name="x6" office:value="10" office:value-type="float">
            <text:p><text:span text:style-name="x6">10</text:span></text:p>
          </table:table-cell>
          <table:table-cell table:style-name="x6" office:value="None" office:value-type="string">
            <text:p><text:span text:style-name="x6">ООО "ПИНТА-АБАКАН"</text:span></text:p>
          </table:table-cell>
          <table:table-cell table:style-name="x6" office:value="567.800" office:value-type="float">
            <text:p><text:span text:style-name="x6">567.800</text:span></text:p>
          </table:table-cell>
          <table:table-cell table:style-name="x7" office:value="12276.000" office:value-type="float">
            <text:p><text:span text:style-name="x7">12276.000</text:span></text:p>
          </table:table-cell>
          <table:table-cell table:style-name="x6" office:value="12276.000" office:value-type="float">
            <text:p><text:span text:style-name="x6">12276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12276.000" office:value-type="float">
            <text:p><text:span text:style-name="x7">12276.000</text:span></text:p>
          </table:table-cell>
          <table:table-cell table:style-name="x6" office:value="9497.000" office:value-type="float">
            <text:p><text:span text:style-name="x6">9497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1878.000" office:value-type="float">
            <text:p><text:span text:style-name="x6">1878.000</text:span></text:p>
          </table:table-cell>
          <table:table-cell table:style-name="x6" office:value="2.350" office:value-type="float">
            <text:p><text:span text:style-name="x6">2.350</text:span></text:p>
          </table:table-cell>
          <table:table-cell table:style-name="x7" office:value="11377.350" office:value-type="float">
            <text:p><text:span text:style-name="x7">11377.350</text:span></text:p>
          </table:table-cell>
          <table:table-cell table:style-name="x6" office:value="2016.450" office:value-type="float">
            <text:p><text:span text:style-name="x6">2016.450</text:span></text:p>
          </table:table-cell>
          <table:table-cell table:style-name="x6" office:value="1466.450" office:value-type="float">
            <text:p><text:span text:style-name="x6">1466.450</text:span></text:p>
          </table:table-cell>
          <table:table-cell table:style-name="x8" office:value="None" office:value-type="string"/>
        </table:table-row>
        <table:table-row table:style-name="0138bd646a91e9970427ed7c75bacbd3">
          <table:table-cell table:style-name="x9" office:value="10" office:value-type="float">
            <text:p><text:span text:style-name="x9">10</text:span></text:p>
          </table:table-cell>
          <table:table-cell table:style-name="x10" office:value="None" office:value-type="string">
            <text:p><text:span text:style-name="x10">Итого по региону:</text:span></text:p>
          </table:table-cell>
          <table:table-cell table:style-name="x10" office:value="767.1" office:value-type="float">
            <text:p><text:span text:style-name="x10">767.1</text:span></text:p>
          </table:table-cell>
          <table:table-cell table:style-name="x10" office:value="22671.0" office:value-type="float">
            <text:p><text:span text:style-name="x10">22671.0</text:span></text:p>
          </table:table-cell>
          <table:table-cell table:style-name="x10" office:value="22671.0" office:value-type="float">
            <text:p><text:span text:style-name="x10">22671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22671.0" office:value-type="float">
            <text:p><text:span text:style-name="x10">22671.0</text:span></text:p>
          </table:table-cell>
          <table:table-cell table:style-name="x10" office:value="18847.0" office:value-type="float">
            <text:p><text:span text:style-name="x10">18847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2071.0" office:value-type="float">
            <text:p><text:span text:style-name="x10">2071.0</text:span></text:p>
          </table:table-cell>
          <table:table-cell table:style-name="x10" office:value="75.35" office:value-type="float">
            <text:p><text:span text:style-name="x10">75.35</text:span></text:p>
          </table:table-cell>
          <table:table-cell table:style-name="x10" office:value="20993.35" office:value-type="float">
            <text:p><text:span text:style-name="x10">20993.35</text:span></text:p>
          </table:table-cell>
          <table:table-cell table:style-name="x10" office:value="2928.75" office:value-type="float">
            <text:p><text:span text:style-name="x10">2928.75</text:span></text:p>
          </table:table-cell>
          <table:table-cell table:style-name="x10" office:value="2444.75" office:value-type="float">
            <text:p><text:span text:style-name="x10">2444.75</text:span></text:p>
          </table:table-cell>
          <table:table-cell table:style-name="x10" office:value="None" office:value-type="string"/>
        </table:table-row>
        <table:table-row table:style-name="e0615265db8e7a0ebb61401e002166c4"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8" office:value="None" office:value-type="string"/>
        </table:table-row>
        <table:table-row table:style-name="7bd244eccdda97556d5da22b3e4f5f5a">
          <table:table-cell table:style-name="x6" office:value="20" office:value-type="float">
            <text:p><text:span text:style-name="x6">20</text:span></text:p>
          </table:table-cell>
          <table:table-cell table:style-name="x6" office:value="None" office:value-type="string">
            <text:p><text:span text:style-name="x6">ООО "СТК"</text:span></text:p>
          </table:table-cell>
          <table:table-cell table:style-name="x6" office:value="209.700" office:value-type="float">
            <text:p><text:span text:style-name="x6">209.700</text:span></text:p>
          </table:table-cell>
          <table:table-cell table:style-name="x7" office:value="2750.000" office:value-type="float">
            <text:p><text:span text:style-name="x7">2750.000</text:span></text:p>
          </table:table-cell>
          <table:table-cell table:style-name="x6" office:value="3035.550" office:value-type="float">
            <text:p><text:span text:style-name="x6">3035.55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3035.550" office:value-type="float">
            <text:p><text:span text:style-name="x7">3035.550</text:span></text:p>
          </table:table-cell>
          <table:table-cell table:style-name="x6" office:value="2511.250" office:value-type="float">
            <text:p><text:span text:style-name="x6">2511.250</text:span></text:p>
          </table:table-cell>
          <table:table-cell table:style-name="x6" office:value="2.000" office:value-type="float">
            <text:p><text:span text:style-name="x6">2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.100" office:value-type="float">
            <text:p><text:span text:style-name="x6">0.100</text:span></text:p>
          </table:table-cell>
          <table:table-cell table:style-name="x7" office:value="2513.350" office:value-type="float">
            <text:p><text:span text:style-name="x7">2513.350</text:span></text:p>
          </table:table-cell>
          <table:table-cell table:style-name="x6" office:value="731.900" office:value-type="float">
            <text:p><text:span text:style-name="x6">731.900</text:span></text:p>
          </table:table-cell>
          <table:table-cell table:style-name="x6" office:value="731.900" office:value-type="float">
            <text:p><text:span text:style-name="x6">731.900</text:span></text:p>
          </table:table-cell>
          <table:table-cell table:style-name="x8" office:value="None" office:value-type="string"/>
        </table:table-row>
        <table:table-row table:style-name="17a43065e4d49ac59c8f548471b432ee">
          <table:table-cell table:style-name="x6" office:value="20" office:value-type="float">
            <text:p><text:span text:style-name="x6">20</text:span></text:p>
          </table:table-cell>
          <table:table-cell table:style-name="x6" office:value="None" office:value-type="string">
            <text:p><text:span text:style-name="x6">ООО "ОЯ"</text:span></text:p>
          </table:table-cell>
          <table:table-cell table:style-name="x6" office:value="1037.500" office:value-type="float">
            <text:p><text:span text:style-name="x6">1037.500</text:span></text:p>
          </table:table-cell>
          <table:table-cell table:style-name="x7" office:value="2959.000" office:value-type="float">
            <text:p><text:span text:style-name="x7">2959.000</text:span></text:p>
          </table:table-cell>
          <table:table-cell table:style-name="x6" office:value="2585.000" office:value-type="float">
            <text:p><text:span text:style-name="x6">2585.000</text:span></text:p>
          </table:table-cell>
          <table:table-cell table:style-name="x6" office:value="1111.900" office:value-type="float">
            <text:p><text:span text:style-name="x6">1111.9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3696.900" office:value-type="float">
            <text:p><text:span text:style-name="x7">3696.900</text:span></text:p>
          </table:table-cell>
          <table:table-cell table:style-name="x6" office:value="4361.950" office:value-type="float">
            <text:p><text:span text:style-name="x6">4361.950</text:span></text:p>
          </table:table-cell>
          <table:table-cell table:style-name="x6" office:value="340.550" office:value-type="float">
            <text:p><text:span text:style-name="x6">340.55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4702.500" office:value-type="float">
            <text:p><text:span text:style-name="x7">4702.500</text:span></text:p>
          </table:table-cell>
          <table:table-cell table:style-name="x6" office:value="31.900" office:value-type="float">
            <text:p><text:span text:style-name="x6">31.900</text:span></text:p>
          </table:table-cell>
          <table:table-cell table:style-name="x6" office:value="31.900" office:value-type="float">
            <text:p><text:span text:style-name="x6">31.900</text:span></text:p>
          </table:table-cell>
          <table:table-cell table:style-name="x8" office:value="None" office:value-type="string"/>
        </table:table-row>
        <table:table-row table:style-name="3082c349c087c0b016880c23721de2bd">
          <table:table-cell table:style-name="x9" office:value="20" office:value-type="float">
            <text:p><text:span text:style-name="x9">20</text:span></text:p>
          </table:table-cell>
          <table:table-cell table:style-name="x10" office:value="None" office:value-type="string">
            <text:p><text:span text:style-name="x10">Итого по региону:</text:span></text:p>
          </table:table-cell>
          <table:table-cell table:style-name="x10" office:value="1247.2" office:value-type="float">
            <text:p><text:span text:style-name="x10">1247.2</text:span></text:p>
          </table:table-cell>
          <table:table-cell table:style-name="x10" office:value="5709.0" office:value-type="float">
            <text:p><text:span text:style-name="x10">5709.0</text:span></text:p>
          </table:table-cell>
          <table:table-cell table:style-name="x10" office:value="5620.55" office:value-type="float">
            <text:p><text:span text:style-name="x10">5620.55</text:span></text:p>
          </table:table-cell>
          <table:table-cell table:style-name="x10" office:value="1111.9" office:value-type="float">
            <text:p><text:span text:style-name="x10">1111.9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6732.45" office:value-type="float">
            <text:p><text:span text:style-name="x10">6732.45</text:span></text:p>
          </table:table-cell>
          <table:table-cell table:style-name="x10" office:value="6873.2" office:value-type="float">
            <text:p><text:span text:style-name="x10">6873.2</text:span></text:p>
          </table:table-cell>
          <table:table-cell table:style-name="x10" office:value="342.55" office:value-type="float">
            <text:p><text:span text:style-name="x10">342.55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1" office:value-type="float">
            <text:p><text:span text:style-name="x10">0.1</text:span></text:p>
          </table:table-cell>
          <table:table-cell table:style-name="x10" office:value="7215.85" office:value-type="float">
            <text:p><text:span text:style-name="x10">7215.85</text:span></text:p>
          </table:table-cell>
          <table:table-cell table:style-name="x10" office:value="763.8" office:value-type="float">
            <text:p><text:span text:style-name="x10">763.8</text:span></text:p>
          </table:table-cell>
          <table:table-cell table:style-name="x10" office:value="763.8" office:value-type="float">
            <text:p><text:span text:style-name="x10">763.8</text:span></text:p>
          </table:table-cell>
          <table:table-cell table:style-name="x10" office:value="None" office:value-type="string"/>
        </table:table-row>
        <table:table-row table:style-name="061abdaaa3150ef3660a59efda2cce1a"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8" office:value="None" office:value-type="string"/>
        </table:table-row>
        <table:table-row table:style-name="abd07b125ee0b111c0e573eb989a7d0a">
          <table:table-cell table:style-name="x6" office:value="30" office:value-type="float">
            <text:p><text:span text:style-name="x6">30</text:span></text:p>
          </table:table-cell>
          <table:table-cell table:style-name="x6" office:value="None" office:value-type="string">
            <text:p><text:span text:style-name="x6">ООО "Людмила"</text:span></text:p>
          </table:table-cell>
          <table:table-cell table:style-name="x6" office:value="11.000" office:value-type="float">
            <text:p><text:span text:style-name="x6">11.000</text:span></text:p>
          </table:table-cell>
          <table:table-cell table:style-name="x7" office:value="1639.000" office:value-type="float">
            <text:p><text:span text:style-name="x7">1639.000</text:span></text:p>
          </table:table-cell>
          <table:table-cell table:style-name="x6" office:value="1639.000" office:value-type="float">
            <text:p><text:span text:style-name="x6">1639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1639.000" office:value-type="float">
            <text:p><text:span text:style-name="x7">1639.000</text:span></text:p>
          </table:table-cell>
          <table:table-cell table:style-name="x6" office:value="1369.000" office:value-type="float">
            <text:p><text:span text:style-name="x6">1369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10.000" office:value-type="float">
            <text:p><text:span text:style-name="x6">10.000</text:span></text:p>
          </table:table-cell>
          <table:table-cell table:style-name="x7" office:value="1379.000" office:value-type="float">
            <text:p><text:span text:style-name="x7">1379.000</text:span></text:p>
          </table:table-cell>
          <table:table-cell table:style-name="x6" office:value="219.000" office:value-type="float">
            <text:p><text:span text:style-name="x6">219.000</text:span></text:p>
          </table:table-cell>
          <table:table-cell table:style-name="x6" office:value="271.000" office:value-type="float">
            <text:p><text:span text:style-name="x6">271.000</text:span></text:p>
          </table:table-cell>
          <table:table-cell table:style-name="x8" office:value="None" office:value-type="string"/>
        </table:table-row>
        <table:table-row table:style-name="d69d03830581789f22fb525d8558e496">
          <table:table-cell table:style-name="x9" office:value="30" office:value-type="float">
            <text:p><text:span text:style-name="x9">30</text:span></text:p>
          </table:table-cell>
          <table:table-cell table:style-name="x10" office:value="None" office:value-type="string">
            <text:p><text:span text:style-name="x10">Итого по региону:</text:span></text:p>
          </table:table-cell>
          <table:table-cell table:style-name="x10" office:value="11.0" office:value-type="float">
            <text:p><text:span text:style-name="x10">11.0</text:span></text:p>
          </table:table-cell>
          <table:table-cell table:style-name="x10" office:value="1639.0" office:value-type="float">
            <text:p><text:span text:style-name="x10">1639.0</text:span></text:p>
          </table:table-cell>
          <table:table-cell table:style-name="x10" office:value="1639.0" office:value-type="float">
            <text:p><text:span text:style-name="x10">1639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1639.0" office:value-type="float">
            <text:p><text:span text:style-name="x10">1639.0</text:span></text:p>
          </table:table-cell>
          <table:table-cell table:style-name="x10" office:value="1369.0" office:value-type="float">
            <text:p><text:span text:style-name="x10">1369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10.0" office:value-type="float">
            <text:p><text:span text:style-name="x10">10.0</text:span></text:p>
          </table:table-cell>
          <table:table-cell table:style-name="x10" office:value="1379.0" office:value-type="float">
            <text:p><text:span text:style-name="x10">1379.0</text:span></text:p>
          </table:table-cell>
          <table:table-cell table:style-name="x10" office:value="219.0" office:value-type="float">
            <text:p><text:span text:style-name="x10">219.0</text:span></text:p>
          </table:table-cell>
          <table:table-cell table:style-name="x10" office:value="271.0" office:value-type="float">
            <text:p><text:span text:style-name="x10">271.0</text:span></text:p>
          </table:table-cell>
          <table:table-cell table:style-name="x10" office:value="None" office:value-type="string"/>
        </table:table-row>
        <table:table-row table:style-name="aeed102242df4343f773eddd57a47996"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8" office:value="None" office:value-type="string"/>
        </table:table-row>
        <table:table-row table:style-name="05f5863012d1304de258684e910bc840">
          <table:table-cell table:style-name="x6" office:value="35" office:value-type="float">
            <text:p><text:span text:style-name="x6">35</text:span></text:p>
          </table:table-cell>
          <table:table-cell table:style-name="x6" office:value="None" office:value-type="string">
            <text:p><text:span text:style-name="x6">ООО "Алчан-К"</text:span></text:p>
          </table:table-cell>
          <table:table-cell table:style-name="x6" office:value="79.000" office:value-type="float">
            <text:p><text:span text:style-name="x6">79.000</text:span></text:p>
          </table:table-cell>
          <table:table-cell table:style-name="x7" office:value="605.000" office:value-type="float">
            <text:p><text:span text:style-name="x7">605.000</text:span></text:p>
          </table:table-cell>
          <table:table-cell table:style-name="x6" office:value="605.000" office:value-type="float">
            <text:p><text:span text:style-name="x6">605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605.000" office:value-type="float">
            <text:p><text:span text:style-name="x7">605.000</text:span></text:p>
          </table:table-cell>
          <table:table-cell table:style-name="x6" office:value="516.000" office:value-type="float">
            <text:p><text:span text:style-name="x6">516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53.000" office:value-type="float">
            <text:p><text:span text:style-name="x6">53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569.000" office:value-type="float">
            <text:p><text:span text:style-name="x7">569.000</text:span></text:p>
          </table:table-cell>
          <table:table-cell table:style-name="x6" office:value="115.000" office:value-type="float">
            <text:p><text:span text:style-name="x6">115.000</text:span></text:p>
          </table:table-cell>
          <table:table-cell table:style-name="x6" office:value="115.000" office:value-type="float">
            <text:p><text:span text:style-name="x6">115.000</text:span></text:p>
          </table:table-cell>
          <table:table-cell table:style-name="x8" office:value="None" office:value-type="string"/>
        </table:table-row>
        <table:table-row table:style-name="32e336f696823e17652164c45a1e853e">
          <table:table-cell table:style-name="x9" office:value="35" office:value-type="float">
            <text:p><text:span text:style-name="x9">35</text:span></text:p>
          </table:table-cell>
          <table:table-cell table:style-name="x10" office:value="None" office:value-type="string">
            <text:p><text:span text:style-name="x10">Итого по региону:</text:span></text:p>
          </table:table-cell>
          <table:table-cell table:style-name="x10" office:value="79.0" office:value-type="float">
            <text:p><text:span text:style-name="x10">79.0</text:span></text:p>
          </table:table-cell>
          <table:table-cell table:style-name="x10" office:value="605.0" office:value-type="float">
            <text:p><text:span text:style-name="x10">605.0</text:span></text:p>
          </table:table-cell>
          <table:table-cell table:style-name="x10" office:value="605.0" office:value-type="float">
            <text:p><text:span text:style-name="x10">605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605.0" office:value-type="float">
            <text:p><text:span text:style-name="x10">605.0</text:span></text:p>
          </table:table-cell>
          <table:table-cell table:style-name="x10" office:value="516.0" office:value-type="float">
            <text:p><text:span text:style-name="x10">516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53.0" office:value-type="float">
            <text:p><text:span text:style-name="x10">53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569.0" office:value-type="float">
            <text:p><text:span text:style-name="x10">569.0</text:span></text:p>
          </table:table-cell>
          <table:table-cell table:style-name="x10" office:value="115.0" office:value-type="float">
            <text:p><text:span text:style-name="x10">115.0</text:span></text:p>
          </table:table-cell>
          <table:table-cell table:style-name="x10" office:value="115.0" office:value-type="float">
            <text:p><text:span text:style-name="x10">115.0</text:span></text:p>
          </table:table-cell>
          <table:table-cell table:style-name="x10" office:value="None" office:value-type="string"/>
        </table:table-row>
        <table:table-row table:style-name="b7b8183ef7b0018760be1946624132fa"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8" office:value="None" office:value-type="string"/>
        </table:table-row>
        <table:table-row table:style-name="307ac30e50ddb61b3674ce7c9faf8544">
          <table:table-cell table:style-name="x6" office:value="40" office:value-type="float">
            <text:p><text:span text:style-name="x6">40</text:span></text:p>
          </table:table-cell>
          <table:table-cell table:style-name="x6" office:value="None" office:value-type="string">
            <text:p><text:span text:style-name="x6">ООО "АСПИ"</text:span></text:p>
          </table:table-cell>
          <table:table-cell table:style-name="x6" office:value="66.150" office:value-type="float">
            <text:p><text:span text:style-name="x6">66.150</text:span></text:p>
          </table:table-cell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0" office:value-type="float">
            <text:p><text:span text:style-name="x7">0</text:span></text:p>
          </table:table-cell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0" office:value-type="float">
            <text:p><text:span text:style-name="x7">0</text:span></text:p>
          </table:table-cell>
          <table:table-cell table:style-name="x6" office:value="66.150" office:value-type="float">
            <text:p><text:span text:style-name="x6">66.150</text:span></text:p>
          </table:table-cell>
          <table:table-cell table:style-name="x6" office:value="66.150" office:value-type="float">
            <text:p><text:span text:style-name="x6">66.150</text:span></text:p>
          </table:table-cell>
          <table:table-cell table:style-name="x8" office:value="None" office:value-type="string"/>
        </table:table-row>
        <table:table-row table:style-name="e904427bf691068e073c30084261f230">
          <table:table-cell table:style-name="x6" office:value="40" office:value-type="float">
            <text:p><text:span text:style-name="x6">40</text:span></text:p>
          </table:table-cell>
          <table:table-cell table:style-name="x6" office:value="None" office:value-type="string">
            <text:p><text:span text:style-name="x6">ООО "САЯНЫ-ОПТ"</text:span></text:p>
          </table:table-cell>
          <table:table-cell table:style-name="x6" office:value="68.000" office:value-type="float">
            <text:p><text:span text:style-name="x6">68.000</text:span></text:p>
          </table:table-cell>
          <table:table-cell table:style-name="x7" office:value="2948.000" office:value-type="float">
            <text:p><text:span text:style-name="x7">2948.000</text:span></text:p>
          </table:table-cell>
          <table:table-cell table:style-name="x6" office:value="2948.000" office:value-type="float">
            <text:p><text:span text:style-name="x6">2948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2948.000" office:value-type="float">
            <text:p><text:span text:style-name="x7">2948.000</text:span></text:p>
          </table:table-cell>
          <table:table-cell table:style-name="x6" office:value="2980.500" office:value-type="float">
            <text:p><text:span text:style-name="x6">2980.5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.150" office:value-type="float">
            <text:p><text:span text:style-name="x6">0.150</text:span></text:p>
          </table:table-cell>
          <table:table-cell table:style-name="x7" office:value="2980.650" office:value-type="float">
            <text:p><text:span text:style-name="x7">2980.650</text:span></text:p>
          </table:table-cell>
          <table:table-cell table:style-name="x6" office:value="35.350" office:value-type="float">
            <text:p><text:span text:style-name="x6">35.350</text:span></text:p>
          </table:table-cell>
          <table:table-cell table:style-name="x6" office:value="35.350" office:value-type="float">
            <text:p><text:span text:style-name="x6">35.350</text:span></text:p>
          </table:table-cell>
          <table:table-cell table:style-name="x8" office:value="None" office:value-type="string"/>
        </table:table-row>
        <table:table-row table:style-name="aa267be10a6aac8f12f027ac838b818f">
          <table:table-cell table:style-name="x9" office:value="40" office:value-type="float">
            <text:p><text:span text:style-name="x9">40</text:span></text:p>
          </table:table-cell>
          <table:table-cell table:style-name="x10" office:value="None" office:value-type="string">
            <text:p><text:span text:style-name="x10">Итого по региону:</text:span></text:p>
          </table:table-cell>
          <table:table-cell table:style-name="x10" office:value="134.15" office:value-type="float">
            <text:p><text:span text:style-name="x10">134.15</text:span></text:p>
          </table:table-cell>
          <table:table-cell table:style-name="x10" office:value="2948.0" office:value-type="float">
            <text:p><text:span text:style-name="x10">2948.0</text:span></text:p>
          </table:table-cell>
          <table:table-cell table:style-name="x10" office:value="2948.0" office:value-type="float">
            <text:p><text:span text:style-name="x10">2948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2948.0" office:value-type="float">
            <text:p><text:span text:style-name="x10">2948.0</text:span></text:p>
          </table:table-cell>
          <table:table-cell table:style-name="x10" office:value="2980.5" office:value-type="float">
            <text:p><text:span text:style-name="x10">2980.5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15" office:value-type="float">
            <text:p><text:span text:style-name="x10">0.15</text:span></text:p>
          </table:table-cell>
          <table:table-cell table:style-name="x10" office:value="2980.65" office:value-type="float">
            <text:p><text:span text:style-name="x10">2980.65</text:span></text:p>
          </table:table-cell>
          <table:table-cell table:style-name="x10" office:value="101.5" office:value-type="float">
            <text:p><text:span text:style-name="x10">101.5</text:span></text:p>
          </table:table-cell>
          <table:table-cell table:style-name="x10" office:value="101.5" office:value-type="float">
            <text:p><text:span text:style-name="x10">101.5</text:span></text:p>
          </table:table-cell>
          <table:table-cell table:style-name="x10" office:value="None" office:value-type="string"/>
        </table:table-row>
        <table:table-row table:style-name="6df781b62612b4a40eca334a33d104b3"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8" office:value="None" office:value-type="string"/>
        </table:table-row>
        <table:table-row table:style-name="3d481658e42f1f54e128a58ef598d383">
          <table:table-cell table:style-name="x6" office:value="50" office:value-type="float">
            <text:p><text:span text:style-name="x6">50</text:span></text:p>
          </table:table-cell>
          <table:table-cell table:style-name="x6" office:value="None" office:value-type="string">
            <text:p><text:span text:style-name="x6">ООО "Сигма"</text:span></text:p>
          </table:table-cell>
          <table:table-cell table:style-name="x6" office:value="1665.300" office:value-type="float">
            <text:p><text:span text:style-name="x6">1665.300</text:span></text:p>
          </table:table-cell>
          <table:table-cell table:style-name="x7" office:value="20075.000" office:value-type="float">
            <text:p><text:span text:style-name="x7">20075.000</text:span></text:p>
          </table:table-cell>
          <table:table-cell table:style-name="x6" office:value="20075.000" office:value-type="float">
            <text:p><text:span text:style-name="x6">20075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4.000" office:value-type="float">
            <text:p><text:span text:style-name="x6">4.000</text:span></text:p>
          </table:table-cell>
          <table:table-cell table:style-name="x7" office:value="20079.000" office:value-type="float">
            <text:p><text:span text:style-name="x7">20079.000</text:span></text:p>
          </table:table-cell>
          <table:table-cell table:style-name="x6" office:value="19230.650" office:value-type="float">
            <text:p><text:span text:style-name="x6">19230.65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5.100" office:value-type="float">
            <text:p><text:span text:style-name="x6">5.100</text:span></text:p>
          </table:table-cell>
          <table:table-cell table:style-name="x7" office:value="19235.750" office:value-type="float">
            <text:p><text:span text:style-name="x7">19235.750</text:span></text:p>
          </table:table-cell>
          <table:table-cell table:style-name="x6" office:value="2508.550" office:value-type="float">
            <text:p><text:span text:style-name="x6">2508.550</text:span></text:p>
          </table:table-cell>
          <table:table-cell table:style-name="x6" office:value="2508.550" office:value-type="float">
            <text:p><text:span text:style-name="x6">2508.550</text:span></text:p>
          </table:table-cell>
          <table:table-cell table:style-name="x8" office:value="None" office:value-type="string"/>
        </table:table-row>
        <table:table-row table:style-name="8d0179d1311d3f0a4da6c80bf9eccbb6">
          <table:table-cell table:style-name="x9" office:value="50" office:value-type="float">
            <text:p><text:span text:style-name="x9">50</text:span></text:p>
          </table:table-cell>
          <table:table-cell table:style-name="x10" office:value="None" office:value-type="string">
            <text:p><text:span text:style-name="x10">Итого по региону:</text:span></text:p>
          </table:table-cell>
          <table:table-cell table:style-name="x10" office:value="1665.3" office:value-type="float">
            <text:p><text:span text:style-name="x10">1665.3</text:span></text:p>
          </table:table-cell>
          <table:table-cell table:style-name="x10" office:value="20075.0" office:value-type="float">
            <text:p><text:span text:style-name="x10">20075.0</text:span></text:p>
          </table:table-cell>
          <table:table-cell table:style-name="x10" office:value="20075.0" office:value-type="float">
            <text:p><text:span text:style-name="x10">20075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4.0" office:value-type="float">
            <text:p><text:span text:style-name="x10">4.0</text:span></text:p>
          </table:table-cell>
          <table:table-cell table:style-name="x10" office:value="20079.0" office:value-type="float">
            <text:p><text:span text:style-name="x10">20079.0</text:span></text:p>
          </table:table-cell>
          <table:table-cell table:style-name="x10" office:value="19230.65" office:value-type="float">
            <text:p><text:span text:style-name="x10">19230.65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5.1" office:value-type="float">
            <text:p><text:span text:style-name="x10">5.1</text:span></text:p>
          </table:table-cell>
          <table:table-cell table:style-name="x10" office:value="19235.75" office:value-type="float">
            <text:p><text:span text:style-name="x10">19235.75</text:span></text:p>
          </table:table-cell>
          <table:table-cell table:style-name="x10" office:value="2508.55" office:value-type="float">
            <text:p><text:span text:style-name="x10">2508.55</text:span></text:p>
          </table:table-cell>
          <table:table-cell table:style-name="x10" office:value="2508.55" office:value-type="float">
            <text:p><text:span text:style-name="x10">2508.55</text:span></text:p>
          </table:table-cell>
          <table:table-cell table:style-name="x10" office:value="None" office:value-type="string"/>
        </table:table-row>
        <table:table-row table:style-name="483d5e1b974a10c2e27d3d21956c2d71"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8" office:value="None" office:value-type="string"/>
        </table:table-row>
        <table:table-row table:style-name="cbbaddfc73e67fe400b5515251736c89">
          <table:table-cell table:style-name="x6" office:value="70" office:value-type="float">
            <text:p><text:span text:style-name="x6">70</text:span></text:p>
          </table:table-cell>
          <table:table-cell table:style-name="x6" office:value="None" office:value-type="string">
            <text:p><text:span text:style-name="x6">ООО "Книга"</text:span></text:p>
          </table:table-cell>
          <table:table-cell table:style-name="x6" office:value="202.250" office:value-type="float">
            <text:p><text:span text:style-name="x6">202.250</text:span></text:p>
          </table:table-cell>
          <table:table-cell table:style-name="x7" office:value="2530.000" office:value-type="float">
            <text:p><text:span text:style-name="x7">2530.000</text:span></text:p>
          </table:table-cell>
          <table:table-cell table:style-name="x6" office:value="2530.000" office:value-type="float">
            <text:p><text:span text:style-name="x6">2530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2530.000" office:value-type="float">
            <text:p><text:span text:style-name="x7">2530.000</text:span></text:p>
          </table:table-cell>
          <table:table-cell table:style-name="x6" office:value="2505.900" office:value-type="float">
            <text:p><text:span text:style-name="x6">2505.9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1.350" office:value-type="float">
            <text:p><text:span text:style-name="x6">1.350</text:span></text:p>
          </table:table-cell>
          <table:table-cell table:style-name="x7" office:value="2507.250" office:value-type="float">
            <text:p><text:span text:style-name="x7">2507.250</text:span></text:p>
          </table:table-cell>
          <table:table-cell table:style-name="x6" office:value="225.000" office:value-type="float">
            <text:p><text:span text:style-name="x6">225.000</text:span></text:p>
          </table:table-cell>
          <table:table-cell table:style-name="x6" office:value="225.000" office:value-type="float">
            <text:p><text:span text:style-name="x6">225.000</text:span></text:p>
          </table:table-cell>
          <table:table-cell table:style-name="x8" office:value="None" office:value-type="string"/>
        </table:table-row>
        <table:table-row table:style-name="e284dffa219724ab92bbd49e1e546f42">
          <table:table-cell table:style-name="x9" office:value="70" office:value-type="float">
            <text:p><text:span text:style-name="x9">70</text:span></text:p>
          </table:table-cell>
          <table:table-cell table:style-name="x10" office:value="None" office:value-type="string">
            <text:p><text:span text:style-name="x10">Итого по региону:</text:span></text:p>
          </table:table-cell>
          <table:table-cell table:style-name="x10" office:value="202.25" office:value-type="float">
            <text:p><text:span text:style-name="x10">202.25</text:span></text:p>
          </table:table-cell>
          <table:table-cell table:style-name="x10" office:value="2530.0" office:value-type="float">
            <text:p><text:span text:style-name="x10">2530.0</text:span></text:p>
          </table:table-cell>
          <table:table-cell table:style-name="x10" office:value="2530.0" office:value-type="float">
            <text:p><text:span text:style-name="x10">253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2530.0" office:value-type="float">
            <text:p><text:span text:style-name="x10">2530.0</text:span></text:p>
          </table:table-cell>
          <table:table-cell table:style-name="x10" office:value="2505.9" office:value-type="float">
            <text:p><text:span text:style-name="x10">2505.9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1.35" office:value-type="float">
            <text:p><text:span text:style-name="x10">1.35</text:span></text:p>
          </table:table-cell>
          <table:table-cell table:style-name="x10" office:value="2507.25" office:value-type="float">
            <text:p><text:span text:style-name="x10">2507.25</text:span></text:p>
          </table:table-cell>
          <table:table-cell table:style-name="x10" office:value="225.0" office:value-type="float">
            <text:p><text:span text:style-name="x10">225.0</text:span></text:p>
          </table:table-cell>
          <table:table-cell table:style-name="x10" office:value="225.0" office:value-type="float">
            <text:p><text:span text:style-name="x10">225.0</text:span></text:p>
          </table:table-cell>
          <table:table-cell table:style-name="x10" office:value="None" office:value-type="string"/>
        </table:table-row>
        <table:table-row table:style-name="47475a01c6fbfffa9b9c8bebd53e7ddc"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8" office:value="None" office:value-type="string"/>
        </table:table-row>
        <table:table-row table:style-name="f544da9a26b0f234f176dd4c7ed96932">
          <table:table-cell table:style-name="x6" office:value="80" office:value-type="float">
            <text:p><text:span text:style-name="x6">80</text:span></text:p>
          </table:table-cell>
          <table:table-cell table:style-name="x6" office:value="None" office:value-type="string">
            <text:p><text:span text:style-name="x6">ООО "Легион"</text:span></text:p>
          </table:table-cell>
          <table:table-cell table:style-name="x6" office:value="219.750" office:value-type="float">
            <text:p><text:span text:style-name="x6">219.750</text:span></text:p>
          </table:table-cell>
          <table:table-cell table:style-name="x7" office:value="1111.000" office:value-type="float">
            <text:p><text:span text:style-name="x7">1111.000</text:span></text:p>
          </table:table-cell>
          <table:table-cell table:style-name="x6" office:value="1111.000" office:value-type="float">
            <text:p><text:span text:style-name="x6">1111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1111.000" office:value-type="float">
            <text:p><text:span text:style-name="x7">1111.000</text:span></text:p>
          </table:table-cell>
          <table:table-cell table:style-name="x6" office:value="1098.400" office:value-type="float">
            <text:p><text:span text:style-name="x6">1098.4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1.300" office:value-type="float">
            <text:p><text:span text:style-name="x6">1.300</text:span></text:p>
          </table:table-cell>
          <table:table-cell table:style-name="x7" office:value="1099.700" office:value-type="float">
            <text:p><text:span text:style-name="x7">1099.700</text:span></text:p>
          </table:table-cell>
          <table:table-cell table:style-name="x6" office:value="219.050" office:value-type="float">
            <text:p><text:span text:style-name="x6">219.050</text:span></text:p>
          </table:table-cell>
          <table:table-cell table:style-name="x6" office:value="231.050" office:value-type="float">
            <text:p><text:span text:style-name="x6">231.050</text:span></text:p>
          </table:table-cell>
          <table:table-cell table:style-name="x8" office:value="None" office:value-type="string"/>
        </table:table-row>
        <table:table-row table:style-name="fce79df9afd0fa6caa45da9968eed798">
          <table:table-cell table:style-name="x9" office:value="80" office:value-type="float">
            <text:p><text:span text:style-name="x9">80</text:span></text:p>
          </table:table-cell>
          <table:table-cell table:style-name="x10" office:value="None" office:value-type="string">
            <text:p><text:span text:style-name="x10">Итого по региону:</text:span></text:p>
          </table:table-cell>
          <table:table-cell table:style-name="x10" office:value="219.75" office:value-type="float">
            <text:p><text:span text:style-name="x10">219.75</text:span></text:p>
          </table:table-cell>
          <table:table-cell table:style-name="x10" office:value="1111.0" office:value-type="float">
            <text:p><text:span text:style-name="x10">1111.0</text:span></text:p>
          </table:table-cell>
          <table:table-cell table:style-name="x10" office:value="1111.0" office:value-type="float">
            <text:p><text:span text:style-name="x10">1111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1111.0" office:value-type="float">
            <text:p><text:span text:style-name="x10">1111.0</text:span></text:p>
          </table:table-cell>
          <table:table-cell table:style-name="x10" office:value="1098.4" office:value-type="float">
            <text:p><text:span text:style-name="x10">1098.4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1.3" office:value-type="float">
            <text:p><text:span text:style-name="x10">1.3</text:span></text:p>
          </table:table-cell>
          <table:table-cell table:style-name="x10" office:value="1099.7" office:value-type="float">
            <text:p><text:span text:style-name="x10">1099.7</text:span></text:p>
          </table:table-cell>
          <table:table-cell table:style-name="x10" office:value="219.05" office:value-type="float">
            <text:p><text:span text:style-name="x10">219.05</text:span></text:p>
          </table:table-cell>
          <table:table-cell table:style-name="x10" office:value="231.05" office:value-type="float">
            <text:p><text:span text:style-name="x10">231.05</text:span></text:p>
          </table:table-cell>
          <table:table-cell table:style-name="x10" office:value="None" office:value-type="string"/>
        </table:table-row>
        <table:table-row table:style-name="3426d038f0e3348cfec61c0a441acfc9"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8" office:value="None" office:value-type="string"/>
        </table:table-row>
        <table:table-row table:style-name="9bda2325d473b6211edcfd964eed4f2b">
          <table:table-cell table:style-name="x6" office:value="90" office:value-type="float">
            <text:p><text:span text:style-name="x6">90</text:span></text:p>
          </table:table-cell>
          <table:table-cell table:style-name="x6" office:value="None" office:value-type="string">
            <text:p><text:span text:style-name="x6">ООО "ТД БИРТРЕЙД"</text:span></text:p>
          </table:table-cell>
          <table:table-cell table:style-name="x6" office:value="279.700" office:value-type="float">
            <text:p><text:span text:style-name="x6">279.700</text:span></text:p>
          </table:table-cell>
          <table:table-cell table:style-name="x7" office:value="7667.000" office:value-type="float">
            <text:p><text:span text:style-name="x7">7667.000</text:span></text:p>
          </table:table-cell>
          <table:table-cell table:style-name="x6" office:value="7667.000" office:value-type="float">
            <text:p><text:span text:style-name="x6">7667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7667.000" office:value-type="float">
            <text:p><text:span text:style-name="x7">7667.000</text:span></text:p>
          </table:table-cell>
          <table:table-cell table:style-name="x6" office:value="6565.000" office:value-type="float">
            <text:p><text:span text:style-name="x6">6565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-67.300" office:value-type="float">
            <text:p><text:span text:style-name="x6">-67.3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4.950" office:value-type="float">
            <text:p><text:span text:style-name="x6">4.950</text:span></text:p>
          </table:table-cell>
          <table:table-cell table:style-name="x6" office:value="7.950" office:value-type="float">
            <text:p><text:span text:style-name="x6">7.950</text:span></text:p>
          </table:table-cell>
          <table:table-cell table:style-name="x7" office:value="6510.600" office:value-type="float">
            <text:p><text:span text:style-name="x7">6510.600</text:span></text:p>
          </table:table-cell>
          <table:table-cell table:style-name="x6" office:value="1464.100" office:value-type="float">
            <text:p><text:span text:style-name="x6">1464.100</text:span></text:p>
          </table:table-cell>
          <table:table-cell table:style-name="x6" office:value="1436.100" office:value-type="float">
            <text:p><text:span text:style-name="x6">1436.100</text:span></text:p>
          </table:table-cell>
          <table:table-cell table:style-name="x8" office:value="None" office:value-type="string"/>
        </table:table-row>
        <table:table-row table:style-name="fb6e8aad781c55b75f627b94ded2ae80">
          <table:table-cell table:style-name="x9" office:value="90" office:value-type="float">
            <text:p><text:span text:style-name="x9">90</text:span></text:p>
          </table:table-cell>
          <table:table-cell table:style-name="x10" office:value="None" office:value-type="string">
            <text:p><text:span text:style-name="x10">Итого по региону:</text:span></text:p>
          </table:table-cell>
          <table:table-cell table:style-name="x10" office:value="279.7" office:value-type="float">
            <text:p><text:span text:style-name="x10">279.7</text:span></text:p>
          </table:table-cell>
          <table:table-cell table:style-name="x10" office:value="7667.0" office:value-type="float">
            <text:p><text:span text:style-name="x10">7667.0</text:span></text:p>
          </table:table-cell>
          <table:table-cell table:style-name="x10" office:value="7667.0" office:value-type="float">
            <text:p><text:span text:style-name="x10">7667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7667.0" office:value-type="float">
            <text:p><text:span text:style-name="x10">7667.0</text:span></text:p>
          </table:table-cell>
          <table:table-cell table:style-name="x10" office:value="6565.0" office:value-type="float">
            <text:p><text:span text:style-name="x10">6565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-67.3" office:value-type="float">
            <text:p><text:span text:style-name="x10">-67.3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4.95" office:value-type="float">
            <text:p><text:span text:style-name="x10">4.95</text:span></text:p>
          </table:table-cell>
          <table:table-cell table:style-name="x10" office:value="7.95" office:value-type="float">
            <text:p><text:span text:style-name="x10">7.95</text:span></text:p>
          </table:table-cell>
          <table:table-cell table:style-name="x10" office:value="6510.6" office:value-type="float">
            <text:p><text:span text:style-name="x10">6510.6</text:span></text:p>
          </table:table-cell>
          <table:table-cell table:style-name="x10" office:value="1464.1" office:value-type="float">
            <text:p><text:span text:style-name="x10">1464.1</text:span></text:p>
          </table:table-cell>
          <table:table-cell table:style-name="x10" office:value="1436.1" office:value-type="float">
            <text:p><text:span text:style-name="x10">1436.1</text:span></text:p>
          </table:table-cell>
          <table:table-cell table:style-name="x10" office:value="None" office:value-type="string"/>
        </table:table-row>
        <table:table-row table:style-name="cc9d7768e94d236895879f43b17f62fc"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8" office:value="None" office:value-type="string"/>
        </table:table-row>
        <table:table-row table:style-name="3bfb39a4c4a53615df953b4b9be22a73">
          <table:table-cell table:style-name="x6" office:value="100" office:value-type="float">
            <text:p><text:span text:style-name="x6">100</text:span></text:p>
          </table:table-cell>
          <table:table-cell table:style-name="x6" office:value="None" office:value-type="string">
            <text:p><text:span text:style-name="x6">ООО "Родничок"</text:span></text:p>
          </table:table-cell>
          <table:table-cell table:style-name="x6" office:value="184.523" office:value-type="float">
            <text:p><text:span text:style-name="x6">184.523</text:span></text:p>
          </table:table-cell>
          <table:table-cell table:style-name="x7" office:value="3916.000" office:value-type="float">
            <text:p><text:span text:style-name="x7">3916.000</text:span></text:p>
          </table:table-cell>
          <table:table-cell table:style-name="x6" office:value="3916.000" office:value-type="float">
            <text:p><text:span text:style-name="x6">3916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3916.000" office:value-type="float">
            <text:p><text:span text:style-name="x7">3916.000</text:span></text:p>
          </table:table-cell>
          <table:table-cell table:style-name="x6" office:value="3217.550" office:value-type="float">
            <text:p><text:span text:style-name="x6">3217.55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43.150" office:value-type="float">
            <text:p><text:span text:style-name="x6">43.150</text:span></text:p>
          </table:table-cell>
          <table:table-cell table:style-name="x7" office:value="3260.700" office:value-type="float">
            <text:p><text:span text:style-name="x7">3260.700</text:span></text:p>
          </table:table-cell>
          <table:table-cell table:style-name="x6" office:value="842.823" office:value-type="float">
            <text:p><text:span text:style-name="x6">842.823</text:span></text:p>
          </table:table-cell>
          <table:table-cell table:style-name="x6" office:value="839.823" office:value-type="float">
            <text:p><text:span text:style-name="x6">839.823</text:span></text:p>
          </table:table-cell>
          <table:table-cell table:style-name="x8" office:value="None" office:value-type="string"/>
        </table:table-row>
        <table:table-row table:style-name="4560b968525ecc21802c609b71d9b321">
          <table:table-cell table:style-name="x9" office:value="100" office:value-type="float">
            <text:p><text:span text:style-name="x9">100</text:span></text:p>
          </table:table-cell>
          <table:table-cell table:style-name="x10" office:value="None" office:value-type="string">
            <text:p><text:span text:style-name="x10">Итого по региону:</text:span></text:p>
          </table:table-cell>
          <table:table-cell table:style-name="x10" office:value="184.523" office:value-type="float">
            <text:p><text:span text:style-name="x10">184.523</text:span></text:p>
          </table:table-cell>
          <table:table-cell table:style-name="x10" office:value="3916.0" office:value-type="float">
            <text:p><text:span text:style-name="x10">3916.0</text:span></text:p>
          </table:table-cell>
          <table:table-cell table:style-name="x10" office:value="3916.0" office:value-type="float">
            <text:p><text:span text:style-name="x10">3916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3916.0" office:value-type="float">
            <text:p><text:span text:style-name="x10">3916.0</text:span></text:p>
          </table:table-cell>
          <table:table-cell table:style-name="x10" office:value="3217.55" office:value-type="float">
            <text:p><text:span text:style-name="x10">3217.55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43.15" office:value-type="float">
            <text:p><text:span text:style-name="x10">43.15</text:span></text:p>
          </table:table-cell>
          <table:table-cell table:style-name="x10" office:value="3260.7" office:value-type="float">
            <text:p><text:span text:style-name="x10">3260.7</text:span></text:p>
          </table:table-cell>
          <table:table-cell table:style-name="x10" office:value="842.823" office:value-type="float">
            <text:p><text:span text:style-name="x10">842.823</text:span></text:p>
          </table:table-cell>
          <table:table-cell table:style-name="x10" office:value="839.823" office:value-type="float">
            <text:p><text:span text:style-name="x10">839.823</text:span></text:p>
          </table:table-cell>
          <table:table-cell table:style-name="x10" office:value="None" office:value-type="string"/>
        </table:table-row>
        <table:table-row table:style-name="508356b74e1da769479227efceca7f5d"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8" office:value="None" office:value-type="string"/>
        </table:table-row>
        <table:table-row table:style-name="b36cd30111350256b01c5895d3ece36c">
          <table:table-cell table:style-name="x6" office:value="110" office:value-type="float">
            <text:p><text:span text:style-name="x6">110</text:span></text:p>
          </table:table-cell>
          <table:table-cell table:style-name="x6" office:value="None" office:value-type="string">
            <text:p><text:span text:style-name="x6">ООО "ВАЛиС"</text:span></text:p>
          </table:table-cell>
          <table:table-cell table:style-name="x6" office:value="27.950" office:value-type="float">
            <text:p><text:span text:style-name="x6">27.950</text:span></text:p>
          </table:table-cell>
          <table:table-cell table:style-name="x7" office:value="3333.000" office:value-type="float">
            <text:p><text:span text:style-name="x7">3333.000</text:span></text:p>
          </table:table-cell>
          <table:table-cell table:style-name="x6" office:value="3333.000" office:value-type="float">
            <text:p><text:span text:style-name="x6">3333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3333.000" office:value-type="float">
            <text:p><text:span text:style-name="x7">3333.000</text:span></text:p>
          </table:table-cell>
          <table:table-cell table:style-name="x6" office:value="3011.600" office:value-type="float">
            <text:p><text:span text:style-name="x6">3011.6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.050" office:value-type="float">
            <text:p><text:span text:style-name="x6">0.050</text:span></text:p>
          </table:table-cell>
          <table:table-cell table:style-name="x7" office:value="3011.650" office:value-type="float">
            <text:p><text:span text:style-name="x7">3011.650</text:span></text:p>
          </table:table-cell>
          <table:table-cell table:style-name="x6" office:value="349.150" office:value-type="float">
            <text:p><text:span text:style-name="x6">349.150</text:span></text:p>
          </table:table-cell>
          <table:table-cell table:style-name="x6" office:value="349.300" office:value-type="float">
            <text:p><text:span text:style-name="x6">349.300</text:span></text:p>
          </table:table-cell>
          <table:table-cell table:style-name="x8" office:value="None" office:value-type="string"/>
        </table:table-row>
        <table:table-row table:style-name="3a48c8dbcde56483ea84deccc3d213ac">
          <table:table-cell table:style-name="x6" office:value="110" office:value-type="float">
            <text:p><text:span text:style-name="x6">110</text:span></text:p>
          </table:table-cell>
          <table:table-cell table:style-name="x6" office:value="None" office:value-type="string">
            <text:p><text:span text:style-name="x6">ООО "ТК КОРС"</text:span></text:p>
          </table:table-cell>
          <table:table-cell table:style-name="x6" office:value="198.400" office:value-type="float">
            <text:p><text:span text:style-name="x6">198.400</text:span></text:p>
          </table:table-cell>
          <table:table-cell table:style-name="x7" office:value="7471.000" office:value-type="float">
            <text:p><text:span text:style-name="x7">7471.000</text:span></text:p>
          </table:table-cell>
          <table:table-cell table:style-name="x6" office:value="7471.000" office:value-type="float">
            <text:p><text:span text:style-name="x6">7471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7471.000" office:value-type="float">
            <text:p><text:span text:style-name="x7">7471.000</text:span></text:p>
          </table:table-cell>
          <table:table-cell table:style-name="x6" office:value="6584.900" office:value-type="float">
            <text:p><text:span text:style-name="x6">6584.9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6584.900" office:value-type="float">
            <text:p><text:span text:style-name="x7">6584.900</text:span></text:p>
          </table:table-cell>
          <table:table-cell table:style-name="x6" office:value="1084.500" office:value-type="float">
            <text:p><text:span text:style-name="x6">1084.500</text:span></text:p>
          </table:table-cell>
          <table:table-cell table:style-name="x6" office:value="1084.500" office:value-type="float">
            <text:p><text:span text:style-name="x6">1084.500</text:span></text:p>
          </table:table-cell>
          <table:table-cell table:style-name="x8" office:value="None" office:value-type="string"/>
        </table:table-row>
        <table:table-row table:style-name="e940827300ab4ade24b3a1599df008d8">
          <table:table-cell table:style-name="x9" office:value="110" office:value-type="float">
            <text:p><text:span text:style-name="x9">110</text:span></text:p>
          </table:table-cell>
          <table:table-cell table:style-name="x10" office:value="None" office:value-type="string">
            <text:p><text:span text:style-name="x10">Итого по региону:</text:span></text:p>
          </table:table-cell>
          <table:table-cell table:style-name="x10" office:value="226.35" office:value-type="float">
            <text:p><text:span text:style-name="x10">226.35</text:span></text:p>
          </table:table-cell>
          <table:table-cell table:style-name="x10" office:value="10804.0" office:value-type="float">
            <text:p><text:span text:style-name="x10">10804.0</text:span></text:p>
          </table:table-cell>
          <table:table-cell table:style-name="x10" office:value="10804.0" office:value-type="float">
            <text:p><text:span text:style-name="x10">10804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10804.0" office:value-type="float">
            <text:p><text:span text:style-name="x10">10804.0</text:span></text:p>
          </table:table-cell>
          <table:table-cell table:style-name="x10" office:value="9596.5" office:value-type="float">
            <text:p><text:span text:style-name="x10">9596.5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5" office:value-type="float">
            <text:p><text:span text:style-name="x10">0.05</text:span></text:p>
          </table:table-cell>
          <table:table-cell table:style-name="x10" office:value="9596.55" office:value-type="float">
            <text:p><text:span text:style-name="x10">9596.55</text:span></text:p>
          </table:table-cell>
          <table:table-cell table:style-name="x10" office:value="1433.65" office:value-type="float">
            <text:p><text:span text:style-name="x10">1433.65</text:span></text:p>
          </table:table-cell>
          <table:table-cell table:style-name="x10" office:value="1433.8" office:value-type="float">
            <text:p><text:span text:style-name="x10">1433.8</text:span></text:p>
          </table:table-cell>
          <table:table-cell table:style-name="x10" office:value="None" office:value-type="string"/>
        </table:table-row>
        <table:table-row table:style-name="40b2bb968f7a8b57de90885f758652ca"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8" office:value="None" office:value-type="string"/>
        </table:table-row>
        <table:table-row table:style-name="157a8cbd0502ded455607b115984eaac">
          <table:table-cell table:style-name="x6" office:value="120" office:value-type="float">
            <text:p><text:span text:style-name="x6">120</text:span></text:p>
          </table:table-cell>
          <table:table-cell table:style-name="x6" office:value="None" office:value-type="string">
            <text:p><text:span text:style-name="x6">ООО "Контур"</text:span></text:p>
          </table:table-cell>
          <table:table-cell table:style-name="x6" office:value="1319.500" office:value-type="float">
            <text:p><text:span text:style-name="x6">1319.500</text:span></text:p>
          </table:table-cell>
          <table:table-cell table:style-name="x7" office:value="6743.000" office:value-type="float">
            <text:p><text:span text:style-name="x7">6743.000</text:span></text:p>
          </table:table-cell>
          <table:table-cell table:style-name="x6" office:value="6743.000" office:value-type="float">
            <text:p><text:span text:style-name="x6">6743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6743.000" office:value-type="float">
            <text:p><text:span text:style-name="x7">6743.000</text:span></text:p>
          </table:table-cell>
          <table:table-cell table:style-name="x6" office:value="7636.050" office:value-type="float">
            <text:p><text:span text:style-name="x6">7636.05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7636.050" office:value-type="float">
            <text:p><text:span text:style-name="x7">7636.050</text:span></text:p>
          </table:table-cell>
          <table:table-cell table:style-name="x6" office:value="451.450" office:value-type="float">
            <text:p><text:span text:style-name="x6">451.450</text:span></text:p>
          </table:table-cell>
          <table:table-cell table:style-name="x6" office:value="426.450" office:value-type="float">
            <text:p><text:span text:style-name="x6">426.450</text:span></text:p>
          </table:table-cell>
          <table:table-cell table:style-name="x8" office:value="None" office:value-type="string"/>
        </table:table-row>
        <table:table-row table:style-name="488efdce72213b2f67197f1aa604c228">
          <table:table-cell table:style-name="x6" office:value="120" office:value-type="float">
            <text:p><text:span text:style-name="x6">120</text:span></text:p>
          </table:table-cell>
          <table:table-cell table:style-name="x6" office:value="None" office:value-type="string">
            <text:p><text:span text:style-name="x6">ООО "Борус"</text:span></text:p>
          </table:table-cell>
          <table:table-cell table:style-name="x6" office:value="137.350" office:value-type="float">
            <text:p><text:span text:style-name="x6">137.350</text:span></text:p>
          </table:table-cell>
          <table:table-cell table:style-name="x7" office:value="25421.000" office:value-type="float">
            <text:p><text:span text:style-name="x7">25421.000</text:span></text:p>
          </table:table-cell>
          <table:table-cell table:style-name="x6" office:value="25421.000" office:value-type="float">
            <text:p><text:span text:style-name="x6">25421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25421.000" office:value-type="float">
            <text:p><text:span text:style-name="x7">25421.000</text:span></text:p>
          </table:table-cell>
          <table:table-cell table:style-name="x6" office:value="22805.450" office:value-type="float">
            <text:p><text:span text:style-name="x6">22805.45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-199.250" office:value-type="float">
            <text:p><text:span text:style-name="x6">-199.25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14.350" office:value-type="float">
            <text:p><text:span text:style-name="x6">14.350</text:span></text:p>
          </table:table-cell>
          <table:table-cell table:style-name="x7" office:value="22620.550" office:value-type="float">
            <text:p><text:span text:style-name="x7">22620.550</text:span></text:p>
          </table:table-cell>
          <table:table-cell table:style-name="x6" office:value="2925.500" office:value-type="float">
            <text:p><text:span text:style-name="x6">2925.500</text:span></text:p>
          </table:table-cell>
          <table:table-cell table:style-name="x6" office:value="2937.800" office:value-type="float">
            <text:p><text:span text:style-name="x6">2937.800</text:span></text:p>
          </table:table-cell>
          <table:table-cell table:style-name="x8" office:value="None" office:value-type="string"/>
        </table:table-row>
        <table:table-row table:style-name="bafc2f3783a0446336a0ee167c348b28">
          <table:table-cell table:style-name="x6" office:value="120" office:value-type="float">
            <text:p><text:span text:style-name="x6">120</text:span></text:p>
          </table:table-cell>
          <table:table-cell table:style-name="x6" office:value="None" office:value-type="string">
            <text:p><text:span text:style-name="x6">ООО "Легион-1"</text:span></text:p>
          </table:table-cell>
          <table:table-cell table:style-name="x6" office:value="23.700" office:value-type="float">
            <text:p><text:span text:style-name="x6">23.700</text:span></text:p>
          </table:table-cell>
          <table:table-cell table:style-name="x7" office:value="None" office:value-type="string"/>
          <table:table-cell table:style-name="x6" office:value="385.000" office:value-type="float">
            <text:p><text:span text:style-name="x6">385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385.000" office:value-type="float">
            <text:p><text:span text:style-name="x7">385.000</text:span></text:p>
          </table:table-cell>
          <table:table-cell table:style-name="x6" office:value="341.600" office:value-type="float">
            <text:p><text:span text:style-name="x6">341.6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341.600" office:value-type="float">
            <text:p><text:span text:style-name="x7">341.600</text:span></text:p>
          </table:table-cell>
          <table:table-cell table:style-name="x6" office:value="67.100" office:value-type="float">
            <text:p><text:span text:style-name="x6">67.100</text:span></text:p>
          </table:table-cell>
          <table:table-cell table:style-name="x6" office:value="67.100" office:value-type="float">
            <text:p><text:span text:style-name="x6">67.100</text:span></text:p>
          </table:table-cell>
          <table:table-cell table:style-name="x8" office:value="None" office:value-type="string"/>
        </table:table-row>
        <table:table-row table:style-name="7d98c1456433085991cd935f0abafae6">
          <table:table-cell table:style-name="x6" office:value="120" office:value-type="float">
            <text:p><text:span text:style-name="x6">120</text:span></text:p>
          </table:table-cell>
          <table:table-cell table:style-name="x6" office:value="None" office:value-type="string">
            <text:p><text:span text:style-name="x6">ООО "Сервико" Красноярск</text:span></text:p>
          </table:table-cell>
          <table:table-cell table:style-name="x6" office:value="1576.400" office:value-type="float">
            <text:p><text:span text:style-name="x6">1576.400</text:span></text:p>
          </table:table-cell>
          <table:table-cell table:style-name="x7" office:value="13519.000" office:value-type="float">
            <text:p><text:span text:style-name="x7">13519.000</text:span></text:p>
          </table:table-cell>
          <table:table-cell table:style-name="x6" office:value="13519.000" office:value-type="float">
            <text:p><text:span text:style-name="x6">13519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2.100" office:value-type="float">
            <text:p><text:span text:style-name="x6">2.100</text:span></text:p>
          </table:table-cell>
          <table:table-cell table:style-name="x7" office:value="13521.100" office:value-type="float">
            <text:p><text:span text:style-name="x7">13521.100</text:span></text:p>
          </table:table-cell>
          <table:table-cell table:style-name="x6" office:value="12787.000" office:value-type="float">
            <text:p><text:span text:style-name="x6">12787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-145.000" office:value-type="float">
            <text:p><text:span text:style-name="x6">-145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30.850" office:value-type="float">
            <text:p><text:span text:style-name="x6">30.850</text:span></text:p>
          </table:table-cell>
          <table:table-cell table:style-name="x6" office:value="43.000" office:value-type="float">
            <text:p><text:span text:style-name="x6">43.000</text:span></text:p>
          </table:table-cell>
          <table:table-cell table:style-name="x7" office:value="12715.850" office:value-type="float">
            <text:p><text:span text:style-name="x7">12715.850</text:span></text:p>
          </table:table-cell>
          <table:table-cell table:style-name="x6" office:value="2381.650" office:value-type="float">
            <text:p><text:span text:style-name="x6">2381.650</text:span></text:p>
          </table:table-cell>
          <table:table-cell table:style-name="x6" office:value="2381.650" office:value-type="float">
            <text:p><text:span text:style-name="x6">2381.650</text:span></text:p>
          </table:table-cell>
          <table:table-cell table:style-name="x8" office:value="None" office:value-type="string"/>
        </table:table-row>
        <table:table-row table:style-name="256273f584734db5999d6f51b62da694">
          <table:table-cell table:style-name="x6" office:value="120" office:value-type="float">
            <text:p><text:span text:style-name="x6">120</text:span></text:p>
          </table:table-cell>
          <table:table-cell table:style-name="x6" office:value="None" office:value-type="string">
            <text:p><text:span text:style-name="x6">ООО "Скела"</text:span></text:p>
          </table:table-cell>
          <table:table-cell table:style-name="x6" office:value="1061.750" office:value-type="float">
            <text:p><text:span text:style-name="x6">1061.750</text:span></text:p>
          </table:table-cell>
          <table:table-cell table:style-name="x7" office:value="4851.000" office:value-type="float">
            <text:p><text:span text:style-name="x7">4851.000</text:span></text:p>
          </table:table-cell>
          <table:table-cell table:style-name="x6" office:value="6523.000" office:value-type="float">
            <text:p><text:span text:style-name="x6">6523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.100" office:value-type="float">
            <text:p><text:span text:style-name="x6">0.100</text:span></text:p>
          </table:table-cell>
          <table:table-cell table:style-name="x7" office:value="6523.100" office:value-type="float">
            <text:p><text:span text:style-name="x7">6523.100</text:span></text:p>
          </table:table-cell>
          <table:table-cell table:style-name="x6" office:value="6310.500" office:value-type="float">
            <text:p><text:span text:style-name="x6">6310.5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-7.500" office:value-type="float">
            <text:p><text:span text:style-name="x6">-7.5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.350" office:value-type="float">
            <text:p><text:span text:style-name="x6">0.350</text:span></text:p>
          </table:table-cell>
          <table:table-cell table:style-name="x6" office:value="0.700" office:value-type="float">
            <text:p><text:span text:style-name="x6">0.700</text:span></text:p>
          </table:table-cell>
          <table:table-cell table:style-name="x7" office:value="6304.050" office:value-type="float">
            <text:p><text:span text:style-name="x7">6304.050</text:span></text:p>
          </table:table-cell>
          <table:table-cell table:style-name="x6" office:value="1280.800" office:value-type="float">
            <text:p><text:span text:style-name="x6">1280.800</text:span></text:p>
          </table:table-cell>
          <table:table-cell table:style-name="x6" office:value="1280.800" office:value-type="float">
            <text:p><text:span text:style-name="x6">1280.800</text:span></text:p>
          </table:table-cell>
          <table:table-cell table:style-name="x8" office:value="None" office:value-type="string"/>
        </table:table-row>
        <table:table-row table:style-name="89a817a239a7ba0667e6aa21e77c31fb">
          <table:table-cell table:style-name="x6" office:value="120" office:value-type="float">
            <text:p><text:span text:style-name="x6">120</text:span></text:p>
          </table:table-cell>
          <table:table-cell table:style-name="x6" office:value="None" office:value-type="string">
            <text:p><text:span text:style-name="x6">ИП Нечай В.Н.</text:span></text:p>
          </table:table-cell>
          <table:table-cell table:style-name="x6" office:value="5.000" office:value-type="float">
            <text:p><text:span text:style-name="x6">5.000</text:span></text:p>
          </table:table-cell>
          <table:table-cell table:style-name="x7" office:value="None" office:value-type="string"/>
          <table:table-cell table:style-name="x6" office:value="12398.850" office:value-type="float">
            <text:p><text:span text:style-name="x6">12398.85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12398.850" office:value-type="float">
            <text:p><text:span text:style-name="x7">12398.850</text:span></text:p>
          </table:table-cell>
          <table:table-cell table:style-name="x6" office:value="11843.600" office:value-type="float">
            <text:p><text:span text:style-name="x6">11843.6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-19.300" office:value-type="float">
            <text:p><text:span text:style-name="x6">-19.3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.550" office:value-type="float">
            <text:p><text:span text:style-name="x6">0.550</text:span></text:p>
          </table:table-cell>
          <table:table-cell table:style-name="x7" office:value="11824.850" office:value-type="float">
            <text:p><text:span text:style-name="x7">11824.850</text:span></text:p>
          </table:table-cell>
          <table:table-cell table:style-name="x6" office:value="0.000" office:value-type="float">
            <text:p><text:span text:style-name="x6">0.000</text:span></text:p>
          </table:table-cell>
          <table:table-cell table:style-name="x6" office:value="579.000" office:value-type="float">
            <text:p><text:span text:style-name="x6">579.000</text:span></text:p>
          </table:table-cell>
          <table:table-cell table:style-name="x8" office:value="None" office:value-type="string"/>
        </table:table-row>
        <table:table-row table:style-name="a5c22cc2962b2bf408462b7b4dd169f4">
          <table:table-cell table:style-name="x6" office:value="120" office:value-type="float">
            <text:p><text:span text:style-name="x6">120</text:span></text:p>
          </table:table-cell>
          <table:table-cell table:style-name="x6" office:value="None" office:value-type="string">
            <text:p><text:span text:style-name="x6">ООО "Артель"</text:span></text:p>
          </table:table-cell>
          <table:table-cell table:style-name="x6" office:value="1886.100" office:value-type="float">
            <text:p><text:span text:style-name="x6">1886.100</text:span></text:p>
          </table:table-cell>
          <table:table-cell table:style-name="x7" office:value="13636.000" office:value-type="float">
            <text:p><text:span text:style-name="x7">13636.000</text:span></text:p>
          </table:table-cell>
          <table:table-cell table:style-name="x6" office:value="13636.000" office:value-type="float">
            <text:p><text:span text:style-name="x6">13636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13636.000" office:value-type="float">
            <text:p><text:span text:style-name="x7">13636.000</text:span></text:p>
          </table:table-cell>
          <table:table-cell table:style-name="x6" office:value="1719.000" office:value-type="float">
            <text:p><text:span text:style-name="x6">1719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1719.000" office:value-type="float">
            <text:p><text:span text:style-name="x7">1719.000</text:span></text:p>
          </table:table-cell>
          <table:table-cell table:style-name="x6" office:value="1405.250" office:value-type="float">
            <text:p><text:span text:style-name="x6">1405.250</text:span></text:p>
          </table:table-cell>
          <table:table-cell table:style-name="x6" office:value="13803.100" office:value-type="float">
            <text:p><text:span text:style-name="x6">13803.100</text:span></text:p>
          </table:table-cell>
          <table:table-cell table:style-name="x8" office:value="None" office:value-type="string"/>
        </table:table-row>
        <table:table-row table:style-name="4d5f993c7a52d72079619e2fb0aefba8">
          <table:table-cell table:style-name="x6" office:value="120" office:value-type="float">
            <text:p><text:span text:style-name="x6">120</text:span></text:p>
          </table:table-cell>
          <table:table-cell table:style-name="x6" office:value="None" office:value-type="string">
            <text:p><text:span text:style-name="x6">ООО "24 Регион"</text:span></text:p>
          </table:table-cell>
          <table:table-cell table:style-name="x6" office:value="835.200" office:value-type="float">
            <text:p><text:span text:style-name="x6">835.200</text:span></text:p>
          </table:table-cell>
          <table:table-cell table:style-name="x7" office:value="None" office:value-type="string"/>
          <table:table-cell table:style-name="x6" office:value="11990.000" office:value-type="float">
            <text:p><text:span text:style-name="x6">11990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11990.000" office:value-type="float">
            <text:p><text:span text:style-name="x7">11990.000</text:span></text:p>
          </table:table-cell>
          <table:table-cell table:style-name="x6" office:value="10552.200" office:value-type="float">
            <text:p><text:span text:style-name="x6">10552.2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-47.000" office:value-type="float">
            <text:p><text:span text:style-name="x6">-47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10505.200" office:value-type="float">
            <text:p><text:span text:style-name="x7">10505.200</text:span></text:p>
          </table:table-cell>
          <table:table-cell table:style-name="x6" office:value="2239.100" office:value-type="float">
            <text:p><text:span text:style-name="x6">2239.100</text:span></text:p>
          </table:table-cell>
          <table:table-cell table:style-name="x6" office:value="2320.000" office:value-type="float">
            <text:p><text:span text:style-name="x6">2320.000</text:span></text:p>
          </table:table-cell>
          <table:table-cell table:style-name="x8" office:value="None" office:value-type="string"/>
        </table:table-row>
        <table:table-row table:style-name="add7bf426b0a3ac0a43905382e223d63">
          <table:table-cell table:style-name="x6" office:value="120" office:value-type="float">
            <text:p><text:span text:style-name="x6">120</text:span></text:p>
          </table:table-cell>
          <table:table-cell table:style-name="x6" office:value="None" office:value-type="string">
            <text:p><text:span text:style-name="x6">ООО "Юнитрэйд"</text:span></text:p>
          </table:table-cell>
          <table:table-cell table:style-name="x6" office:value="126.350" office:value-type="float">
            <text:p><text:span text:style-name="x6">126.350</text:span></text:p>
          </table:table-cell>
          <table:table-cell table:style-name="x7" office:value="24541.000" office:value-type="float">
            <text:p><text:span text:style-name="x7">24541.000</text:span></text:p>
          </table:table-cell>
          <table:table-cell table:style-name="x6" office:value="24376.000" office:value-type="float">
            <text:p><text:span text:style-name="x6">24376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6.950" office:value-type="float">
            <text:p><text:span text:style-name="x6">6.950</text:span></text:p>
          </table:table-cell>
          <table:table-cell table:style-name="x7" office:value="24382.950" office:value-type="float">
            <text:p><text:span text:style-name="x7">24382.950</text:span></text:p>
          </table:table-cell>
          <table:table-cell table:style-name="x6" office:value="21706.650" office:value-type="float">
            <text:p><text:span text:style-name="x6">21706.65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-6.000" office:value-type="float">
            <text:p><text:span text:style-name="x6">-6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79.300" office:value-type="float">
            <text:p><text:span text:style-name="x6">79.300</text:span></text:p>
          </table:table-cell>
          <table:table-cell table:style-name="x7" office:value="21779.950" office:value-type="float">
            <text:p><text:span text:style-name="x7">21779.950</text:span></text:p>
          </table:table-cell>
          <table:table-cell table:style-name="x6" office:value="2723.150" office:value-type="float">
            <text:p><text:span text:style-name="x6">2723.150</text:span></text:p>
          </table:table-cell>
          <table:table-cell table:style-name="x6" office:value="2729.350" office:value-type="float">
            <text:p><text:span text:style-name="x6">2729.350</text:span></text:p>
          </table:table-cell>
          <table:table-cell table:style-name="x8" office:value="None" office:value-type="string"/>
        </table:table-row>
        <table:table-row table:style-name="85324ae3bee9f1bce54dbbc068576029">
          <table:table-cell table:style-name="x9" office:value="120" office:value-type="float">
            <text:p><text:span text:style-name="x9">120</text:span></text:p>
          </table:table-cell>
          <table:table-cell table:style-name="x10" office:value="None" office:value-type="string">
            <text:p><text:span text:style-name="x10">Итого по региону:</text:span></text:p>
          </table:table-cell>
          <table:table-cell table:style-name="x10" office:value="6971.35" office:value-type="float">
            <text:p><text:span text:style-name="x10">6971.35</text:span></text:p>
          </table:table-cell>
          <table:table-cell table:style-name="x10" office:value="88711.0" office:value-type="float">
            <text:p><text:span text:style-name="x10">88711.0</text:span></text:p>
          </table:table-cell>
          <table:table-cell table:style-name="x10" office:value="114991.85" office:value-type="float">
            <text:p><text:span text:style-name="x10">114991.85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9.15" office:value-type="float">
            <text:p><text:span text:style-name="x10">9.15</text:span></text:p>
          </table:table-cell>
          <table:table-cell table:style-name="x10" office:value="115001.0" office:value-type="float">
            <text:p><text:span text:style-name="x10">115001.0</text:span></text:p>
          </table:table-cell>
          <table:table-cell table:style-name="x10" office:value="95702.05" office:value-type="float">
            <text:p><text:span text:style-name="x10">95702.05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-424.05" office:value-type="float">
            <text:p><text:span text:style-name="x10">-424.05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31.2" office:value-type="float">
            <text:p><text:span text:style-name="x10">31.2</text:span></text:p>
          </table:table-cell>
          <table:table-cell table:style-name="x10" office:value="137.9" office:value-type="float">
            <text:p><text:span text:style-name="x10">137.9</text:span></text:p>
          </table:table-cell>
          <table:table-cell table:style-name="x10" office:value="95447.1" office:value-type="float">
            <text:p><text:span text:style-name="x10">95447.1</text:span></text:p>
          </table:table-cell>
          <table:table-cell table:style-name="x10" office:value="13474.0" office:value-type="float">
            <text:p><text:span text:style-name="x10">13474.0</text:span></text:p>
          </table:table-cell>
          <table:table-cell table:style-name="x10" office:value="26525.25" office:value-type="float">
            <text:p><text:span text:style-name="x10">26525.25</text:span></text:p>
          </table:table-cell>
          <table:table-cell table:style-name="x10" office:value="None" office:value-type="string"/>
        </table:table-row>
        <table:table-row table:style-name="6a48f57231ab25ec9cb196b2d4ca1ce1"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8" office:value="None" office:value-type="string"/>
        </table:table-row>
        <table:table-row table:style-name="dd2d19036dfe960377455ac6fe32202d">
          <table:table-cell table:style-name="x6" office:value="130" office:value-type="float">
            <text:p><text:span text:style-name="x6">130</text:span></text:p>
          </table:table-cell>
          <table:table-cell table:style-name="x6" office:value="None" office:value-type="string">
            <text:p><text:span text:style-name="x6">ООО "Техноопт"</text:span></text:p>
          </table:table-cell>
          <table:table-cell table:style-name="x6" office:value="5.150" office:value-type="float">
            <text:p><text:span text:style-name="x6">5.150</text:span></text:p>
          </table:table-cell>
          <table:table-cell table:style-name="x7" office:value="3784.000" office:value-type="float">
            <text:p><text:span text:style-name="x7">3784.000</text:span></text:p>
          </table:table-cell>
          <table:table-cell table:style-name="x6" office:value="3784.000" office:value-type="float">
            <text:p><text:span text:style-name="x6">3784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3784.000" office:value-type="float">
            <text:p><text:span text:style-name="x7">3784.000</text:span></text:p>
          </table:table-cell>
          <table:table-cell table:style-name="x6" office:value="3262.700" office:value-type="float">
            <text:p><text:span text:style-name="x6">3262.7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-9.050" office:value-type="float">
            <text:p><text:span text:style-name="x6">-9.05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-23.300" office:value-type="float">
            <text:p><text:span text:style-name="x6">-23.300</text:span></text:p>
          </table:table-cell>
          <table:table-cell table:style-name="x7" office:value="3230.350" office:value-type="float">
            <text:p><text:span text:style-name="x7">3230.350</text:span></text:p>
          </table:table-cell>
          <table:table-cell table:style-name="x6" office:value="548.800" office:value-type="float">
            <text:p><text:span text:style-name="x6">548.800</text:span></text:p>
          </table:table-cell>
          <table:table-cell table:style-name="x6" office:value="558.800" office:value-type="float">
            <text:p><text:span text:style-name="x6">558.800</text:span></text:p>
          </table:table-cell>
          <table:table-cell table:style-name="x8" office:value="None" office:value-type="string"/>
        </table:table-row>
        <table:table-row table:style-name="c64486ebab45c5b61c676642f2329232">
          <table:table-cell table:style-name="x9" office:value="130" office:value-type="float">
            <text:p><text:span text:style-name="x9">130</text:span></text:p>
          </table:table-cell>
          <table:table-cell table:style-name="x10" office:value="None" office:value-type="string">
            <text:p><text:span text:style-name="x10">Итого по региону:</text:span></text:p>
          </table:table-cell>
          <table:table-cell table:style-name="x10" office:value="5.15" office:value-type="float">
            <text:p><text:span text:style-name="x10">5.15</text:span></text:p>
          </table:table-cell>
          <table:table-cell table:style-name="x10" office:value="3784.0" office:value-type="float">
            <text:p><text:span text:style-name="x10">3784.0</text:span></text:p>
          </table:table-cell>
          <table:table-cell table:style-name="x10" office:value="3784.0" office:value-type="float">
            <text:p><text:span text:style-name="x10">3784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3784.0" office:value-type="float">
            <text:p><text:span text:style-name="x10">3784.0</text:span></text:p>
          </table:table-cell>
          <table:table-cell table:style-name="x10" office:value="3262.7" office:value-type="float">
            <text:p><text:span text:style-name="x10">3262.7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-9.05" office:value-type="float">
            <text:p><text:span text:style-name="x10">-9.05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-23.3" office:value-type="float">
            <text:p><text:span text:style-name="x10">-23.3</text:span></text:p>
          </table:table-cell>
          <table:table-cell table:style-name="x10" office:value="3230.35" office:value-type="float">
            <text:p><text:span text:style-name="x10">3230.35</text:span></text:p>
          </table:table-cell>
          <table:table-cell table:style-name="x10" office:value="548.8" office:value-type="float">
            <text:p><text:span text:style-name="x10">548.8</text:span></text:p>
          </table:table-cell>
          <table:table-cell table:style-name="x10" office:value="558.8" office:value-type="float">
            <text:p><text:span text:style-name="x10">558.8</text:span></text:p>
          </table:table-cell>
          <table:table-cell table:style-name="x10" office:value="None" office:value-type="string"/>
        </table:table-row>
        <table:table-row table:style-name="66e4891203b13f410c2ee0e029a5ed08"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8" office:value="None" office:value-type="string"/>
        </table:table-row>
        <table:table-row table:style-name="42ce49244a054b8f0d3bdc3a36d60e6f">
          <table:table-cell table:style-name="x6" office:value="140" office:value-type="float">
            <text:p><text:span text:style-name="x6">140</text:span></text:p>
          </table:table-cell>
          <table:table-cell table:style-name="x6" office:value="None" office:value-type="string">
            <text:p><text:span text:style-name="x6">ООО "МАНА"</text:span></text:p>
          </table:table-cell>
          <table:table-cell table:style-name="x6" office:value="587.550" office:value-type="float">
            <text:p><text:span text:style-name="x6">587.550</text:span></text:p>
          </table:table-cell>
          <table:table-cell table:style-name="x7" office:value="8250.000" office:value-type="float">
            <text:p><text:span text:style-name="x7">8250.000</text:span></text:p>
          </table:table-cell>
          <table:table-cell table:style-name="x6" office:value="8250.000" office:value-type="float">
            <text:p><text:span text:style-name="x6">8250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8250.000" office:value-type="float">
            <text:p><text:span text:style-name="x7">8250.000</text:span></text:p>
          </table:table-cell>
          <table:table-cell table:style-name="x6" office:value="8267.900" office:value-type="float">
            <text:p><text:span text:style-name="x6">8267.9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-0.800" office:value-type="float">
            <text:p><text:span text:style-name="x6">-0.8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32.000" office:value-type="float">
            <text:p><text:span text:style-name="x6">32.000</text:span></text:p>
          </table:table-cell>
          <table:table-cell table:style-name="x6" office:value="2.100" office:value-type="float">
            <text:p><text:span text:style-name="x6">2.100</text:span></text:p>
          </table:table-cell>
          <table:table-cell table:style-name="x7" office:value="8301.200" office:value-type="float">
            <text:p><text:span text:style-name="x7">8301.200</text:span></text:p>
          </table:table-cell>
          <table:table-cell table:style-name="x6" office:value="531.350" office:value-type="float">
            <text:p><text:span text:style-name="x6">531.350</text:span></text:p>
          </table:table-cell>
          <table:table-cell table:style-name="x6" office:value="536.350" office:value-type="float">
            <text:p><text:span text:style-name="x6">536.350</text:span></text:p>
          </table:table-cell>
          <table:table-cell table:style-name="x8" office:value="None" office:value-type="string"/>
        </table:table-row>
        <table:table-row table:style-name="442966d4135dd3981b5564fc4fd39225">
          <table:table-cell table:style-name="x9" office:value="140" office:value-type="float">
            <text:p><text:span text:style-name="x9">140</text:span></text:p>
          </table:table-cell>
          <table:table-cell table:style-name="x10" office:value="None" office:value-type="string">
            <text:p><text:span text:style-name="x10">Итого по региону:</text:span></text:p>
          </table:table-cell>
          <table:table-cell table:style-name="x10" office:value="587.55" office:value-type="float">
            <text:p><text:span text:style-name="x10">587.55</text:span></text:p>
          </table:table-cell>
          <table:table-cell table:style-name="x10" office:value="8250.0" office:value-type="float">
            <text:p><text:span text:style-name="x10">8250.0</text:span></text:p>
          </table:table-cell>
          <table:table-cell table:style-name="x10" office:value="8250.0" office:value-type="float">
            <text:p><text:span text:style-name="x10">825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8250.0" office:value-type="float">
            <text:p><text:span text:style-name="x10">8250.0</text:span></text:p>
          </table:table-cell>
          <table:table-cell table:style-name="x10" office:value="8267.9" office:value-type="float">
            <text:p><text:span text:style-name="x10">8267.9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-0.8" office:value-type="float">
            <text:p><text:span text:style-name="x10">-0.8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32.0" office:value-type="float">
            <text:p><text:span text:style-name="x10">32.0</text:span></text:p>
          </table:table-cell>
          <table:table-cell table:style-name="x10" office:value="2.1" office:value-type="float">
            <text:p><text:span text:style-name="x10">2.1</text:span></text:p>
          </table:table-cell>
          <table:table-cell table:style-name="x10" office:value="8301.2" office:value-type="float">
            <text:p><text:span text:style-name="x10">8301.2</text:span></text:p>
          </table:table-cell>
          <table:table-cell table:style-name="x10" office:value="531.35" office:value-type="float">
            <text:p><text:span text:style-name="x10">531.35</text:span></text:p>
          </table:table-cell>
          <table:table-cell table:style-name="x10" office:value="536.35" office:value-type="float">
            <text:p><text:span text:style-name="x10">536.35</text:span></text:p>
          </table:table-cell>
          <table:table-cell table:style-name="x10" office:value="None" office:value-type="string"/>
        </table:table-row>
        <table:table-row table:style-name="fb5d1ca7946d1aa174ff7f98d50d37a7"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8" office:value="None" office:value-type="string"/>
        </table:table-row>
        <table:table-row table:style-name="36b6544790d939a38b70e4a7c7863d02">
          <table:table-cell table:style-name="x6" office:value="150" office:value-type="float">
            <text:p><text:span text:style-name="x6">150</text:span></text:p>
          </table:table-cell>
          <table:table-cell table:style-name="x6" office:value="None" office:value-type="string">
            <text:p><text:span text:style-name="x6">ООО "НОЯБРЬ"</text:span></text:p>
          </table:table-cell>
          <table:table-cell table:style-name="x6" office:value="-1.550" office:value-type="float">
            <text:p><text:span text:style-name="x6">-1.550</text:span></text:p>
          </table:table-cell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0" office:value-type="float">
            <text:p><text:span text:style-name="x7">0</text:span></text:p>
          </table:table-cell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0" office:value-type="float">
            <text:p><text:span text:style-name="x7">0</text:span></text:p>
          </table:table-cell>
          <table:table-cell table:style-name="x6" office:value="-1.550" office:value-type="float">
            <text:p><text:span text:style-name="x6">-1.550</text:span></text:p>
          </table:table-cell>
          <table:table-cell table:style-name="x6" office:value="-1.550" office:value-type="float">
            <text:p><text:span text:style-name="x6">-1.550</text:span></text:p>
          </table:table-cell>
          <table:table-cell table:style-name="x8" office:value="None" office:value-type="string"/>
        </table:table-row>
        <table:table-row table:style-name="24a575efa768cab4f0c49d15974480c8">
          <table:table-cell table:style-name="x6" office:value="150" office:value-type="float">
            <text:p><text:span text:style-name="x6">150</text:span></text:p>
          </table:table-cell>
          <table:table-cell table:style-name="x6" office:value="None" office:value-type="string">
            <text:p><text:span text:style-name="x6">ООО "Сервико" Канск</text:span></text:p>
          </table:table-cell>
          <table:table-cell table:style-name="x6" office:value="2434.800" office:value-type="float">
            <text:p><text:span text:style-name="x6">2434.800</text:span></text:p>
          </table:table-cell>
          <table:table-cell table:style-name="x7" office:value="6336.000" office:value-type="float">
            <text:p><text:span text:style-name="x7">6336.000</text:span></text:p>
          </table:table-cell>
          <table:table-cell table:style-name="x6" office:value="6336.000" office:value-type="float">
            <text:p><text:span text:style-name="x6">6336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.950" office:value-type="float">
            <text:p><text:span text:style-name="x6">0.950</text:span></text:p>
          </table:table-cell>
          <table:table-cell table:style-name="x7" office:value="6336.950" office:value-type="float">
            <text:p><text:span text:style-name="x7">6336.950</text:span></text:p>
          </table:table-cell>
          <table:table-cell table:style-name="x6" office:value="8033.000" office:value-type="float">
            <text:p><text:span text:style-name="x6">8033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-37.450" office:value-type="float">
            <text:p><text:span text:style-name="x6">-37.45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26.450" office:value-type="float">
            <text:p><text:span text:style-name="x6">26.450</text:span></text:p>
          </table:table-cell>
          <table:table-cell table:style-name="x6" office:value="0.900" office:value-type="float">
            <text:p><text:span text:style-name="x6">0.900</text:span></text:p>
          </table:table-cell>
          <table:table-cell table:style-name="x7" office:value="8022.900" office:value-type="float">
            <text:p><text:span text:style-name="x7">8022.900</text:span></text:p>
          </table:table-cell>
          <table:table-cell table:style-name="x6" office:value="748.850" office:value-type="float">
            <text:p><text:span text:style-name="x6">748.850</text:span></text:p>
          </table:table-cell>
          <table:table-cell table:style-name="x6" office:value="748.850" office:value-type="float">
            <text:p><text:span text:style-name="x6">748.850</text:span></text:p>
          </table:table-cell>
          <table:table-cell table:style-name="x8" office:value="None" office:value-type="string"/>
        </table:table-row>
        <table:table-row table:style-name="7cf645225c9d23ac38dc340564817015">
          <table:table-cell table:style-name="x6" office:value="150" office:value-type="float">
            <text:p><text:span text:style-name="x6">150</text:span></text:p>
          </table:table-cell>
          <table:table-cell table:style-name="x6" office:value="None" office:value-type="string">
            <text:p><text:span text:style-name="x6">ООО "Техноопт Канск"</text:span></text:p>
          </table:table-cell>
          <table:table-cell table:style-name="x6" office:value="14.100" office:value-type="float">
            <text:p><text:span text:style-name="x6">14.100</text:span></text:p>
          </table:table-cell>
          <table:table-cell table:style-name="x7" office:value="2211.000" office:value-type="float">
            <text:p><text:span text:style-name="x7">2211.000</text:span></text:p>
          </table:table-cell>
          <table:table-cell table:style-name="x6" office:value="2211.000" office:value-type="float">
            <text:p><text:span text:style-name="x6">2211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10.000" office:value-type="float">
            <text:p><text:span text:style-name="x6">10.000</text:span></text:p>
          </table:table-cell>
          <table:table-cell table:style-name="x7" office:value="2221.000" office:value-type="float">
            <text:p><text:span text:style-name="x7">2221.000</text:span></text:p>
          </table:table-cell>
          <table:table-cell table:style-name="x6" office:value="1953.850" office:value-type="float">
            <text:p><text:span text:style-name="x6">1953.85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-5.050" office:value-type="float">
            <text:p><text:span text:style-name="x6">-5.05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12.800" office:value-type="float">
            <text:p><text:span text:style-name="x6">12.800</text:span></text:p>
          </table:table-cell>
          <table:table-cell table:style-name="x7" office:value="1961.600" office:value-type="float">
            <text:p><text:span text:style-name="x7">1961.600</text:span></text:p>
          </table:table-cell>
          <table:table-cell table:style-name="x6" office:value="168.500" office:value-type="float">
            <text:p><text:span text:style-name="x6">168.500</text:span></text:p>
          </table:table-cell>
          <table:table-cell table:style-name="x6" office:value="273.500" office:value-type="float">
            <text:p><text:span text:style-name="x6">273.500</text:span></text:p>
          </table:table-cell>
          <table:table-cell table:style-name="x8" office:value="None" office:value-type="string"/>
        </table:table-row>
        <table:table-row table:style-name="91d0b934b86feca7c4bd996ff6238610">
          <table:table-cell table:style-name="x9" office:value="150" office:value-type="float">
            <text:p><text:span text:style-name="x9">150</text:span></text:p>
          </table:table-cell>
          <table:table-cell table:style-name="x10" office:value="None" office:value-type="string">
            <text:p><text:span text:style-name="x10">Итого по региону:</text:span></text:p>
          </table:table-cell>
          <table:table-cell table:style-name="x10" office:value="2447.35" office:value-type="float">
            <text:p><text:span text:style-name="x10">2447.35</text:span></text:p>
          </table:table-cell>
          <table:table-cell table:style-name="x10" office:value="8547.0" office:value-type="float">
            <text:p><text:span text:style-name="x10">8547.0</text:span></text:p>
          </table:table-cell>
          <table:table-cell table:style-name="x10" office:value="8547.0" office:value-type="float">
            <text:p><text:span text:style-name="x10">8547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10.95" office:value-type="float">
            <text:p><text:span text:style-name="x10">10.95</text:span></text:p>
          </table:table-cell>
          <table:table-cell table:style-name="x10" office:value="8557.95" office:value-type="float">
            <text:p><text:span text:style-name="x10">8557.95</text:span></text:p>
          </table:table-cell>
          <table:table-cell table:style-name="x10" office:value="9986.85" office:value-type="float">
            <text:p><text:span text:style-name="x10">9986.85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-42.5" office:value-type="float">
            <text:p><text:span text:style-name="x10">-42.5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26.45" office:value-type="float">
            <text:p><text:span text:style-name="x10">26.45</text:span></text:p>
          </table:table-cell>
          <table:table-cell table:style-name="x10" office:value="13.7" office:value-type="float">
            <text:p><text:span text:style-name="x10">13.7</text:span></text:p>
          </table:table-cell>
          <table:table-cell table:style-name="x10" office:value="9984.5" office:value-type="float">
            <text:p><text:span text:style-name="x10">9984.5</text:span></text:p>
          </table:table-cell>
          <table:table-cell table:style-name="x10" office:value="915.8" office:value-type="float">
            <text:p><text:span text:style-name="x10">915.8</text:span></text:p>
          </table:table-cell>
          <table:table-cell table:style-name="x10" office:value="1020.8" office:value-type="float">
            <text:p><text:span text:style-name="x10">1020.8</text:span></text:p>
          </table:table-cell>
          <table:table-cell table:style-name="x10" office:value="None" office:value-type="string"/>
        </table:table-row>
        <table:table-row table:style-name="07807306aa9b00897e78ad88c374c685"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8" office:value="None" office:value-type="string"/>
        </table:table-row>
        <table:table-row table:style-name="b8d2d84e23729589e50518c194072e1f">
          <table:table-cell table:style-name="x6" office:value="160" office:value-type="float">
            <text:p><text:span text:style-name="x6">160</text:span></text:p>
          </table:table-cell>
          <table:table-cell table:style-name="x6" office:value="None" office:value-type="string">
            <text:p><text:span text:style-name="x6">ООО "КАиР"</text:span></text:p>
          </table:table-cell>
          <table:table-cell table:style-name="x6" office:value="521.850" office:value-type="float">
            <text:p><text:span text:style-name="x6">521.850</text:span></text:p>
          </table:table-cell>
          <table:table-cell table:style-name="x7" office:value="9735.000" office:value-type="float">
            <text:p><text:span text:style-name="x7">9735.000</text:span></text:p>
          </table:table-cell>
          <table:table-cell table:style-name="x6" office:value="9735.000" office:value-type="float">
            <text:p><text:span text:style-name="x6">9735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9.950" office:value-type="float">
            <text:p><text:span text:style-name="x6">9.950</text:span></text:p>
          </table:table-cell>
          <table:table-cell table:style-name="x7" office:value="9744.950" office:value-type="float">
            <text:p><text:span text:style-name="x7">9744.950</text:span></text:p>
          </table:table-cell>
          <table:table-cell table:style-name="x6" office:value="8984.350" office:value-type="float">
            <text:p><text:span text:style-name="x6">8984.35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8.800" office:value-type="float">
            <text:p><text:span text:style-name="x6">8.800</text:span></text:p>
          </table:table-cell>
          <table:table-cell table:style-name="x7" office:value="8993.150" office:value-type="float">
            <text:p><text:span text:style-name="x7">8993.150</text:span></text:p>
          </table:table-cell>
          <table:table-cell table:style-name="x6" office:value="1273.650" office:value-type="float">
            <text:p><text:span text:style-name="x6">1273.650</text:span></text:p>
          </table:table-cell>
          <table:table-cell table:style-name="x6" office:value="1273.650" office:value-type="float">
            <text:p><text:span text:style-name="x6">1273.650</text:span></text:p>
          </table:table-cell>
          <table:table-cell table:style-name="x8" office:value="None" office:value-type="string"/>
        </table:table-row>
        <table:table-row table:style-name="f320db301d5f737581c351848838536a">
          <table:table-cell table:style-name="x9" office:value="160" office:value-type="float">
            <text:p><text:span text:style-name="x9">160</text:span></text:p>
          </table:table-cell>
          <table:table-cell table:style-name="x10" office:value="None" office:value-type="string">
            <text:p><text:span text:style-name="x10">Итого по региону:</text:span></text:p>
          </table:table-cell>
          <table:table-cell table:style-name="x10" office:value="521.85" office:value-type="float">
            <text:p><text:span text:style-name="x10">521.85</text:span></text:p>
          </table:table-cell>
          <table:table-cell table:style-name="x10" office:value="9735.0" office:value-type="float">
            <text:p><text:span text:style-name="x10">9735.0</text:span></text:p>
          </table:table-cell>
          <table:table-cell table:style-name="x10" office:value="9735.0" office:value-type="float">
            <text:p><text:span text:style-name="x10">9735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9.95" office:value-type="float">
            <text:p><text:span text:style-name="x10">9.95</text:span></text:p>
          </table:table-cell>
          <table:table-cell table:style-name="x10" office:value="9744.95" office:value-type="float">
            <text:p><text:span text:style-name="x10">9744.95</text:span></text:p>
          </table:table-cell>
          <table:table-cell table:style-name="x10" office:value="8984.35" office:value-type="float">
            <text:p><text:span text:style-name="x10">8984.35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8.8" office:value-type="float">
            <text:p><text:span text:style-name="x10">8.8</text:span></text:p>
          </table:table-cell>
          <table:table-cell table:style-name="x10" office:value="8993.15" office:value-type="float">
            <text:p><text:span text:style-name="x10">8993.15</text:span></text:p>
          </table:table-cell>
          <table:table-cell table:style-name="x10" office:value="1273.65" office:value-type="float">
            <text:p><text:span text:style-name="x10">1273.65</text:span></text:p>
          </table:table-cell>
          <table:table-cell table:style-name="x10" office:value="1273.65" office:value-type="float">
            <text:p><text:span text:style-name="x10">1273.65</text:span></text:p>
          </table:table-cell>
          <table:table-cell table:style-name="x10" office:value="None" office:value-type="string"/>
        </table:table-row>
        <table:table-row table:style-name="f92744137d8d91f701b2829ad6b91def"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8" office:value="None" office:value-type="string"/>
        </table:table-row>
        <table:table-row table:style-name="c76a59c7188ff153d1f3d2b8d5fc8a47">
          <table:table-cell table:style-name="x6" office:value="190" office:value-type="float">
            <text:p><text:span text:style-name="x6">190</text:span></text:p>
          </table:table-cell>
          <table:table-cell table:style-name="x6" office:value="None" office:value-type="string">
            <text:p><text:span text:style-name="x6">ООО "Джой"</text:span></text:p>
          </table:table-cell>
          <table:table-cell table:style-name="x6" office:value="1.350" office:value-type="float">
            <text:p><text:span text:style-name="x6">1.350</text:span></text:p>
          </table:table-cell>
          <table:table-cell table:style-name="x7" office:value="None" office:value-type="string"/>
          <table:table-cell table:style-name="x6" office:value="0" office:value-type="float">
            <text:p><text:span text:style-name="x6">0</text:span></text:p>
          </table:table-cell>
          <table:table-cell table:style-name="x6" office:value="28.500" office:value-type="float">
            <text:p><text:span text:style-name="x6">28.5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28.500" office:value-type="float">
            <text:p><text:span text:style-name="x7">28.500</text:span></text:p>
          </table:table-cell>
          <table:table-cell table:style-name="x6" office:value="28.000" office:value-type="float">
            <text:p><text:span text:style-name="x6">28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28.000" office:value-type="float">
            <text:p><text:span text:style-name="x7">28.000</text:span></text:p>
          </table:table-cell>
          <table:table-cell table:style-name="x6" office:value="0.850" office:value-type="float">
            <text:p><text:span text:style-name="x6">0.850</text:span></text:p>
          </table:table-cell>
          <table:table-cell table:style-name="x6" office:value="1.850" office:value-type="float">
            <text:p><text:span text:style-name="x6">1.850</text:span></text:p>
          </table:table-cell>
          <table:table-cell table:style-name="x8" office:value="None" office:value-type="string"/>
        </table:table-row>
        <table:table-row table:style-name="d77d5a347e1e69364f522b0c92386821">
          <table:table-cell table:style-name="x6" office:value="190" office:value-type="float">
            <text:p><text:span text:style-name="x6">190</text:span></text:p>
          </table:table-cell>
          <table:table-cell table:style-name="x6" office:value="None" office:value-type="string">
            <text:p><text:span text:style-name="x6">ООО "ДЭД"</text:span></text:p>
          </table:table-cell>
          <table:table-cell table:style-name="x6" office:value="96.250" office:value-type="float">
            <text:p><text:span text:style-name="x6">96.250</text:span></text:p>
          </table:table-cell>
          <table:table-cell table:style-name="x7" office:value="6413.000" office:value-type="float">
            <text:p><text:span text:style-name="x7">6413.000</text:span></text:p>
          </table:table-cell>
          <table:table-cell table:style-name="x6" office:value="6413.000" office:value-type="float">
            <text:p><text:span text:style-name="x6">6413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6413.000" office:value-type="float">
            <text:p><text:span text:style-name="x7">6413.000</text:span></text:p>
          </table:table-cell>
          <table:table-cell table:style-name="x6" office:value="5462.750" office:value-type="float">
            <text:p><text:span text:style-name="x6">5462.750</text:span></text:p>
          </table:table-cell>
          <table:table-cell table:style-name="x6" office:value="659.000" office:value-type="float">
            <text:p><text:span text:style-name="x6">659.000</text:span></text:p>
          </table:table-cell>
          <table:table-cell table:style-name="x6" office:value="-5.050" office:value-type="float">
            <text:p><text:span text:style-name="x6">-5.05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6116.700" office:value-type="float">
            <text:p><text:span text:style-name="x7">6116.700</text:span></text:p>
          </table:table-cell>
          <table:table-cell table:style-name="x6" office:value="372.550" office:value-type="float">
            <text:p><text:span text:style-name="x6">372.550</text:span></text:p>
          </table:table-cell>
          <table:table-cell table:style-name="x6" office:value="392.550" office:value-type="float">
            <text:p><text:span text:style-name="x6">392.550</text:span></text:p>
          </table:table-cell>
          <table:table-cell table:style-name="x8" office:value="None" office:value-type="string"/>
        </table:table-row>
        <table:table-row table:style-name="c3be844831dc157eb4e4f8f9671b24aa">
          <table:table-cell table:style-name="x9" office:value="190" office:value-type="float">
            <text:p><text:span text:style-name="x9">190</text:span></text:p>
          </table:table-cell>
          <table:table-cell table:style-name="x10" office:value="None" office:value-type="string">
            <text:p><text:span text:style-name="x10">Итого по региону:</text:span></text:p>
          </table:table-cell>
          <table:table-cell table:style-name="x10" office:value="97.6" office:value-type="float">
            <text:p><text:span text:style-name="x10">97.6</text:span></text:p>
          </table:table-cell>
          <table:table-cell table:style-name="x10" office:value="6413.0" office:value-type="float">
            <text:p><text:span text:style-name="x10">6413.0</text:span></text:p>
          </table:table-cell>
          <table:table-cell table:style-name="x10" office:value="6413.0" office:value-type="float">
            <text:p><text:span text:style-name="x10">6413.0</text:span></text:p>
          </table:table-cell>
          <table:table-cell table:style-name="x10" office:value="28.5" office:value-type="float">
            <text:p><text:span text:style-name="x10">28.5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6441.5" office:value-type="float">
            <text:p><text:span text:style-name="x10">6441.5</text:span></text:p>
          </table:table-cell>
          <table:table-cell table:style-name="x10" office:value="5490.75" office:value-type="float">
            <text:p><text:span text:style-name="x10">5490.75</text:span></text:p>
          </table:table-cell>
          <table:table-cell table:style-name="x10" office:value="659.0" office:value-type="float">
            <text:p><text:span text:style-name="x10">659.0</text:span></text:p>
          </table:table-cell>
          <table:table-cell table:style-name="x10" office:value="-5.05" office:value-type="float">
            <text:p><text:span text:style-name="x10">-5.05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6144.7" office:value-type="float">
            <text:p><text:span text:style-name="x10">6144.7</text:span></text:p>
          </table:table-cell>
          <table:table-cell table:style-name="x10" office:value="373.4" office:value-type="float">
            <text:p><text:span text:style-name="x10">373.4</text:span></text:p>
          </table:table-cell>
          <table:table-cell table:style-name="x10" office:value="394.4" office:value-type="float">
            <text:p><text:span text:style-name="x10">394.4</text:span></text:p>
          </table:table-cell>
          <table:table-cell table:style-name="x10" office:value="None" office:value-type="string"/>
        </table:table-row>
        <table:table-row table:style-name="b9ea9feb907b3f0598148607612e98bd"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8" office:value="None" office:value-type="string"/>
        </table:table-row>
        <table:table-row table:style-name="c5d4d0421e0295a1e457534ea847e1b1">
          <table:table-cell table:style-name="x6" office:value="220" office:value-type="float">
            <text:p><text:span text:style-name="x6">220</text:span></text:p>
          </table:table-cell>
          <table:table-cell table:style-name="x6" office:value="None" office:value-type="string">
            <text:p><text:span text:style-name="x6">ООО "АЯН-Томск"</text:span></text:p>
          </table:table-cell>
          <table:table-cell table:style-name="x6" office:value="5839.550" office:value-type="float">
            <text:p><text:span text:style-name="x6">5839.550</text:span></text:p>
          </table:table-cell>
          <table:table-cell table:style-name="x7" office:value="8624.000" office:value-type="float">
            <text:p><text:span text:style-name="x7">8624.000</text:span></text:p>
          </table:table-cell>
          <table:table-cell table:style-name="x6" office:value="8624.000" office:value-type="float">
            <text:p><text:span text:style-name="x6">8624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1545.700" office:value-type="float">
            <text:p><text:span text:style-name="x6">1545.700</text:span></text:p>
          </table:table-cell>
          <table:table-cell table:style-name="x7" office:value="10169.700" office:value-type="float">
            <text:p><text:span text:style-name="x7">10169.700</text:span></text:p>
          </table:table-cell>
          <table:table-cell table:style-name="x6" office:value="11456.950" office:value-type="float">
            <text:p><text:span text:style-name="x6">11456.95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1523.500" office:value-type="float">
            <text:p><text:span text:style-name="x6">1523.500</text:span></text:p>
          </table:table-cell>
          <table:table-cell table:style-name="x7" office:value="12980.450" office:value-type="float">
            <text:p><text:span text:style-name="x7">12980.450</text:span></text:p>
          </table:table-cell>
          <table:table-cell table:style-name="x6" office:value="3028.800" office:value-type="float">
            <text:p><text:span text:style-name="x6">3028.800</text:span></text:p>
          </table:table-cell>
          <table:table-cell table:style-name="x6" office:value="3028.800" office:value-type="float">
            <text:p><text:span text:style-name="x6">3028.800</text:span></text:p>
          </table:table-cell>
          <table:table-cell table:style-name="x8" office:value="None" office:value-type="string"/>
        </table:table-row>
        <table:table-row table:style-name="4bde93ebb0fe15ff0319abdfa6f73cf9">
          <table:table-cell table:style-name="x9" office:value="220" office:value-type="float">
            <text:p><text:span text:style-name="x9">220</text:span></text:p>
          </table:table-cell>
          <table:table-cell table:style-name="x10" office:value="None" office:value-type="string">
            <text:p><text:span text:style-name="x10">Итого по региону:</text:span></text:p>
          </table:table-cell>
          <table:table-cell table:style-name="x10" office:value="5839.55" office:value-type="float">
            <text:p><text:span text:style-name="x10">5839.55</text:span></text:p>
          </table:table-cell>
          <table:table-cell table:style-name="x10" office:value="8624.0" office:value-type="float">
            <text:p><text:span text:style-name="x10">8624.0</text:span></text:p>
          </table:table-cell>
          <table:table-cell table:style-name="x10" office:value="8624.0" office:value-type="float">
            <text:p><text:span text:style-name="x10">8624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1545.7" office:value-type="float">
            <text:p><text:span text:style-name="x10">1545.7</text:span></text:p>
          </table:table-cell>
          <table:table-cell table:style-name="x10" office:value="10169.7" office:value-type="float">
            <text:p><text:span text:style-name="x10">10169.7</text:span></text:p>
          </table:table-cell>
          <table:table-cell table:style-name="x10" office:value="11456.95" office:value-type="float">
            <text:p><text:span text:style-name="x10">11456.95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1523.5" office:value-type="float">
            <text:p><text:span text:style-name="x10">1523.5</text:span></text:p>
          </table:table-cell>
          <table:table-cell table:style-name="x10" office:value="12980.45" office:value-type="float">
            <text:p><text:span text:style-name="x10">12980.45</text:span></text:p>
          </table:table-cell>
          <table:table-cell table:style-name="x10" office:value="3028.8" office:value-type="float">
            <text:p><text:span text:style-name="x10">3028.8</text:span></text:p>
          </table:table-cell>
          <table:table-cell table:style-name="x10" office:value="3028.8" office:value-type="float">
            <text:p><text:span text:style-name="x10">3028.8</text:span></text:p>
          </table:table-cell>
          <table:table-cell table:style-name="x10" office:value="None" office:value-type="string"/>
        </table:table-row>
        <table:table-row table:style-name="ba0bd96c178522803d196fe065d8a9f3"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8" office:value="None" office:value-type="string"/>
        </table:table-row>
        <table:table-row table:style-name="ce73ec0da9812fd119a9bdc08f51bed1">
          <table:table-cell table:style-name="x6" office:value="230" office:value-type="float">
            <text:p><text:span text:style-name="x6">230</text:span></text:p>
          </table:table-cell>
          <table:table-cell table:style-name="x6" office:value="None" office:value-type="string">
            <text:p><text:span text:style-name="x6">ООО "АЯН+"</text:span></text:p>
          </table:table-cell>
          <table:table-cell table:style-name="x6" office:value="496.900" office:value-type="float">
            <text:p><text:span text:style-name="x6">496.900</text:span></text:p>
          </table:table-cell>
          <table:table-cell table:style-name="x7" office:value="5093.000" office:value-type="float">
            <text:p><text:span text:style-name="x7">5093.000</text:span></text:p>
          </table:table-cell>
          <table:table-cell table:style-name="x6" office:value="4983.000" office:value-type="float">
            <text:p><text:span text:style-name="x6">4983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10.050" office:value-type="float">
            <text:p><text:span text:style-name="x6">10.050</text:span></text:p>
          </table:table-cell>
          <table:table-cell table:style-name="x7" office:value="4993.050" office:value-type="float">
            <text:p><text:span text:style-name="x7">4993.050</text:span></text:p>
          </table:table-cell>
          <table:table-cell table:style-name="x6" office:value="3924.700" office:value-type="float">
            <text:p><text:span text:style-name="x6">3924.7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-50.500" office:value-type="float">
            <text:p><text:span text:style-name="x6">-50.5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8.750" office:value-type="float">
            <text:p><text:span text:style-name="x6">8.750</text:span></text:p>
          </table:table-cell>
          <table:table-cell table:style-name="x7" office:value="3882.950" office:value-type="float">
            <text:p><text:span text:style-name="x7">3882.950</text:span></text:p>
          </table:table-cell>
          <table:table-cell table:style-name="x6" office:value="1222.700" office:value-type="float">
            <text:p><text:span text:style-name="x6">1222.700</text:span></text:p>
          </table:table-cell>
          <table:table-cell table:style-name="x6" office:value="1607.000" office:value-type="float">
            <text:p><text:span text:style-name="x6">1607.000</text:span></text:p>
          </table:table-cell>
          <table:table-cell table:style-name="x8" office:value="None" office:value-type="string"/>
        </table:table-row>
        <table:table-row table:style-name="aa3b490e5b1e1e8862332005a5067bc6">
          <table:table-cell table:style-name="x9" office:value="230" office:value-type="float">
            <text:p><text:span text:style-name="x9">230</text:span></text:p>
          </table:table-cell>
          <table:table-cell table:style-name="x10" office:value="None" office:value-type="string">
            <text:p><text:span text:style-name="x10">Итого по региону:</text:span></text:p>
          </table:table-cell>
          <table:table-cell table:style-name="x10" office:value="496.9" office:value-type="float">
            <text:p><text:span text:style-name="x10">496.9</text:span></text:p>
          </table:table-cell>
          <table:table-cell table:style-name="x10" office:value="5093.0" office:value-type="float">
            <text:p><text:span text:style-name="x10">5093.0</text:span></text:p>
          </table:table-cell>
          <table:table-cell table:style-name="x10" office:value="4983.0" office:value-type="float">
            <text:p><text:span text:style-name="x10">4983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10.05" office:value-type="float">
            <text:p><text:span text:style-name="x10">10.05</text:span></text:p>
          </table:table-cell>
          <table:table-cell table:style-name="x10" office:value="4993.05" office:value-type="float">
            <text:p><text:span text:style-name="x10">4993.05</text:span></text:p>
          </table:table-cell>
          <table:table-cell table:style-name="x10" office:value="3924.7" office:value-type="float">
            <text:p><text:span text:style-name="x10">3924.7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-50.5" office:value-type="float">
            <text:p><text:span text:style-name="x10">-50.5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8.75" office:value-type="float">
            <text:p><text:span text:style-name="x10">8.75</text:span></text:p>
          </table:table-cell>
          <table:table-cell table:style-name="x10" office:value="3882.95" office:value-type="float">
            <text:p><text:span text:style-name="x10">3882.95</text:span></text:p>
          </table:table-cell>
          <table:table-cell table:style-name="x10" office:value="1222.7" office:value-type="float">
            <text:p><text:span text:style-name="x10">1222.7</text:span></text:p>
          </table:table-cell>
          <table:table-cell table:style-name="x10" office:value="1607.0" office:value-type="float">
            <text:p><text:span text:style-name="x10">1607.0</text:span></text:p>
          </table:table-cell>
          <table:table-cell table:style-name="x10" office:value="None" office:value-type="string"/>
        </table:table-row>
        <table:table-row table:style-name="bfafa8d0bc9983c1be56b8064d885ee4"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8" office:value="None" office:value-type="string"/>
        </table:table-row>
        <table:table-row table:style-name="76efa4847907a3430681df531a88a58e">
          <table:table-cell table:style-name="x6" office:value="18001" office:value-type="float">
            <text:p><text:span text:style-name="x6">18001</text:span></text:p>
          </table:table-cell>
          <table:table-cell table:style-name="x6" office:value="None" office:value-type="string">
            <text:p><text:span text:style-name="x6">ООО "Акватрейд" Кемерово бестарное пиво</text:span></text:p>
          </table:table-cell>
          <table:table-cell table:style-name="x6" office:value="None" office:value-type="string"/>
          <table:table-cell table:style-name="x7" office:value="770.000" office:value-type="float">
            <text:p><text:span text:style-name="x7">770.000</text:span></text:p>
          </table:table-cell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0" office:value-type="float">
            <text:p><text:span text:style-name="x7">0</text:span></text:p>
          </table:table-cell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0" office:value-type="float">
            <text:p><text:span text:style-name="x7">0</text:span></text:p>
          </table:table-cell>
          <table:table-cell table:style-name="x6" office:value="None" office:value-type="string"/>
          <table:table-cell table:style-name="x6" office:value="None" office:value-type="string"/>
          <table:table-cell table:style-name="x8" office:value="None" office:value-type="string"/>
        </table:table-row>
        <table:table-row table:style-name="f49ae2fdf533eca6ca6cb0946c4e21b6">
          <table:table-cell table:style-name="x6" office:value="18001" office:value-type="float">
            <text:p><text:span text:style-name="x6">18001</text:span></text:p>
          </table:table-cell>
          <table:table-cell table:style-name="x6" office:value="None" office:value-type="string">
            <text:p><text:span text:style-name="x6">ООО "Акватрейд" Кемерово</text:span></text:p>
          </table:table-cell>
          <table:table-cell table:style-name="x6" office:value="302.250" office:value-type="float">
            <text:p><text:span text:style-name="x6">302.250</text:span></text:p>
          </table:table-cell>
          <table:table-cell table:style-name="x7" office:value="6567.000" office:value-type="float">
            <text:p><text:span text:style-name="x7">6567.000</text:span></text:p>
          </table:table-cell>
          <table:table-cell table:style-name="x6" office:value="911.950" office:value-type="float">
            <text:p><text:span text:style-name="x6">911.95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911.950" office:value-type="float">
            <text:p><text:span text:style-name="x7">911.950</text:span></text:p>
          </table:table-cell>
          <table:table-cell table:style-name="x6" office:value="789.400" office:value-type="float">
            <text:p><text:span text:style-name="x6">789.4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9.150" office:value-type="float">
            <text:p><text:span text:style-name="x6">9.15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798.550" office:value-type="float">
            <text:p><text:span text:style-name="x7">798.550</text:span></text:p>
          </table:table-cell>
          <table:table-cell table:style-name="x6" office:value="415.650" office:value-type="float">
            <text:p><text:span text:style-name="x6">415.650</text:span></text:p>
          </table:table-cell>
          <table:table-cell table:style-name="x6" office:value="415.650" office:value-type="float">
            <text:p><text:span text:style-name="x6">415.650</text:span></text:p>
          </table:table-cell>
          <table:table-cell table:style-name="x8" office:value="None" office:value-type="string"/>
        </table:table-row>
        <table:table-row table:style-name="7ca7e705b0d3bab21a15380a5e245988">
          <table:table-cell table:style-name="x6" office:value="18001" office:value-type="float">
            <text:p><text:span text:style-name="x6">18001</text:span></text:p>
          </table:table-cell>
          <table:table-cell table:style-name="x6" office:value="None" office:value-type="string">
            <text:p><text:span text:style-name="x6">ООО "АЛДИ" Кемерово</text:span></text:p>
          </table:table-cell>
          <table:table-cell table:style-name="x6" office:value="36.300" office:value-type="float">
            <text:p><text:span text:style-name="x6">36.300</text:span></text:p>
          </table:table-cell>
          <table:table-cell table:style-name="x7" office:value="6743.000" office:value-type="float">
            <text:p><text:span text:style-name="x7">6743.000</text:span></text:p>
          </table:table-cell>
          <table:table-cell table:style-name="x6" office:value="6743.000" office:value-type="float">
            <text:p><text:span text:style-name="x6">6743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6743.000" office:value-type="float">
            <text:p><text:span text:style-name="x7">6743.000</text:span></text:p>
          </table:table-cell>
          <table:table-cell table:style-name="x6" office:value="5196.250" office:value-type="float">
            <text:p><text:span text:style-name="x6">5196.25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-0.050" office:value-type="float">
            <text:p><text:span text:style-name="x6">-0.05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5196.200" office:value-type="float">
            <text:p><text:span text:style-name="x7">5196.200</text:span></text:p>
          </table:table-cell>
          <table:table-cell table:style-name="x6" office:value="1052.150" office:value-type="float">
            <text:p><text:span text:style-name="x6">1052.150</text:span></text:p>
          </table:table-cell>
          <table:table-cell table:style-name="x6" office:value="1583.100" office:value-type="float">
            <text:p><text:span text:style-name="x6">1583.100</text:span></text:p>
          </table:table-cell>
          <table:table-cell table:style-name="x8" office:value="None" office:value-type="string"/>
        </table:table-row>
        <table:table-row table:style-name="687c4cde9e522a0c81f0edfca5427ff6">
          <table:table-cell table:style-name="x6" office:value="18001" office:value-type="float">
            <text:p><text:span text:style-name="x6">18001</text:span></text:p>
          </table:table-cell>
          <table:table-cell table:style-name="x6" office:value="None" office:value-type="string">
            <text:p><text:span text:style-name="x6">ООО "Терем" Кемерово</text:span></text:p>
          </table:table-cell>
          <table:table-cell table:style-name="x6" office:value="497.150" office:value-type="float">
            <text:p><text:span text:style-name="x6">497.150</text:span></text:p>
          </table:table-cell>
          <table:table-cell table:style-name="x7" office:value="1045.000" office:value-type="float">
            <text:p><text:span text:style-name="x7">1045.000</text:span></text:p>
          </table:table-cell>
          <table:table-cell table:style-name="x6" office:value="1045.000" office:value-type="float">
            <text:p><text:span text:style-name="x6">1045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1045.000" office:value-type="float">
            <text:p><text:span text:style-name="x7">1045.000</text:span></text:p>
          </table:table-cell>
          <table:table-cell table:style-name="x6" office:value="1550.450" office:value-type="float">
            <text:p><text:span text:style-name="x6">1550.45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-12.450" office:value-type="float">
            <text:p><text:span text:style-name="x6">-12.45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.200" office:value-type="float">
            <text:p><text:span text:style-name="x6">0.200</text:span></text:p>
          </table:table-cell>
          <table:table-cell table:style-name="x7" office:value="1538.200" office:value-type="float">
            <text:p><text:span text:style-name="x7">1538.200</text:span></text:p>
          </table:table-cell>
          <table:table-cell table:style-name="x6" office:value="3.950" office:value-type="float">
            <text:p><text:span text:style-name="x6">3.950</text:span></text:p>
          </table:table-cell>
          <table:table-cell table:style-name="x6" office:value="3.950" office:value-type="float">
            <text:p><text:span text:style-name="x6">3.950</text:span></text:p>
          </table:table-cell>
          <table:table-cell table:style-name="x8" office:value="None" office:value-type="string"/>
        </table:table-row>
        <table:table-row table:style-name="e9b17a929946a3629405d8f326bfe63e">
          <table:table-cell table:style-name="x6" office:value="18001" office:value-type="float">
            <text:p><text:span text:style-name="x6">18001</text:span></text:p>
          </table:table-cell>
          <table:table-cell table:style-name="x6" office:value="None" office:value-type="string">
            <text:p><text:span text:style-name="x6">ООО "Триумф" Кемерово</text:span></text:p>
          </table:table-cell>
          <table:table-cell table:style-name="x6" office:value="65.600" office:value-type="float">
            <text:p><text:span text:style-name="x6">65.600</text:span></text:p>
          </table:table-cell>
          <table:table-cell table:style-name="x7" office:value="None" office:value-type="string"/>
          <table:table-cell table:style-name="x6" office:value="605.000" office:value-type="float">
            <text:p><text:span text:style-name="x6">605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605.000" office:value-type="float">
            <text:p><text:span text:style-name="x7">605.000</text:span></text:p>
          </table:table-cell>
          <table:table-cell table:style-name="x6" office:value="598.000" office:value-type="float">
            <text:p><text:span text:style-name="x6">598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598.000" office:value-type="float">
            <text:p><text:span text:style-name="x7">598.000</text:span></text:p>
          </table:table-cell>
          <table:table-cell table:style-name="x6" office:value="71.550" office:value-type="float">
            <text:p><text:span text:style-name="x6">71.550</text:span></text:p>
          </table:table-cell>
          <table:table-cell table:style-name="x6" office:value="72.600" office:value-type="float">
            <text:p><text:span text:style-name="x6">72.600</text:span></text:p>
          </table:table-cell>
          <table:table-cell table:style-name="x8" office:value="None" office:value-type="string"/>
        </table:table-row>
        <table:table-row table:style-name="01bf2453298af1d4330fc6250e0e253b">
          <table:table-cell table:style-name="x9" office:value="18001" office:value-type="float">
            <text:p><text:span text:style-name="x9">18001</text:span></text:p>
          </table:table-cell>
          <table:table-cell table:style-name="x10" office:value="None" office:value-type="string">
            <text:p><text:span text:style-name="x10">Итого по региону:</text:span></text:p>
          </table:table-cell>
          <table:table-cell table:style-name="x10" office:value="901.3" office:value-type="float">
            <text:p><text:span text:style-name="x10">901.3</text:span></text:p>
          </table:table-cell>
          <table:table-cell table:style-name="x10" office:value="15125.0" office:value-type="float">
            <text:p><text:span text:style-name="x10">15125.0</text:span></text:p>
          </table:table-cell>
          <table:table-cell table:style-name="x10" office:value="9304.95" office:value-type="float">
            <text:p><text:span text:style-name="x10">9304.95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9304.95" office:value-type="float">
            <text:p><text:span text:style-name="x10">9304.95</text:span></text:p>
          </table:table-cell>
          <table:table-cell table:style-name="x10" office:value="8134.1" office:value-type="float">
            <text:p><text:span text:style-name="x10">8134.1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-12.5" office:value-type="float">
            <text:p><text:span text:style-name="x10">-12.5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9.15" office:value-type="float">
            <text:p><text:span text:style-name="x10">9.15</text:span></text:p>
          </table:table-cell>
          <table:table-cell table:style-name="x10" office:value="0.2" office:value-type="float">
            <text:p><text:span text:style-name="x10">0.2</text:span></text:p>
          </table:table-cell>
          <table:table-cell table:style-name="x10" office:value="8130.95" office:value-type="float">
            <text:p><text:span text:style-name="x10">8130.95</text:span></text:p>
          </table:table-cell>
          <table:table-cell table:style-name="x10" office:value="1543.3" office:value-type="float">
            <text:p><text:span text:style-name="x10">1543.3</text:span></text:p>
          </table:table-cell>
          <table:table-cell table:style-name="x10" office:value="2075.3" office:value-type="float">
            <text:p><text:span text:style-name="x10">2075.3</text:span></text:p>
          </table:table-cell>
          <table:table-cell table:style-name="x10" office:value="None" office:value-type="string"/>
        </table:table-row>
        <table:table-row table:style-name="2ca5aefb6feccacaa6cce170008b7de9"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8" office:value="None" office:value-type="string"/>
        </table:table-row>
        <table:table-row table:style-name="a9c8c5eb54c929a1456a759c35d1c3dd">
          <table:table-cell table:style-name="x6" office:value="18002" office:value-type="float">
            <text:p><text:span text:style-name="x6">18002</text:span></text:p>
          </table:table-cell>
          <table:table-cell table:style-name="x6" office:value="None" office:value-type="string">
            <text:p><text:span text:style-name="x6">ООО "Ф-АЛКО"</text:span></text:p>
          </table:table-cell>
          <table:table-cell table:style-name="x6" office:value="1461.350" office:value-type="float">
            <text:p><text:span text:style-name="x6">1461.350</text:span></text:p>
          </table:table-cell>
          <table:table-cell table:style-name="x7" office:value="14179.000" office:value-type="float">
            <text:p><text:span text:style-name="x7">14179.000</text:span></text:p>
          </table:table-cell>
          <table:table-cell table:style-name="x6" office:value="7084.000" office:value-type="float">
            <text:p><text:span text:style-name="x6">7084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5.050" office:value-type="float">
            <text:p><text:span text:style-name="x6">5.050</text:span></text:p>
          </table:table-cell>
          <table:table-cell table:style-name="x7" office:value="7089.050" office:value-type="float">
            <text:p><text:span text:style-name="x7">7089.050</text:span></text:p>
          </table:table-cell>
          <table:table-cell table:style-name="x6" office:value="7646.000" office:value-type="float">
            <text:p><text:span text:style-name="x6">7646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-6.600" office:value-type="float">
            <text:p><text:span text:style-name="x6">-6.6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20.850" office:value-type="float">
            <text:p><text:span text:style-name="x6">20.850</text:span></text:p>
          </table:table-cell>
          <table:table-cell table:style-name="x7" office:value="7660.250" office:value-type="float">
            <text:p><text:span text:style-name="x7">7660.250</text:span></text:p>
          </table:table-cell>
          <table:table-cell table:style-name="x6" office:value="584.050" office:value-type="float">
            <text:p><text:span text:style-name="x6">584.050</text:span></text:p>
          </table:table-cell>
          <table:table-cell table:style-name="x6" office:value="890.150" office:value-type="float">
            <text:p><text:span text:style-name="x6">890.150</text:span></text:p>
          </table:table-cell>
          <table:table-cell table:style-name="x8" office:value="None" office:value-type="string"/>
        </table:table-row>
        <table:table-row table:style-name="f3cd17ef262395679c34028165ff8a88">
          <table:table-cell table:style-name="x6" office:value="18002" office:value-type="float">
            <text:p><text:span text:style-name="x6">18002</text:span></text:p>
          </table:table-cell>
          <table:table-cell table:style-name="x6" office:value="None" office:value-type="string">
            <text:p><text:span text:style-name="x6">ООО "Акватрейд" Новокузнецк</text:span></text:p>
          </table:table-cell>
          <table:table-cell table:style-name="x6" office:value="282.300" office:value-type="float">
            <text:p><text:span text:style-name="x6">282.300</text:span></text:p>
          </table:table-cell>
          <table:table-cell table:style-name="x7" office:value="6567.000" office:value-type="float">
            <text:p><text:span text:style-name="x7">6567.000</text:span></text:p>
          </table:table-cell>
          <table:table-cell table:style-name="x6" office:value="6842.000" office:value-type="float">
            <text:p><text:span text:style-name="x6">6842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6842.000" office:value-type="float">
            <text:p><text:span text:style-name="x7">6842.000</text:span></text:p>
          </table:table-cell>
          <table:table-cell table:style-name="x6" office:value="7098.800" office:value-type="float">
            <text:p><text:span text:style-name="x6">7098.8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21.250" office:value-type="float">
            <text:p><text:span text:style-name="x6">21.250</text:span></text:p>
          </table:table-cell>
          <table:table-cell table:style-name="x6" office:value="0.400" office:value-type="float">
            <text:p><text:span text:style-name="x6">0.400</text:span></text:p>
          </table:table-cell>
          <table:table-cell table:style-name="x7" office:value="7120.450" office:value-type="float">
            <text:p><text:span text:style-name="x7">7120.450</text:span></text:p>
          </table:table-cell>
          <table:table-cell table:style-name="x6" office:value="3.600" office:value-type="float">
            <text:p><text:span text:style-name="x6">3.600</text:span></text:p>
          </table:table-cell>
          <table:table-cell table:style-name="x6" office:value="3.850" office:value-type="float">
            <text:p><text:span text:style-name="x6">3.850</text:span></text:p>
          </table:table-cell>
          <table:table-cell table:style-name="x8" office:value="None" office:value-type="string"/>
        </table:table-row>
        <table:table-row table:style-name="d306cda746f46deb47f95e78f5eec03f">
          <table:table-cell table:style-name="x6" office:value="18002" office:value-type="float">
            <text:p><text:span text:style-name="x6">18002</text:span></text:p>
          </table:table-cell>
          <table:table-cell table:style-name="x6" office:value="None" office:value-type="string">
            <text:p><text:span text:style-name="x6">ООО "Терем" Новокузнецк</text:span></text:p>
          </table:table-cell>
          <table:table-cell table:style-name="x6" office:value="112.950" office:value-type="float">
            <text:p><text:span text:style-name="x6">112.950</text:span></text:p>
          </table:table-cell>
          <table:table-cell table:style-name="x7" office:value="1320.000" office:value-type="float">
            <text:p><text:span text:style-name="x7">1320.000</text:span></text:p>
          </table:table-cell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0" office:value-type="float">
            <text:p><text:span text:style-name="x7">0</text:span></text:p>
          </table:table-cell>
          <table:table-cell table:style-name="x6" office:value="1062.350" office:value-type="float">
            <text:p><text:span text:style-name="x6">1062.35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-2.000" office:value-type="float">
            <text:p><text:span text:style-name="x6">-2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1060.350" office:value-type="float">
            <text:p><text:span text:style-name="x7">1060.350</text:span></text:p>
          </table:table-cell>
          <table:table-cell table:style-name="x6" office:value="375.000" office:value-type="float">
            <text:p><text:span text:style-name="x6">375.000</text:span></text:p>
          </table:table-cell>
          <table:table-cell table:style-name="x6" office:value="-947.400" office:value-type="float">
            <text:p><text:span text:style-name="x6">-947.400</text:span></text:p>
          </table:table-cell>
          <table:table-cell table:style-name="x8" office:value="None" office:value-type="string"/>
        </table:table-row>
        <table:table-row table:style-name="7a1995e9ba437c880a40d9811330bfbf">
          <table:table-cell table:style-name="x6" office:value="18002" office:value-type="float">
            <text:p><text:span text:style-name="x6">18002</text:span></text:p>
          </table:table-cell>
          <table:table-cell table:style-name="x6" office:value="None" office:value-type="string">
            <text:p><text:span text:style-name="x6">ООО "АЛДИ" Новокузнецк</text:span></text:p>
          </table:table-cell>
          <table:table-cell table:style-name="x6" office:value="58.600" office:value-type="float">
            <text:p><text:span text:style-name="x6">58.600</text:span></text:p>
          </table:table-cell>
          <table:table-cell table:style-name="x7" office:value="913.000" office:value-type="float">
            <text:p><text:span text:style-name="x7">913.000</text:span></text:p>
          </table:table-cell>
          <table:table-cell table:style-name="x6" office:value="913.000" office:value-type="float">
            <text:p><text:span text:style-name="x6">913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913.000" office:value-type="float">
            <text:p><text:span text:style-name="x7">913.000</text:span></text:p>
          </table:table-cell>
          <table:table-cell table:style-name="x6" office:value="1341.650" office:value-type="float">
            <text:p><text:span text:style-name="x6">1341.65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-12.300" office:value-type="float">
            <text:p><text:span text:style-name="x6">-12.3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1329.350" office:value-type="float">
            <text:p><text:span text:style-name="x7">1329.350</text:span></text:p>
          </table:table-cell>
          <table:table-cell table:style-name="x6" office:value="198.800" office:value-type="float">
            <text:p><text:span text:style-name="x6">198.800</text:span></text:p>
          </table:table-cell>
          <table:table-cell table:style-name="x6" office:value="-357.750" office:value-type="float">
            <text:p><text:span text:style-name="x6">-357.750</text:span></text:p>
          </table:table-cell>
          <table:table-cell table:style-name="x8" office:value="None" office:value-type="string"/>
        </table:table-row>
        <table:table-row table:style-name="1338b0c72b33512b5de54b1e52ceb20b">
          <table:table-cell table:style-name="x9" office:value="18002" office:value-type="float">
            <text:p><text:span text:style-name="x9">18002</text:span></text:p>
          </table:table-cell>
          <table:table-cell table:style-name="x10" office:value="None" office:value-type="string">
            <text:p><text:span text:style-name="x10">Итого по региону:</text:span></text:p>
          </table:table-cell>
          <table:table-cell table:style-name="x10" office:value="1915.2" office:value-type="float">
            <text:p><text:span text:style-name="x10">1915.2</text:span></text:p>
          </table:table-cell>
          <table:table-cell table:style-name="x10" office:value="22979.0" office:value-type="float">
            <text:p><text:span text:style-name="x10">22979.0</text:span></text:p>
          </table:table-cell>
          <table:table-cell table:style-name="x10" office:value="14839.0" office:value-type="float">
            <text:p><text:span text:style-name="x10">14839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5.05" office:value-type="float">
            <text:p><text:span text:style-name="x10">5.05</text:span></text:p>
          </table:table-cell>
          <table:table-cell table:style-name="x10" office:value="14844.05" office:value-type="float">
            <text:p><text:span text:style-name="x10">14844.05</text:span></text:p>
          </table:table-cell>
          <table:table-cell table:style-name="x10" office:value="17148.8" office:value-type="float">
            <text:p><text:span text:style-name="x10">17148.8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-20.9" office:value-type="float">
            <text:p><text:span text:style-name="x10">-20.9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21.25" office:value-type="float">
            <text:p><text:span text:style-name="x10">21.25</text:span></text:p>
          </table:table-cell>
          <table:table-cell table:style-name="x10" office:value="21.25" office:value-type="float">
            <text:p><text:span text:style-name="x10">21.25</text:span></text:p>
          </table:table-cell>
          <table:table-cell table:style-name="x10" office:value="17170.4" office:value-type="float">
            <text:p><text:span text:style-name="x10">17170.4</text:span></text:p>
          </table:table-cell>
          <table:table-cell table:style-name="x10" office:value="1161.45" office:value-type="float">
            <text:p><text:span text:style-name="x10">1161.45</text:span></text:p>
          </table:table-cell>
          <table:table-cell table:style-name="x10" office:value="-411.15" office:value-type="float">
            <text:p><text:span text:style-name="x10">-411.15</text:span></text:p>
          </table:table-cell>
          <table:table-cell table:style-name="x10" office:value="None" office:value-type="string"/>
        </table:table-row>
        <table:table-row table:style-name="3e1fdf2a0f4dd21d40605fdf1611b2c5"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8" office:value="None" office:value-type="string"/>
        </table:table-row>
        <table:table-row table:style-name="2e13bf8916755a1aef5b93dd1382f041">
          <table:table-cell table:style-name="x6" office:value="18004" office:value-type="float">
            <text:p><text:span text:style-name="x6">18004</text:span></text:p>
          </table:table-cell>
          <table:table-cell table:style-name="x6" office:value="None" office:value-type="string">
            <text:p><text:span text:style-name="x6">ООО "Сибирский партнер"</text:span></text:p>
          </table:table-cell>
          <table:table-cell table:style-name="x6" office:value="588.000" office:value-type="float">
            <text:p><text:span text:style-name="x6">588.000</text:span></text:p>
          </table:table-cell>
          <table:table-cell table:style-name="x7" office:value="1606.000" office:value-type="float">
            <text:p><text:span text:style-name="x7">1606.000</text:span></text:p>
          </table:table-cell>
          <table:table-cell table:style-name="x6" office:value="1606.000" office:value-type="float">
            <text:p><text:span text:style-name="x6">1606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1606.000" office:value-type="float">
            <text:p><text:span text:style-name="x7">1606.000</text:span></text:p>
          </table:table-cell>
          <table:table-cell table:style-name="x6" office:value="1792.000" office:value-type="float">
            <text:p><text:span text:style-name="x6">1792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1792.000" office:value-type="float">
            <text:p><text:span text:style-name="x7">1792.000</text:span></text:p>
          </table:table-cell>
          <table:table-cell table:style-name="x6" office:value="402.000" office:value-type="float">
            <text:p><text:span text:style-name="x6">402.000</text:span></text:p>
          </table:table-cell>
          <table:table-cell table:style-name="x6" office:value="402.000" office:value-type="float">
            <text:p><text:span text:style-name="x6">402.000</text:span></text:p>
          </table:table-cell>
          <table:table-cell table:style-name="x8" office:value="None" office:value-type="string"/>
        </table:table-row>
        <table:table-row table:style-name="914ed57a73bc6f7a56a2aedd4fe7e2f6">
          <table:table-cell table:style-name="x9" office:value="18004" office:value-type="float">
            <text:p><text:span text:style-name="x9">18004</text:span></text:p>
          </table:table-cell>
          <table:table-cell table:style-name="x10" office:value="None" office:value-type="string">
            <text:p><text:span text:style-name="x10">Итого по региону:</text:span></text:p>
          </table:table-cell>
          <table:table-cell table:style-name="x10" office:value="588.0" office:value-type="float">
            <text:p><text:span text:style-name="x10">588.0</text:span></text:p>
          </table:table-cell>
          <table:table-cell table:style-name="x10" office:value="1606.0" office:value-type="float">
            <text:p><text:span text:style-name="x10">1606.0</text:span></text:p>
          </table:table-cell>
          <table:table-cell table:style-name="x10" office:value="1606.0" office:value-type="float">
            <text:p><text:span text:style-name="x10">1606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1606.0" office:value-type="float">
            <text:p><text:span text:style-name="x10">1606.0</text:span></text:p>
          </table:table-cell>
          <table:table-cell table:style-name="x10" office:value="1792.0" office:value-type="float">
            <text:p><text:span text:style-name="x10">1792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1792.0" office:value-type="float">
            <text:p><text:span text:style-name="x10">1792.0</text:span></text:p>
          </table:table-cell>
          <table:table-cell table:style-name="x10" office:value="402.0" office:value-type="float">
            <text:p><text:span text:style-name="x10">402.0</text:span></text:p>
          </table:table-cell>
          <table:table-cell table:style-name="x10" office:value="402.0" office:value-type="float">
            <text:p><text:span text:style-name="x10">402.0</text:span></text:p>
          </table:table-cell>
          <table:table-cell table:style-name="x10" office:value="None" office:value-type="string"/>
        </table:table-row>
        <table:table-row table:style-name="e7dc56bc39a59de5de9efcc4e166830d"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8" office:value="None" office:value-type="string"/>
        </table:table-row>
        <table:table-row table:style-name="1687b724547c84abbe431f04bde9d836">
          <table:table-cell table:style-name="x6" office:value="18005" office:value-type="float">
            <text:p><text:span text:style-name="x6">18005</text:span></text:p>
          </table:table-cell>
          <table:table-cell table:style-name="x6" office:value="None" office:value-type="string">
            <text:p><text:span text:style-name="x6">ООО "АНИКОМ"</text:span></text:p>
          </table:table-cell>
          <table:table-cell table:style-name="x6" office:value="125.950" office:value-type="float">
            <text:p><text:span text:style-name="x6">125.950</text:span></text:p>
          </table:table-cell>
          <table:table-cell table:style-name="x7" office:value="4752.000" office:value-type="float">
            <text:p><text:span text:style-name="x7">4752.000</text:span></text:p>
          </table:table-cell>
          <table:table-cell table:style-name="x6" office:value="4763.300" office:value-type="float">
            <text:p><text:span text:style-name="x6">4763.3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4763.300" office:value-type="float">
            <text:p><text:span text:style-name="x7">4763.300</text:span></text:p>
          </table:table-cell>
          <table:table-cell table:style-name="x6" office:value="4422.050" office:value-type="float">
            <text:p><text:span text:style-name="x6">4422.05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4422.050" office:value-type="float">
            <text:p><text:span text:style-name="x7">4422.050</text:span></text:p>
          </table:table-cell>
          <table:table-cell table:style-name="x6" office:value="479.300" office:value-type="float">
            <text:p><text:span text:style-name="x6">479.300</text:span></text:p>
          </table:table-cell>
          <table:table-cell table:style-name="x6" office:value="467.200" office:value-type="float">
            <text:p><text:span text:style-name="x6">467.200</text:span></text:p>
          </table:table-cell>
          <table:table-cell table:style-name="x8" office:value="None" office:value-type="string"/>
        </table:table-row>
        <table:table-row table:style-name="f4d8270e7b1d9c811b7459ef84f5d8ec">
          <table:table-cell table:style-name="x9" office:value="18005" office:value-type="float">
            <text:p><text:span text:style-name="x9">18005</text:span></text:p>
          </table:table-cell>
          <table:table-cell table:style-name="x10" office:value="None" office:value-type="string">
            <text:p><text:span text:style-name="x10">Итого по региону:</text:span></text:p>
          </table:table-cell>
          <table:table-cell table:style-name="x10" office:value="125.95" office:value-type="float">
            <text:p><text:span text:style-name="x10">125.95</text:span></text:p>
          </table:table-cell>
          <table:table-cell table:style-name="x10" office:value="4752.0" office:value-type="float">
            <text:p><text:span text:style-name="x10">4752.0</text:span></text:p>
          </table:table-cell>
          <table:table-cell table:style-name="x10" office:value="4763.3" office:value-type="float">
            <text:p><text:span text:style-name="x10">4763.3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4763.3" office:value-type="float">
            <text:p><text:span text:style-name="x10">4763.3</text:span></text:p>
          </table:table-cell>
          <table:table-cell table:style-name="x10" office:value="4422.05" office:value-type="float">
            <text:p><text:span text:style-name="x10">4422.05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4422.05" office:value-type="float">
            <text:p><text:span text:style-name="x10">4422.05</text:span></text:p>
          </table:table-cell>
          <table:table-cell table:style-name="x10" office:value="479.3" office:value-type="float">
            <text:p><text:span text:style-name="x10">479.3</text:span></text:p>
          </table:table-cell>
          <table:table-cell table:style-name="x10" office:value="467.2" office:value-type="float">
            <text:p><text:span text:style-name="x10">467.2</text:span></text:p>
          </table:table-cell>
          <table:table-cell table:style-name="x10" office:value="None" office:value-type="string"/>
        </table:table-row>
        <table:table-row table:style-name="85be366eb6f2ab6ea2c09e4b99088ce2"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8" office:value="None" office:value-type="string"/>
        </table:table-row>
        <table:table-row table:style-name="f614c64c8046aff45475d117fe094426">
          <table:table-cell table:style-name="x6" office:value="18006" office:value-type="float">
            <text:p><text:span text:style-name="x6">18006</text:span></text:p>
          </table:table-cell>
          <table:table-cell table:style-name="x6" office:value="None" office:value-type="string">
            <text:p><text:span text:style-name="x6">ООО "РСА"</text:span></text:p>
          </table:table-cell>
          <table:table-cell table:style-name="x6" office:value="0.000" office:value-type="float">
            <text:p><text:span text:style-name="x6">0.000</text:span></text:p>
          </table:table-cell>
          <table:table-cell table:style-name="x7" office:value="None" office:value-type="string"/>
          <table:table-cell table:style-name="x6" office:value="1617.000" office:value-type="float">
            <text:p><text:span text:style-name="x6">1617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1617.000" office:value-type="float">
            <text:p><text:span text:style-name="x7">1617.000</text:span></text:p>
          </table:table-cell>
          <table:table-cell table:style-name="x6" office:value="1384.950" office:value-type="float">
            <text:p><text:span text:style-name="x6">1384.95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1384.950" office:value-type="float">
            <text:p><text:span text:style-name="x7">1384.950</text:span></text:p>
          </table:table-cell>
          <table:table-cell table:style-name="x6" office:value="232.050" office:value-type="float">
            <text:p><text:span text:style-name="x6">232.050</text:span></text:p>
          </table:table-cell>
          <table:table-cell table:style-name="x6" office:value="232.050" office:value-type="float">
            <text:p><text:span text:style-name="x6">232.050</text:span></text:p>
          </table:table-cell>
          <table:table-cell table:style-name="x8" office:value="None" office:value-type="string"/>
        </table:table-row>
        <table:table-row table:style-name="000b8ea4c90fffc29aeb711578bdea04">
          <table:table-cell table:style-name="x9" office:value="18006" office:value-type="float">
            <text:p><text:span text:style-name="x9">18006</text:span></text:p>
          </table:table-cell>
          <table:table-cell table:style-name="x10" office:value="None" office:value-type="string">
            <text:p><text:span text:style-name="x10">Итого по региону: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1617.0" office:value-type="float">
            <text:p><text:span text:style-name="x10">1617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1617.0" office:value-type="float">
            <text:p><text:span text:style-name="x10">1617.0</text:span></text:p>
          </table:table-cell>
          <table:table-cell table:style-name="x10" office:value="1384.95" office:value-type="float">
            <text:p><text:span text:style-name="x10">1384.95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1384.95" office:value-type="float">
            <text:p><text:span text:style-name="x10">1384.95</text:span></text:p>
          </table:table-cell>
          <table:table-cell table:style-name="x10" office:value="232.05" office:value-type="float">
            <text:p><text:span text:style-name="x10">232.05</text:span></text:p>
          </table:table-cell>
          <table:table-cell table:style-name="x10" office:value="232.05" office:value-type="float">
            <text:p><text:span text:style-name="x10">232.05</text:span></text:p>
          </table:table-cell>
          <table:table-cell table:style-name="x10" office:value="None" office:value-type="string"/>
        </table:table-row>
        <table:table-row table:style-name="2435b83b7dc51014eefb77f24f4dcf23"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8" office:value="None" office:value-type="string"/>
        </table:table-row>
        <table:table-row table:style-name="ee5415158b8648483e0f5f80527d13db">
          <table:table-cell table:style-name="x6" office:value="20001" office:value-type="float">
            <text:p><text:span text:style-name="x6">20001</text:span></text:p>
          </table:table-cell>
          <table:table-cell table:style-name="x6" office:value="None" office:value-type="string">
            <text:p><text:span text:style-name="x6">ООО "Сервико" Тайшет</text:span></text:p>
          </table:table-cell>
          <table:table-cell table:style-name="x6" office:value="1298.100" office:value-type="float">
            <text:p><text:span text:style-name="x6">1298.100</text:span></text:p>
          </table:table-cell>
          <table:table-cell table:style-name="x7" office:value="2706.000" office:value-type="float">
            <text:p><text:span text:style-name="x7">2706.000</text:span></text:p>
          </table:table-cell>
          <table:table-cell table:style-name="x6" office:value="2706.000" office:value-type="float">
            <text:p><text:span text:style-name="x6">2706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2706.000" office:value-type="float">
            <text:p><text:span text:style-name="x7">2706.000</text:span></text:p>
          </table:table-cell>
          <table:table-cell table:style-name="x6" office:value="2951.000" office:value-type="float">
            <text:p><text:span text:style-name="x6">2951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-18.000" office:value-type="float">
            <text:p><text:span text:style-name="x6">-18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32.700" office:value-type="float">
            <text:p><text:span text:style-name="x6">32.700</text:span></text:p>
          </table:table-cell>
          <table:table-cell table:style-name="x6" office:value="6.450" office:value-type="float">
            <text:p><text:span text:style-name="x6">6.450</text:span></text:p>
          </table:table-cell>
          <table:table-cell table:style-name="x7" office:value="2972.150" office:value-type="float">
            <text:p><text:span text:style-name="x7">2972.150</text:span></text:p>
          </table:table-cell>
          <table:table-cell table:style-name="x6" office:value="1031.950" office:value-type="float">
            <text:p><text:span text:style-name="x6">1031.950</text:span></text:p>
          </table:table-cell>
          <table:table-cell table:style-name="x6" office:value="1031.950" office:value-type="float">
            <text:p><text:span text:style-name="x6">1031.950</text:span></text:p>
          </table:table-cell>
          <table:table-cell table:style-name="x8" office:value="None" office:value-type="string"/>
        </table:table-row>
        <table:table-row table:style-name="c52973a6ba354258709b95cbb9a7d628">
          <table:table-cell table:style-name="x9" office:value="20001" office:value-type="float">
            <text:p><text:span text:style-name="x9">20001</text:span></text:p>
          </table:table-cell>
          <table:table-cell table:style-name="x10" office:value="None" office:value-type="string">
            <text:p><text:span text:style-name="x10">Итого по региону:</text:span></text:p>
          </table:table-cell>
          <table:table-cell table:style-name="x10" office:value="1298.1" office:value-type="float">
            <text:p><text:span text:style-name="x10">1298.1</text:span></text:p>
          </table:table-cell>
          <table:table-cell table:style-name="x10" office:value="2706.0" office:value-type="float">
            <text:p><text:span text:style-name="x10">2706.0</text:span></text:p>
          </table:table-cell>
          <table:table-cell table:style-name="x10" office:value="2706.0" office:value-type="float">
            <text:p><text:span text:style-name="x10">2706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2706.0" office:value-type="float">
            <text:p><text:span text:style-name="x10">2706.0</text:span></text:p>
          </table:table-cell>
          <table:table-cell table:style-name="x10" office:value="2951.0" office:value-type="float">
            <text:p><text:span text:style-name="x10">2951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-18.0" office:value-type="float">
            <text:p><text:span text:style-name="x10">-18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32.7" office:value-type="float">
            <text:p><text:span text:style-name="x10">32.7</text:span></text:p>
          </table:table-cell>
          <table:table-cell table:style-name="x10" office:value="6.45" office:value-type="float">
            <text:p><text:span text:style-name="x10">6.45</text:span></text:p>
          </table:table-cell>
          <table:table-cell table:style-name="x10" office:value="2972.15" office:value-type="float">
            <text:p><text:span text:style-name="x10">2972.15</text:span></text:p>
          </table:table-cell>
          <table:table-cell table:style-name="x10" office:value="1031.95" office:value-type="float">
            <text:p><text:span text:style-name="x10">1031.95</text:span></text:p>
          </table:table-cell>
          <table:table-cell table:style-name="x10" office:value="1031.95" office:value-type="float">
            <text:p><text:span text:style-name="x10">1031.95</text:span></text:p>
          </table:table-cell>
          <table:table-cell table:style-name="x10" office:value="None" office:value-type="string"/>
        </table:table-row>
        <table:table-row table:style-name="b17e8b201ab1aa6233968a4fd044c8f1"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8" office:value="None" office:value-type="string"/>
        </table:table-row>
        <table:table-row table:style-name="1d563028ce0ca090ec24793b840bcc39">
          <table:table-cell table:style-name="x6" office:value="20002" office:value-type="float">
            <text:p><text:span text:style-name="x6">20002</text:span></text:p>
          </table:table-cell>
          <table:table-cell table:style-name="x6" office:value="None" office:value-type="string">
            <text:p><text:span text:style-name="x6">ООО "Сервико" Нижнеудинск</text:span></text:p>
          </table:table-cell>
          <table:table-cell table:style-name="x6" office:value="47.950" office:value-type="float">
            <text:p><text:span text:style-name="x6">47.950</text:span></text:p>
          </table:table-cell>
          <table:table-cell table:style-name="x7" office:value="1683.000" office:value-type="float">
            <text:p><text:span text:style-name="x7">1683.000</text:span></text:p>
          </table:table-cell>
          <table:table-cell table:style-name="x6" office:value="1683.000" office:value-type="float">
            <text:p><text:span text:style-name="x6">1683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1683.000" office:value-type="float">
            <text:p><text:span text:style-name="x7">1683.000</text:span></text:p>
          </table:table-cell>
          <table:table-cell table:style-name="x6" office:value="1183.500" office:value-type="float">
            <text:p><text:span text:style-name="x6">1183.5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-3.400" office:value-type="float">
            <text:p><text:span text:style-name="x6">-3.4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25.150" office:value-type="float">
            <text:p><text:span text:style-name="x6">25.150</text:span></text:p>
          </table:table-cell>
          <table:table-cell table:style-name="x6" office:value="3.450" office:value-type="float">
            <text:p><text:span text:style-name="x6">3.450</text:span></text:p>
          </table:table-cell>
          <table:table-cell table:style-name="x7" office:value="1208.700" office:value-type="float">
            <text:p><text:span text:style-name="x7">1208.700</text:span></text:p>
          </table:table-cell>
          <table:table-cell table:style-name="x6" office:value="522.250" office:value-type="float">
            <text:p><text:span text:style-name="x6">522.250</text:span></text:p>
          </table:table-cell>
          <table:table-cell table:style-name="x6" office:value="522.250" office:value-type="float">
            <text:p><text:span text:style-name="x6">522.250</text:span></text:p>
          </table:table-cell>
          <table:table-cell table:style-name="x8" office:value="None" office:value-type="string"/>
        </table:table-row>
        <table:table-row table:style-name="385c3eba73ea402e401c1e61217142d7">
          <table:table-cell table:style-name="x9" office:value="20002" office:value-type="float">
            <text:p><text:span text:style-name="x9">20002</text:span></text:p>
          </table:table-cell>
          <table:table-cell table:style-name="x10" office:value="None" office:value-type="string">
            <text:p><text:span text:style-name="x10">Итого по региону:</text:span></text:p>
          </table:table-cell>
          <table:table-cell table:style-name="x10" office:value="47.95" office:value-type="float">
            <text:p><text:span text:style-name="x10">47.95</text:span></text:p>
          </table:table-cell>
          <table:table-cell table:style-name="x10" office:value="1683.0" office:value-type="float">
            <text:p><text:span text:style-name="x10">1683.0</text:span></text:p>
          </table:table-cell>
          <table:table-cell table:style-name="x10" office:value="1683.0" office:value-type="float">
            <text:p><text:span text:style-name="x10">1683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1683.0" office:value-type="float">
            <text:p><text:span text:style-name="x10">1683.0</text:span></text:p>
          </table:table-cell>
          <table:table-cell table:style-name="x10" office:value="1183.5" office:value-type="float">
            <text:p><text:span text:style-name="x10">1183.5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-3.4" office:value-type="float">
            <text:p><text:span text:style-name="x10">-3.4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25.15" office:value-type="float">
            <text:p><text:span text:style-name="x10">25.15</text:span></text:p>
          </table:table-cell>
          <table:table-cell table:style-name="x10" office:value="3.45" office:value-type="float">
            <text:p><text:span text:style-name="x10">3.45</text:span></text:p>
          </table:table-cell>
          <table:table-cell table:style-name="x10" office:value="1208.7" office:value-type="float">
            <text:p><text:span text:style-name="x10">1208.7</text:span></text:p>
          </table:table-cell>
          <table:table-cell table:style-name="x10" office:value="522.25" office:value-type="float">
            <text:p><text:span text:style-name="x10">522.25</text:span></text:p>
          </table:table-cell>
          <table:table-cell table:style-name="x10" office:value="522.25" office:value-type="float">
            <text:p><text:span text:style-name="x10">522.25</text:span></text:p>
          </table:table-cell>
          <table:table-cell table:style-name="x10" office:value="None" office:value-type="string"/>
        </table:table-row>
        <table:table-row table:style-name="c771d76ecfefef55e99ff47f8f7c9beb"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8" office:value="None" office:value-type="string"/>
        </table:table-row>
        <table:table-row table:style-name="1e46346c6cb3d98f6b910961f07ddd1e">
          <table:table-cell table:style-name="x6" office:value="20003" office:value-type="float">
            <text:p><text:span text:style-name="x6">20003</text:span></text:p>
          </table:table-cell>
          <table:table-cell table:style-name="x6" office:value="None" office:value-type="string">
            <text:p><text:span text:style-name="x6">ООО "Сервико" Тулун</text:span></text:p>
          </table:table-cell>
          <table:table-cell table:style-name="x6" office:value="3.550" office:value-type="float">
            <text:p><text:span text:style-name="x6">3.550</text:span></text:p>
          </table:table-cell>
          <table:table-cell table:style-name="x7" office:value="1881.000" office:value-type="float">
            <text:p><text:span text:style-name="x7">1881.000</text:span></text:p>
          </table:table-cell>
          <table:table-cell table:style-name="x6" office:value="1881.000" office:value-type="float">
            <text:p><text:span text:style-name="x6">1881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1881.000" office:value-type="float">
            <text:p><text:span text:style-name="x7">1881.000</text:span></text:p>
          </table:table-cell>
          <table:table-cell table:style-name="x6" office:value="1218.000" office:value-type="float">
            <text:p><text:span text:style-name="x6">1218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-43.650" office:value-type="float">
            <text:p><text:span text:style-name="x6">-43.65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16.800" office:value-type="float">
            <text:p><text:span text:style-name="x6">16.800</text:span></text:p>
          </table:table-cell>
          <table:table-cell table:style-name="x6" office:value="8.600" office:value-type="float">
            <text:p><text:span text:style-name="x6">8.600</text:span></text:p>
          </table:table-cell>
          <table:table-cell table:style-name="x7" office:value="1199.750" office:value-type="float">
            <text:p><text:span text:style-name="x7">1199.750</text:span></text:p>
          </table:table-cell>
          <table:table-cell table:style-name="x6" office:value="684.800" office:value-type="float">
            <text:p><text:span text:style-name="x6">684.800</text:span></text:p>
          </table:table-cell>
          <table:table-cell table:style-name="x6" office:value="684.800" office:value-type="float">
            <text:p><text:span text:style-name="x6">684.800</text:span></text:p>
          </table:table-cell>
          <table:table-cell table:style-name="x8" office:value="None" office:value-type="string"/>
        </table:table-row>
        <table:table-row table:style-name="19aaad0d563175ad217f1a3215147fc9">
          <table:table-cell table:style-name="x9" office:value="20003" office:value-type="float">
            <text:p><text:span text:style-name="x9">20003</text:span></text:p>
          </table:table-cell>
          <table:table-cell table:style-name="x10" office:value="None" office:value-type="string">
            <text:p><text:span text:style-name="x10">Итого по региону:</text:span></text:p>
          </table:table-cell>
          <table:table-cell table:style-name="x10" office:value="3.55" office:value-type="float">
            <text:p><text:span text:style-name="x10">3.55</text:span></text:p>
          </table:table-cell>
          <table:table-cell table:style-name="x10" office:value="1881.0" office:value-type="float">
            <text:p><text:span text:style-name="x10">1881.0</text:span></text:p>
          </table:table-cell>
          <table:table-cell table:style-name="x10" office:value="1881.0" office:value-type="float">
            <text:p><text:span text:style-name="x10">1881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1881.0" office:value-type="float">
            <text:p><text:span text:style-name="x10">1881.0</text:span></text:p>
          </table:table-cell>
          <table:table-cell table:style-name="x10" office:value="1218.0" office:value-type="float">
            <text:p><text:span text:style-name="x10">1218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-43.65" office:value-type="float">
            <text:p><text:span text:style-name="x10">-43.65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16.8" office:value-type="float">
            <text:p><text:span text:style-name="x10">16.8</text:span></text:p>
          </table:table-cell>
          <table:table-cell table:style-name="x10" office:value="8.6" office:value-type="float">
            <text:p><text:span text:style-name="x10">8.6</text:span></text:p>
          </table:table-cell>
          <table:table-cell table:style-name="x10" office:value="1199.75" office:value-type="float">
            <text:p><text:span text:style-name="x10">1199.75</text:span></text:p>
          </table:table-cell>
          <table:table-cell table:style-name="x10" office:value="684.8" office:value-type="float">
            <text:p><text:span text:style-name="x10">684.8</text:span></text:p>
          </table:table-cell>
          <table:table-cell table:style-name="x10" office:value="684.8" office:value-type="float">
            <text:p><text:span text:style-name="x10">684.8</text:span></text:p>
          </table:table-cell>
          <table:table-cell table:style-name="x10" office:value="None" office:value-type="string"/>
        </table:table-row>
        <table:table-row table:style-name="ef7efe8800ade4285e487c7d6999fdc6"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8" office:value="None" office:value-type="string"/>
        </table:table-row>
        <table:table-row table:style-name="4c31574eddc97bcc16ef6e15fe944743">
          <table:table-cell table:style-name="x6" office:value="20004" office:value-type="float">
            <text:p><text:span text:style-name="x6">20004</text:span></text:p>
          </table:table-cell>
          <table:table-cell table:style-name="x6" office:value="None" office:value-type="string">
            <text:p><text:span text:style-name="x6">ООО "Сервико" Зима</text:span></text:p>
          </table:table-cell>
          <table:table-cell table:style-name="x6" office:value="108.600" office:value-type="float">
            <text:p><text:span text:style-name="x6">108.600</text:span></text:p>
          </table:table-cell>
          <table:table-cell table:style-name="x7" office:value="1034.000" office:value-type="float">
            <text:p><text:span text:style-name="x7">1034.000</text:span></text:p>
          </table:table-cell>
          <table:table-cell table:style-name="x6" office:value="1034.000" office:value-type="float">
            <text:p><text:span text:style-name="x6">1034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.500" office:value-type="float">
            <text:p><text:span text:style-name="x6">0.500</text:span></text:p>
          </table:table-cell>
          <table:table-cell table:style-name="x7" office:value="1034.500" office:value-type="float">
            <text:p><text:span text:style-name="x7">1034.500</text:span></text:p>
          </table:table-cell>
          <table:table-cell table:style-name="x6" office:value="770.750" office:value-type="float">
            <text:p><text:span text:style-name="x6">770.75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-1.550" office:value-type="float">
            <text:p><text:span text:style-name="x6">-1.55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13.450" office:value-type="float">
            <text:p><text:span text:style-name="x6">13.450</text:span></text:p>
          </table:table-cell>
          <table:table-cell table:style-name="x6" office:value="0.500" office:value-type="float">
            <text:p><text:span text:style-name="x6">0.500</text:span></text:p>
          </table:table-cell>
          <table:table-cell table:style-name="x7" office:value="783.150" office:value-type="float">
            <text:p><text:span text:style-name="x7">783.150</text:span></text:p>
          </table:table-cell>
          <table:table-cell table:style-name="x6" office:value="182.950" office:value-type="float">
            <text:p><text:span text:style-name="x6">182.950</text:span></text:p>
          </table:table-cell>
          <table:table-cell table:style-name="x6" office:value="359.950" office:value-type="float">
            <text:p><text:span text:style-name="x6">359.950</text:span></text:p>
          </table:table-cell>
          <table:table-cell table:style-name="x8" office:value="None" office:value-type="string"/>
        </table:table-row>
        <table:table-row table:style-name="8abd6c1042bcfb3b1b29be0b6d4f5ece">
          <table:table-cell table:style-name="x9" office:value="20004" office:value-type="float">
            <text:p><text:span text:style-name="x9">20004</text:span></text:p>
          </table:table-cell>
          <table:table-cell table:style-name="x10" office:value="None" office:value-type="string">
            <text:p><text:span text:style-name="x10">Итого по региону:</text:span></text:p>
          </table:table-cell>
          <table:table-cell table:style-name="x10" office:value="108.6" office:value-type="float">
            <text:p><text:span text:style-name="x10">108.6</text:span></text:p>
          </table:table-cell>
          <table:table-cell table:style-name="x10" office:value="1034.0" office:value-type="float">
            <text:p><text:span text:style-name="x10">1034.0</text:span></text:p>
          </table:table-cell>
          <table:table-cell table:style-name="x10" office:value="1034.0" office:value-type="float">
            <text:p><text:span text:style-name="x10">1034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5" office:value-type="float">
            <text:p><text:span text:style-name="x10">0.5</text:span></text:p>
          </table:table-cell>
          <table:table-cell table:style-name="x10" office:value="1034.5" office:value-type="float">
            <text:p><text:span text:style-name="x10">1034.5</text:span></text:p>
          </table:table-cell>
          <table:table-cell table:style-name="x10" office:value="770.75" office:value-type="float">
            <text:p><text:span text:style-name="x10">770.75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-1.55" office:value-type="float">
            <text:p><text:span text:style-name="x10">-1.55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13.45" office:value-type="float">
            <text:p><text:span text:style-name="x10">13.45</text:span></text:p>
          </table:table-cell>
          <table:table-cell table:style-name="x10" office:value="0.5" office:value-type="float">
            <text:p><text:span text:style-name="x10">0.5</text:span></text:p>
          </table:table-cell>
          <table:table-cell table:style-name="x10" office:value="783.15" office:value-type="float">
            <text:p><text:span text:style-name="x10">783.15</text:span></text:p>
          </table:table-cell>
          <table:table-cell table:style-name="x10" office:value="182.95" office:value-type="float">
            <text:p><text:span text:style-name="x10">182.95</text:span></text:p>
          </table:table-cell>
          <table:table-cell table:style-name="x10" office:value="359.95" office:value-type="float">
            <text:p><text:span text:style-name="x10">359.95</text:span></text:p>
          </table:table-cell>
          <table:table-cell table:style-name="x10" office:value="None" office:value-type="string"/>
        </table:table-row>
        <table:table-row table:style-name="d8c3276a0ab6ca4034fb7e2bad3ed955"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8" office:value="None" office:value-type="string"/>
        </table:table-row>
        <table:table-row table:style-name="ef34198c13e059917414f3126a226512">
          <table:table-cell table:style-name="x6" office:value="20005" office:value-type="float">
            <text:p><text:span text:style-name="x6">20005</text:span></text:p>
          </table:table-cell>
          <table:table-cell table:style-name="x6" office:value="None" office:value-type="string">
            <text:p><text:span text:style-name="x6">ООО "Сервико" Черемхово</text:span></text:p>
          </table:table-cell>
          <table:table-cell table:style-name="x6" office:value="0.200" office:value-type="float">
            <text:p><text:span text:style-name="x6">0.200</text:span></text:p>
          </table:table-cell>
          <table:table-cell table:style-name="x7" office:value="None" office:value-type="string"/>
          <table:table-cell table:style-name="x6" office:value="137.000" office:value-type="float">
            <text:p><text:span text:style-name="x6">137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.150" office:value-type="float">
            <text:p><text:span text:style-name="x6">0.150</text:span></text:p>
          </table:table-cell>
          <table:table-cell table:style-name="x7" office:value="137.150" office:value-type="float">
            <text:p><text:span text:style-name="x7">137.150</text:span></text:p>
          </table:table-cell>
          <table:table-cell table:style-name="x6" office:value="126.650" office:value-type="float">
            <text:p><text:span text:style-name="x6">126.65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-1.000" office:value-type="float">
            <text:p><text:span text:style-name="x6">-1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11.300" office:value-type="float">
            <text:p><text:span text:style-name="x6">11.300</text:span></text:p>
          </table:table-cell>
          <table:table-cell table:style-name="x6" office:value="0.400" office:value-type="float">
            <text:p><text:span text:style-name="x6">0.400</text:span></text:p>
          </table:table-cell>
          <table:table-cell table:style-name="x7" office:value="137.350" office:value-type="float">
            <text:p><text:span text:style-name="x7">137.350</text:span></text:p>
          </table:table-cell>
          <table:table-cell table:style-name="x6" office:value="0.000" office:value-type="float">
            <text:p><text:span text:style-name="x6">0.000</text:span></text:p>
          </table:table-cell>
          <table:table-cell table:style-name="x6" office:value="0.000" office:value-type="float">
            <text:p><text:span text:style-name="x6">0.000</text:span></text:p>
          </table:table-cell>
          <table:table-cell table:style-name="x8" office:value="None" office:value-type="string"/>
        </table:table-row>
        <table:table-row table:style-name="a93a427387fab6825ee9dfff8837623e">
          <table:table-cell table:style-name="x9" office:value="20005" office:value-type="float">
            <text:p><text:span text:style-name="x9">20005</text:span></text:p>
          </table:table-cell>
          <table:table-cell table:style-name="x10" office:value="None" office:value-type="string">
            <text:p><text:span text:style-name="x10">Итого по региону:</text:span></text:p>
          </table:table-cell>
          <table:table-cell table:style-name="x10" office:value="0.2" office:value-type="float">
            <text:p><text:span text:style-name="x10">0.2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137.0" office:value-type="float">
            <text:p><text:span text:style-name="x10">137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15" office:value-type="float">
            <text:p><text:span text:style-name="x10">0.15</text:span></text:p>
          </table:table-cell>
          <table:table-cell table:style-name="x10" office:value="137.15" office:value-type="float">
            <text:p><text:span text:style-name="x10">137.15</text:span></text:p>
          </table:table-cell>
          <table:table-cell table:style-name="x10" office:value="126.65" office:value-type="float">
            <text:p><text:span text:style-name="x10">126.65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-1.0" office:value-type="float">
            <text:p><text:span text:style-name="x10">-1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11.3" office:value-type="float">
            <text:p><text:span text:style-name="x10">11.3</text:span></text:p>
          </table:table-cell>
          <table:table-cell table:style-name="x10" office:value="0.4" office:value-type="float">
            <text:p><text:span text:style-name="x10">0.4</text:span></text:p>
          </table:table-cell>
          <table:table-cell table:style-name="x10" office:value="137.35" office:value-type="float">
            <text:p><text:span text:style-name="x10">137.35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None" office:value-type="string"/>
        </table:table-row>
        <table:table-row table:style-name="e6a81991b676102994511a350fa8bac4"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8" office:value="None" office:value-type="string"/>
        </table:table-row>
        <table:table-row table:style-name="1caacf97acae3247160291238738d739">
          <table:table-cell table:style-name="x6" office:value="20007" office:value-type="float">
            <text:p><text:span text:style-name="x6">20007</text:span></text:p>
          </table:table-cell>
          <table:table-cell table:style-name="x6" office:value="None" office:value-type="string">
            <text:p><text:span text:style-name="x6">ООО "Сервико" Иркутск</text:span></text:p>
          </table:table-cell>
          <table:table-cell table:style-name="x6" office:value="0.000" office:value-type="float">
            <text:p><text:span text:style-name="x6">0.000</text:span></text:p>
          </table:table-cell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0" office:value-type="float">
            <text:p><text:span text:style-name="x7">0</text:span></text:p>
          </table:table-cell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0" office:value-type="float">
            <text:p><text:span text:style-name="x7">0</text:span></text:p>
          </table:table-cell>
          <table:table-cell table:style-name="x6" office:value="0.000" office:value-type="float">
            <text:p><text:span text:style-name="x6">0.000</text:span></text:p>
          </table:table-cell>
          <table:table-cell table:style-name="x6" office:value="0.000" office:value-type="float">
            <text:p><text:span text:style-name="x6">0.000</text:span></text:p>
          </table:table-cell>
          <table:table-cell table:style-name="x8" office:value="None" office:value-type="string"/>
        </table:table-row>
        <table:table-row table:style-name="1077db483214e5ecb160f07bb07d8e6f">
          <table:table-cell table:style-name="x9" office:value="20007" office:value-type="float">
            <text:p><text:span text:style-name="x9">20007</text:span></text:p>
          </table:table-cell>
          <table:table-cell table:style-name="x10" office:value="None" office:value-type="string">
            <text:p><text:span text:style-name="x10">Итого по региону: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None" office:value-type="string"/>
        </table:table-row>
        <table:table-row table:style-name="f5a38be68c223265c74414d289cbe2a6"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8" office:value="None" office:value-type="string"/>
        </table:table-row>
        <table:table-row table:style-name="b3dee9fce9117d0be2b577c9a186645e">
          <table:table-cell table:style-name="x6" office:value="20009" office:value-type="float">
            <text:p><text:span text:style-name="x6">20009</text:span></text:p>
          </table:table-cell>
          <table:table-cell table:style-name="x6" office:value="None" office:value-type="string">
            <text:p><text:span text:style-name="x6">ООО "Сервико" Братск</text:span></text:p>
          </table:table-cell>
          <table:table-cell table:style-name="x6" office:value="562.050" office:value-type="float">
            <text:p><text:span text:style-name="x6">562.050</text:span></text:p>
          </table:table-cell>
          <table:table-cell table:style-name="x7" office:value="None" office:value-type="string"/>
          <table:table-cell table:style-name="x6" office:value="3938.000" office:value-type="float">
            <text:p><text:span text:style-name="x6">3938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3938.000" office:value-type="float">
            <text:p><text:span text:style-name="x7">3938.000</text:span></text:p>
          </table:table-cell>
          <table:table-cell table:style-name="x6" office:value="2889.050" office:value-type="float">
            <text:p><text:span text:style-name="x6">2889.05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-76.750" office:value-type="float">
            <text:p><text:span text:style-name="x6">-76.75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72.150" office:value-type="float">
            <text:p><text:span text:style-name="x6">72.150</text:span></text:p>
          </table:table-cell>
          <table:table-cell table:style-name="x6" office:value="8.450" office:value-type="float">
            <text:p><text:span text:style-name="x6">8.450</text:span></text:p>
          </table:table-cell>
          <table:table-cell table:style-name="x7" office:value="2892.900" office:value-type="float">
            <text:p><text:span text:style-name="x7">2892.900</text:span></text:p>
          </table:table-cell>
          <table:table-cell table:style-name="x6" office:value="342.150" office:value-type="float">
            <text:p><text:span text:style-name="x6">342.150</text:span></text:p>
          </table:table-cell>
          <table:table-cell table:style-name="x6" office:value="1607.150" office:value-type="float">
            <text:p><text:span text:style-name="x6">1607.150</text:span></text:p>
          </table:table-cell>
          <table:table-cell table:style-name="x8" office:value="None" office:value-type="string"/>
        </table:table-row>
        <table:table-row table:style-name="fe4d91045ead1c1ce910077f5bf45b36">
          <table:table-cell table:style-name="x9" office:value="20009" office:value-type="float">
            <text:p><text:span text:style-name="x9">20009</text:span></text:p>
          </table:table-cell>
          <table:table-cell table:style-name="x10" office:value="None" office:value-type="string">
            <text:p><text:span text:style-name="x10">Итого по региону:</text:span></text:p>
          </table:table-cell>
          <table:table-cell table:style-name="x10" office:value="562.05" office:value-type="float">
            <text:p><text:span text:style-name="x10">562.05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3938.0" office:value-type="float">
            <text:p><text:span text:style-name="x10">3938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3938.0" office:value-type="float">
            <text:p><text:span text:style-name="x10">3938.0</text:span></text:p>
          </table:table-cell>
          <table:table-cell table:style-name="x10" office:value="2889.05" office:value-type="float">
            <text:p><text:span text:style-name="x10">2889.05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-76.75" office:value-type="float">
            <text:p><text:span text:style-name="x10">-76.75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72.15" office:value-type="float">
            <text:p><text:span text:style-name="x10">72.15</text:span></text:p>
          </table:table-cell>
          <table:table-cell table:style-name="x10" office:value="8.45" office:value-type="float">
            <text:p><text:span text:style-name="x10">8.45</text:span></text:p>
          </table:table-cell>
          <table:table-cell table:style-name="x10" office:value="2892.9" office:value-type="float">
            <text:p><text:span text:style-name="x10">2892.9</text:span></text:p>
          </table:table-cell>
          <table:table-cell table:style-name="x10" office:value="342.15" office:value-type="float">
            <text:p><text:span text:style-name="x10">342.15</text:span></text:p>
          </table:table-cell>
          <table:table-cell table:style-name="x10" office:value="1607.15" office:value-type="float">
            <text:p><text:span text:style-name="x10">1607.15</text:span></text:p>
          </table:table-cell>
          <table:table-cell table:style-name="x10" office:value="None" office:value-type="string"/>
        </table:table-row>
        <table:table-row table:style-name="f7e13dde44d5cd14dfe1940875f1321c"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8" office:value="None" office:value-type="string"/>
        </table:table-row>
        <table:table-row table:style-name="bf2cf4e49e4b50d9c8813233d8166781">
          <table:table-cell table:style-name="x6" office:value="20011" office:value-type="float">
            <text:p><text:span text:style-name="x6">20011</text:span></text:p>
          </table:table-cell>
          <table:table-cell table:style-name="x6" office:value="None" office:value-type="string">
            <text:p><text:span text:style-name="x6">ООО "Сервико" Усть-Кут</text:span></text:p>
          </table:table-cell>
          <table:table-cell table:style-name="x6" office:value="34.250" office:value-type="float">
            <text:p><text:span text:style-name="x6">34.250</text:span></text:p>
          </table:table-cell>
          <table:table-cell table:style-name="x7" office:value="220.000" office:value-type="float">
            <text:p><text:span text:style-name="x7">220.000</text:span></text:p>
          </table:table-cell>
          <table:table-cell table:style-name="x6" office:value="770.000" office:value-type="float">
            <text:p><text:span text:style-name="x6">770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6.850" office:value-type="float">
            <text:p><text:span text:style-name="x6">6.850</text:span></text:p>
          </table:table-cell>
          <table:table-cell table:style-name="x7" office:value="776.850" office:value-type="float">
            <text:p><text:span text:style-name="x7">776.850</text:span></text:p>
          </table:table-cell>
          <table:table-cell table:style-name="x6" office:value="579.200" office:value-type="float">
            <text:p><text:span text:style-name="x6">579.2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-14.250" office:value-type="float">
            <text:p><text:span text:style-name="x6">-14.25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46.000" office:value-type="float">
            <text:p><text:span text:style-name="x6">46.000</text:span></text:p>
          </table:table-cell>
          <table:table-cell table:style-name="x6" office:value="1.650" office:value-type="float">
            <text:p><text:span text:style-name="x6">1.650</text:span></text:p>
          </table:table-cell>
          <table:table-cell table:style-name="x7" office:value="612.600" office:value-type="float">
            <text:p><text:span text:style-name="x7">612.600</text:span></text:p>
          </table:table-cell>
          <table:table-cell table:style-name="x6" office:value="198.500" office:value-type="float">
            <text:p><text:span text:style-name="x6">198.500</text:span></text:p>
          </table:table-cell>
          <table:table-cell table:style-name="x6" office:value="198.500" office:value-type="float">
            <text:p><text:span text:style-name="x6">198.500</text:span></text:p>
          </table:table-cell>
          <table:table-cell table:style-name="x8" office:value="None" office:value-type="string"/>
        </table:table-row>
        <table:table-row table:style-name="7fecb860a473f74d5832de1c914ec91e">
          <table:table-cell table:style-name="x9" office:value="20011" office:value-type="float">
            <text:p><text:span text:style-name="x9">20011</text:span></text:p>
          </table:table-cell>
          <table:table-cell table:style-name="x10" office:value="None" office:value-type="string">
            <text:p><text:span text:style-name="x10">Итого по региону:</text:span></text:p>
          </table:table-cell>
          <table:table-cell table:style-name="x10" office:value="34.25" office:value-type="float">
            <text:p><text:span text:style-name="x10">34.25</text:span></text:p>
          </table:table-cell>
          <table:table-cell table:style-name="x10" office:value="220.0" office:value-type="float">
            <text:p><text:span text:style-name="x10">220.0</text:span></text:p>
          </table:table-cell>
          <table:table-cell table:style-name="x10" office:value="770.0" office:value-type="float">
            <text:p><text:span text:style-name="x10">77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6.85" office:value-type="float">
            <text:p><text:span text:style-name="x10">6.85</text:span></text:p>
          </table:table-cell>
          <table:table-cell table:style-name="x10" office:value="776.85" office:value-type="float">
            <text:p><text:span text:style-name="x10">776.85</text:span></text:p>
          </table:table-cell>
          <table:table-cell table:style-name="x10" office:value="579.2" office:value-type="float">
            <text:p><text:span text:style-name="x10">579.2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-14.25" office:value-type="float">
            <text:p><text:span text:style-name="x10">-14.25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46.0" office:value-type="float">
            <text:p><text:span text:style-name="x10">46.0</text:span></text:p>
          </table:table-cell>
          <table:table-cell table:style-name="x10" office:value="1.65" office:value-type="float">
            <text:p><text:span text:style-name="x10">1.65</text:span></text:p>
          </table:table-cell>
          <table:table-cell table:style-name="x10" office:value="612.6" office:value-type="float">
            <text:p><text:span text:style-name="x10">612.6</text:span></text:p>
          </table:table-cell>
          <table:table-cell table:style-name="x10" office:value="198.5" office:value-type="float">
            <text:p><text:span text:style-name="x10">198.5</text:span></text:p>
          </table:table-cell>
          <table:table-cell table:style-name="x10" office:value="198.5" office:value-type="float">
            <text:p><text:span text:style-name="x10">198.5</text:span></text:p>
          </table:table-cell>
          <table:table-cell table:style-name="x10" office:value="None" office:value-type="string"/>
        </table:table-row>
        <table:table-row table:style-name="49d9b5f5c9872656ec55ae1a81103289"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8" office:value="None" office:value-type="string"/>
        </table:table-row>
        <table:table-row table:style-name="d4e73ecbe8362e9561ef23c8945a3e90">
          <table:table-cell table:style-name="x6" office:value="21001" office:value-type="float">
            <text:p><text:span text:style-name="x6">21001</text:span></text:p>
          </table:table-cell>
          <table:table-cell table:style-name="x6" office:value="None" office:value-type="string">
            <text:p><text:span text:style-name="x6">ООО "Сибирский двор"</text:span></text:p>
          </table:table-cell>
          <table:table-cell table:style-name="x6" office:value="399.450" office:value-type="float">
            <text:p><text:span text:style-name="x6">399.450</text:span></text:p>
          </table:table-cell>
          <table:table-cell table:style-name="x7" office:value="7634.000" office:value-type="float">
            <text:p><text:span text:style-name="x7">7634.000</text:span></text:p>
          </table:table-cell>
          <table:table-cell table:style-name="x6" office:value="7359.000" office:value-type="float">
            <text:p><text:span text:style-name="x6">7359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7359.000" office:value-type="float">
            <text:p><text:span text:style-name="x7">7359.000</text:span></text:p>
          </table:table-cell>
          <table:table-cell table:style-name="x6" office:value="6138.300" office:value-type="float">
            <text:p><text:span text:style-name="x6">6138.3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-8.650" office:value-type="float">
            <text:p><text:span text:style-name="x6">-8.65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9.450" office:value-type="float">
            <text:p><text:span text:style-name="x6">9.450</text:span></text:p>
          </table:table-cell>
          <table:table-cell table:style-name="x7" office:value="6139.100" office:value-type="float">
            <text:p><text:span text:style-name="x7">6139.100</text:span></text:p>
          </table:table-cell>
          <table:table-cell table:style-name="x6" office:value="1619.350" office:value-type="float">
            <text:p><text:span text:style-name="x6">1619.350</text:span></text:p>
          </table:table-cell>
          <table:table-cell table:style-name="x6" office:value="1619.350" office:value-type="float">
            <text:p><text:span text:style-name="x6">1619.350</text:span></text:p>
          </table:table-cell>
          <table:table-cell table:style-name="x8" office:value="None" office:value-type="string"/>
        </table:table-row>
        <table:table-row table:style-name="98d6bff0d12917b4b8f7ea991e5d9d86">
          <table:table-cell table:style-name="x6" office:value="21001" office:value-type="float">
            <text:p><text:span text:style-name="x6">21001</text:span></text:p>
          </table:table-cell>
          <table:table-cell table:style-name="x6" office:value="None" office:value-type="string">
            <text:p><text:span text:style-name="x6">ООО "КИБИР"</text:span></text:p>
          </table:table-cell>
          <table:table-cell table:style-name="x6" office:value="535.250" office:value-type="float">
            <text:p><text:span text:style-name="x6">535.250</text:span></text:p>
          </table:table-cell>
          <table:table-cell table:style-name="x7" office:value="None" office:value-type="string"/>
          <table:table-cell table:style-name="x6" office:value="18359.000" office:value-type="float">
            <text:p><text:span text:style-name="x6">18359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18359.000" office:value-type="float">
            <text:p><text:span text:style-name="x7">18359.000</text:span></text:p>
          </table:table-cell>
          <table:table-cell table:style-name="x6" office:value="10091.850" office:value-type="float">
            <text:p><text:span text:style-name="x6">10091.85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10091.850" office:value-type="float">
            <text:p><text:span text:style-name="x7">10091.850</text:span></text:p>
          </table:table-cell>
          <table:table-cell table:style-name="x6" office:value="2401.150" office:value-type="float">
            <text:p><text:span text:style-name="x6">2401.150</text:span></text:p>
          </table:table-cell>
          <table:table-cell table:style-name="x6" office:value="8802.400" office:value-type="float">
            <text:p><text:span text:style-name="x6">8802.400</text:span></text:p>
          </table:table-cell>
          <table:table-cell table:style-name="x8" office:value="None" office:value-type="string"/>
        </table:table-row>
        <table:table-row table:style-name="802a05a1876c6771809b5004e04d4487">
          <table:table-cell table:style-name="x9" office:value="21001" office:value-type="float">
            <text:p><text:span text:style-name="x9">21001</text:span></text:p>
          </table:table-cell>
          <table:table-cell table:style-name="x10" office:value="None" office:value-type="string">
            <text:p><text:span text:style-name="x10">Итого по региону:</text:span></text:p>
          </table:table-cell>
          <table:table-cell table:style-name="x10" office:value="934.7" office:value-type="float">
            <text:p><text:span text:style-name="x10">934.7</text:span></text:p>
          </table:table-cell>
          <table:table-cell table:style-name="x10" office:value="7634.0" office:value-type="float">
            <text:p><text:span text:style-name="x10">7634.0</text:span></text:p>
          </table:table-cell>
          <table:table-cell table:style-name="x10" office:value="25718.0" office:value-type="float">
            <text:p><text:span text:style-name="x10">25718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25718.0" office:value-type="float">
            <text:p><text:span text:style-name="x10">25718.0</text:span></text:p>
          </table:table-cell>
          <table:table-cell table:style-name="x10" office:value="16230.15" office:value-type="float">
            <text:p><text:span text:style-name="x10">16230.15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-8.65" office:value-type="float">
            <text:p><text:span text:style-name="x10">-8.65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9.45" office:value-type="float">
            <text:p><text:span text:style-name="x10">9.45</text:span></text:p>
          </table:table-cell>
          <table:table-cell table:style-name="x10" office:value="16230.95" office:value-type="float">
            <text:p><text:span text:style-name="x10">16230.95</text:span></text:p>
          </table:table-cell>
          <table:table-cell table:style-name="x10" office:value="4020.5" office:value-type="float">
            <text:p><text:span text:style-name="x10">4020.5</text:span></text:p>
          </table:table-cell>
          <table:table-cell table:style-name="x10" office:value="10421.75" office:value-type="float">
            <text:p><text:span text:style-name="x10">10421.75</text:span></text:p>
          </table:table-cell>
          <table:table-cell table:style-name="x10" office:value="None" office:value-type="string"/>
        </table:table-row>
        <table:table-row table:style-name="a6a401b2ae7ac89d3060b48916005227"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8" office:value="None" office:value-type="string"/>
        </table:table-row>
        <table:table-row table:style-name="2bb30f54f808f060cf0a78360b3a9784">
          <table:table-cell table:style-name="x6" office:value="24001" office:value-type="float">
            <text:p><text:span text:style-name="x6">24001</text:span></text:p>
          </table:table-cell>
          <table:table-cell table:style-name="x6" office:value="None" office:value-type="string">
            <text:p><text:span text:style-name="x6">ООО "Фирменные напитки"</text:span></text:p>
          </table:table-cell>
          <table:table-cell table:style-name="x6" office:value="24.750" office:value-type="float">
            <text:p><text:span text:style-name="x6">24.750</text:span></text:p>
          </table:table-cell>
          <table:table-cell table:style-name="x7" office:value="924.000" office:value-type="float">
            <text:p><text:span text:style-name="x7">924.000</text:span></text:p>
          </table:table-cell>
          <table:table-cell table:style-name="x6" office:value="924.000" office:value-type="float">
            <text:p><text:span text:style-name="x6">924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924.000" office:value-type="float">
            <text:p><text:span text:style-name="x7">924.000</text:span></text:p>
          </table:table-cell>
          <table:table-cell table:style-name="x6" office:value="924.800" office:value-type="float">
            <text:p><text:span text:style-name="x6">924.8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924.800" office:value-type="float">
            <text:p><text:span text:style-name="x7">924.800</text:span></text:p>
          </table:table-cell>
          <table:table-cell table:style-name="x6" office:value="21.250" office:value-type="float">
            <text:p><text:span text:style-name="x6">21.250</text:span></text:p>
          </table:table-cell>
          <table:table-cell table:style-name="x6" office:value="23.950" office:value-type="float">
            <text:p><text:span text:style-name="x6">23.950</text:span></text:p>
          </table:table-cell>
          <table:table-cell table:style-name="x8" office:value="None" office:value-type="string"/>
        </table:table-row>
        <table:table-row table:style-name="b154fae843f07afeba8641898ab97973">
          <table:table-cell table:style-name="x9" office:value="24001" office:value-type="float">
            <text:p><text:span text:style-name="x9">24001</text:span></text:p>
          </table:table-cell>
          <table:table-cell table:style-name="x10" office:value="None" office:value-type="string">
            <text:p><text:span text:style-name="x10">Итого по региону:</text:span></text:p>
          </table:table-cell>
          <table:table-cell table:style-name="x10" office:value="24.75" office:value-type="float">
            <text:p><text:span text:style-name="x10">24.75</text:span></text:p>
          </table:table-cell>
          <table:table-cell table:style-name="x10" office:value="924.0" office:value-type="float">
            <text:p><text:span text:style-name="x10">924.0</text:span></text:p>
          </table:table-cell>
          <table:table-cell table:style-name="x10" office:value="924.0" office:value-type="float">
            <text:p><text:span text:style-name="x10">924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924.0" office:value-type="float">
            <text:p><text:span text:style-name="x10">924.0</text:span></text:p>
          </table:table-cell>
          <table:table-cell table:style-name="x10" office:value="924.8" office:value-type="float">
            <text:p><text:span text:style-name="x10">924.8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924.8" office:value-type="float">
            <text:p><text:span text:style-name="x10">924.8</text:span></text:p>
          </table:table-cell>
          <table:table-cell table:style-name="x10" office:value="21.25" office:value-type="float">
            <text:p><text:span text:style-name="x10">21.25</text:span></text:p>
          </table:table-cell>
          <table:table-cell table:style-name="x10" office:value="23.95" office:value-type="float">
            <text:p><text:span text:style-name="x10">23.95</text:span></text:p>
          </table:table-cell>
          <table:table-cell table:style-name="x10" office:value="None" office:value-type="string"/>
        </table:table-row>
        <table:table-row table:style-name="af5f8bb89b489f28a62a46938c674eb4">
          <table:table-cell table:style-name="x11" office:value="None" office:value-type="string"/>
          <table:table-cell table:style-name="x11" office:value="None" office:value-type="string">
            <text:p><text:span text:style-name="x11">Итого по всем дилерам:</text:span></text:p>
          </table:table-cell>
          <table:table-cell table:style-name="x10" office:value="28528.223" office:value-type="float">
            <text:p><text:span text:style-name="x10">28528.223</text:span></text:p>
          </table:table-cell>
          <table:table-cell table:style-name="x10" office:value="279376.0" office:value-type="float">
            <text:p><text:span text:style-name="x10">279376.0</text:span></text:p>
          </table:table-cell>
          <table:table-cell table:style-name="x10" office:value="315835.65" office:value-type="float">
            <text:p><text:span text:style-name="x10">315835.65</text:span></text:p>
          </table:table-cell>
          <table:table-cell table:style-name="x10" office:value="1140.4" office:value-type="float">
            <text:p><text:span text:style-name="x10">1140.4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1602.35" office:value-type="float">
            <text:p><text:span text:style-name="x10">1602.35</text:span></text:p>
          </table:table-cell>
          <table:table-cell table:style-name="x10" office:value="318578.4" office:value-type="float">
            <text:p><text:span text:style-name="x10">318578.4</text:span></text:p>
          </table:table-cell>
          <table:table-cell table:style-name="x10" office:value="279630.95" office:value-type="float">
            <text:p><text:span text:style-name="x10">279630.95</text:span></text:p>
          </table:table-cell>
          <table:table-cell table:style-name="x10" office:value="1001.55" office:value-type="float">
            <text:p><text:span text:style-name="x10">1001.55</text:span></text:p>
          </table:table-cell>
          <table:table-cell table:style-name="x10" office:value="-799.9" office:value-type="float">
            <text:p><text:span text:style-name="x10">-799.9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2466.55" office:value-type="float">
            <text:p><text:span text:style-name="x10">2466.55</text:span></text:p>
          </table:table-cell>
          <table:table-cell table:style-name="x10" office:value="1876.35" office:value-type="float">
            <text:p><text:span text:style-name="x10">1876.35</text:span></text:p>
          </table:table-cell>
          <table:table-cell table:style-name="x10" office:value="284175.5" office:value-type="float">
            <text:p><text:span text:style-name="x10">284175.5</text:span></text:p>
          </table:table-cell>
          <table:table-cell table:style-name="x10" office:value="43012.173" office:value-type="float">
            <text:p><text:span text:style-name="x10">43012.173</text:span></text:p>
          </table:table-cell>
          <table:table-cell table:style-name="x10" office:value="62931.123" office:value-type="float">
            <text:p><text:span text:style-name="x10">62931.123</text:span></text:p>
          </table:table-cell>
          <table:table-cell table:style-name="x11" office:value="None" office:value-type="string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text="urn:oasis:names:tc:opendocument:xmlns:text:1.0" xmlns:office="urn:oasis:names:tc:opendocument:xmlns:office:1.0" office:version="1.1">
  <office:styles/>
  <office:automatic-styles>
    <style:page-layout style:name="MyPageLayout">
      <style:page-layout-properties fo:margin-right="0.0" fo:page-height="29.7cm" fo:margin-top="0.0" style:print-orientation="portrait" fo:margin-left="0.0" fo:page-width="21.0cm" style:writing-mode="lr-tb" fo:margin-bottom="0.0"/>
    </style:page-layout>
  </office:automatic-styles>
  <office:master-styles>
    <style:master-page style:name="Default" style:page-layout-name="MyPageLayout" style:display-name="Default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text="urn:oasis:names:tc:opendocument:xmlns:text:1.0" xmlns:office="urn:oasis:names:tc:opendocument:xmlns:office:1.0" office:version="1.1">
  <office:meta>
    <meta:generator>ODFPY/0.9.6</meta:generator>
  </office:meta>
</office:document-meta>
</file>